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1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instmt_item_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celeratedShareRepurchasesAdjustmentToRecorded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AndNotesReceivabl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NotesAndLoansReceivableNet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PayableAndAccrued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PayableAndAccruedLiabilitie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PayableAndOtherAccruedLiabilitie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PayableInterestBea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PayableOther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ReceivableChangeInMethodCreditLossExpenseRevers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ReceivableFromSecurit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ReceivableNet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ReceivableNoncurrentAccruedInterestAfterAllowanceForCred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ReceivableRelatedPartie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retionExpenseIncludingAssetRetirementOblig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rualForTaxesOtherThanIncomeTaxesCurrentAnd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ruedIncomeTaxe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ruedRentCurrentAnd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umulatedAmortizationOfCurrentDeferredFinance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umulatedDeferredInvestmentTaxCred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umulatedDepreciationDepletionAndAmortizationExpensePropertyPlantAndEquipmentCurrent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umulatedDepreciationDepletionAndAmortizationSaleOfPropertyPlantAndEquip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umulatedDepreciationDepletionAndAmortizationSaleOfPropertyPlantAndEquipment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umulatedDepreciationDepletionAndAmortizationWritedownOfPropertyPlantAndEquip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FinancialLiabilityFairValueOptionAfter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quiredFiniteLivedIntangibleAssetsWeightedAveragePeriodPriorToRenewalOrExt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quiredFiniteLivedIntangibleAssetWeightedAverageUsefulLi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EquityComponentOfConvertibleDeb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MarkToMar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tockIssuedOwnshareLendingArrangementIssuance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justmentsToReconcileToIncomeLossFromContinuingOper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ministrativeServices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ffordableHousingProgramObligation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lowanceForNotes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rtizationOfBelowMarketL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rtizationOfDeferredLeasingF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rtizationOfLeaseIncenti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rtizationOfRateDefer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rtizationOfRegulatoryAss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rtizationOfValueOfBusinessAcquiredVO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untOfIneffectivenessOnNetInvestmentHed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untOfRegulatoryCostsNotYetApprov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untRecognizedInIncomeDueToInflationaryAccoun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ociCashFlowHedgeReferenceRateReformIncreaseDecreaseAfter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AcquisitionConsiderationTransferredEquityInterestIssuedAndIssu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AcquisitionConsiderationTransferredOther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AcquisitionContingentConsiderationLiabil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OrLiabilityFromTransfersOfFinancialAssetsHavingNoReasonableEstimateOfFairValueAtCarrying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RetirementOblig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sDisposedOfByMethodOtherThanSaleInPeriodOfDispositionGainLossOnDisposition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sHeldInTrust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sOfWhollyOwnedRealEstateInvestmentSubsidia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etsThatContinueToBeRecognizedSecuritizedOrAssetBackedFinancingArrangementAssetsAndAnyOtherFinancialAssetsManagedTogetherNetCreditLossesDuringPeri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umedPremiumsEarnedPropertyAndCasual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umedPremiumsWrittenPropertyAndCasual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umptionForFairValueOfInterestsContinuedToBeHeldByTransferorServicingAssetsOrLiabilitiesExpectedCreditLo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sumptionForFairValueOnSecuritizationDateOfInterestsContinuedToBeHeldByTransferorServicingAssetsOrLiabilitiesWeightedAverageLi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ctionMarketPreferredSecuritiesStockSeriesParValuePerSh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ctionMarketPreferredSecuritiesStockSeries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uctionMarketPreferredSecuritiesStockSeriesVariableInterestRateEarn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ailableForSaleSecuritiesGrossGainsDerivati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ailableForSaleSecuritiesGrossLossesDerivati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ailableforsaleSecuritiesInUnrealizedLossPositionsQualitativeDisclosureOtherDefaul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ailableForSaleSecuritiesShortTermInvestmentsAmortizedCo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kAcceptancesExecu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kingRegulationCommonEquityTierOneRiskBasedCapitalRatioUndercapitalizedMin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kingRegulationLeverageBuffer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kingRegulationMortgageBankingNetWorth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kingRegulationSupplementaryLeverageRatioWellCapitalizedMin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kingRegulationTierOneLeverageCapitalRatioSignificantlyUndercapitalizedMin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kingRegulationTierOneLeverageCapitalRatioUndercapitalizedMin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kingRegulationTierOneRiskBasedCapitalRatioUndercapitalizedMin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kingRegulationTotalRiskBasedCapitalRatioUndercapitalizedMin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AccumulatedAmort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AmortizationIncomeAfterYearF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AmortizationIncomeNextTwelveMonth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AmortizationIncomeRemainderOf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AmortizationIncomeYearF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AmortizationIncomeYearFo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AmortizationIncomeYearThre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AmortizationIncomeYearTw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owMarketLeas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nefitsLossesAndExpen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lledContractReceiv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rrowingsUnderGuaranteedInvestmentAgre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idgeLo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ContingentConsiderationAtFairValue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CostOfAcquiredEntityOtherNoncashConsider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reacquisitionContingency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roFormaIncomeLossFromContinuingOperationsBeforeChangesInAccountingAndExtraordinaryItemsNetOf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apitalLeaseObligationAccr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LiabilitiesAccountsPay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LiabilitiesDeferred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NetTangible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Noncontrolling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Noncurrent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Noncurrent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Proper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Tangible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RevenueReportedByAcquiredEntityForLastAnnualPeri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sPurchasePriceAllocationSubsequentYearsRemainingAdjus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AcquisitionsPurchasePriceAllocationYearOfAcquisitionNetEffectOn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AcquiredDirectFinancingLease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AssetsArisingFromContingenciesAmountRecogn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AssetsArisingFromContingenciesAmountRecognizedOtherThanAt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ConsiderationTransferredIncludingEquityInterestInAcquireeHeldPriorToCombination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ArrangementsChangeInAmountOfContingentConsiderationAss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ArrangementsChangeInTheRangeOfOutcomesContingentConsiderationLiabilityValueLo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LiabilityMeasurementIn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IndemnificationAssetsAmountAsOfAcquisitionD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LiabilitiesArisingFromContingenciesAmountRecogn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DeferredTaxAsset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DeferredTaxLiabilitie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Equip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L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Noncurrent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GoodwillAndLiabilitiesAssumedLessNoncontrolling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SeparatelyRecognizedTransactionsNetGainsAndLo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StepAcquisitionEquityInterestInAcquireeIncludingSubsequentAcquisitionPercenta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inessCombinationStepAcquisitionEquityInterestInAcquireeRemeasurementGainOr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izedComputerSoftwareAddi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izedComputerSoftware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izedContractCostAccumulatedImpair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izedContractCost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NetMinimumPayments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DueInRollingAfterYearF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DueInRollingYearF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DueInRollingYearFo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DueInRollingYearThre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DueInRollingYearTw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NextRollingTwelveMonth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mainderOf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IncomeStatementLease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NetInvestmentInDirectFinancingLeasesExecutory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LeasesNetInvestmentInSalesTypeLeasesMinimumPaymentsToBeReceiv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pitalUnitsAuthor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AndSecuritiesSegregatedUnderSecuritiesExchangeCommissionRegul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AvailableForDistribu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DividendsPaidToParentCompanyBy50PercentOrLessOwnedPers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HedgeGainLossReclassifiedToEarning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HedgeGainLossReclassifiedToInvestmentIncom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HedgeGainReclassifiedToInvestment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HedgeGainReclassifiedToOther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HedgeLossReclassifiedToEarnin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sBetweenSecuritizationSpecialPurposeEntitySPEAndTransferorOtherCashFlowsReceivedOnRetainedInter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sBetweenSecuritizationSpecialPurposeEntitySPEAndTransferorProceedsFromCollectionsReinvestedInRevolvingPeriodSecuritiz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sBetweenSecuritizationSpecialPurposeEntitySPEAndTransferorPurchasesOfDelinquentOrForeclosed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sBetweenTransfereeAndTransferorProceedsFromCollectionsReinvestedInRevolvingPeriodTransf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FlowsBetweenTransfereeAndTransferorPurchasesOfPreviouslyTransferredFinancial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h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usesOfIncreaseDecreaseInLiabilityForUnpaidClaimsAndClaimsAdjustmentExpense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dedPremiumsEarnedPropertyAndCasual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dedPremiumsWrittenPropertyAndCasual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AvailableForSaleDebtSecuritiesAccretableYieldDisposalsOfLoa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AvailableForSaleDebtSecuritiesAcquiredDuringPeriodContractuallyRequiredPaymentsReceivableAtAcquis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AvailableForSaleDebtSecuritiesCarryingAmount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OtherthanTemporaryImpairmentChargesCred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HeldToMaturityDebtSecuritiesAccretableYieldDisposalsOfLoa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HeldToMaturityDebtSecuritiesAcquiredDuringPeriodAtAcquisitionAt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HeldToMaturityDebtSecuritiesAcquiredDuringPeriodContractuallyRequiredPaymentsReceivableAtAcquis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quiredDuringPeriodConsumerCashFlowsExpectedToBeCollectedAtAcquis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llowanceForLoanLossesDecrea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ateralSecuritiesRepledgedDeliveredOrUs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rcialPaperAtCarrying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issionsPayableToBrokerDealersAndClearingOrganiz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tockDiscountOnSha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tockHeldBySubsidi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tockIncludingAdditionalPaidInCapitalNetOfDis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tockOtherValueOutsta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tockSharesSubscribedButUnissu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onStocksIncludingAdditionalPaidInCapitalNetOfDis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gressionallyMandatedFederalHomeLoanBankAssess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olidationLessThanWhollyOwnedSubsidiaryParentOwnershipInterestChangeDueToNetIncomeAttributableToParentAndEffectsOfChange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olidationLessThanWhollyOwnedSubsidiaryParentOwnershipInterestChangesIssuanceOfEquityBySubsidiaryToNoncontrollingInter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tructionContractorReceivableIncludingContractRetaina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tructionPayableCurrentAnd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ReceivableDueAfterOne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ReceivableDueFiveYearsOrMo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ReceivableDueFourToFiveYea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ReceivableDueOneToTwoYea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ReceivableDueThreeToFourYea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ReceivableDueTwoToThreeYea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ReceivableRetaina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s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ualObligationFutureMinimumPaymentsDueRemainderOf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WithCustomerAsset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WithCustomerAssetGros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WithCustomerAssetNet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WithCustomerAssetReclassifiedTo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WithCustomerLiabilityCumulativeCatchUpAdjustmentToRevenueChangeInEstimateOfTransactionPr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WithCustomerLiability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WithCustomerReceivableAfterAllowanceForCred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ctWithCustomerRefundLiability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versionOfStockAmountIssu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vertibleDebt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vertibleLongTermNotesPay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vertiblePreferredStockParStatedValuePerSh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porateLifeInsuranceGuaranteed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MethodInvestmentsAggregateCarryingAmountNotEvaluatedForImpair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MethodInvestmentsOriginalCo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OfGoodsAndServicesSoldDepreci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OfGoodsSoldAmort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OfRealEstate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Of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OfSecondaryProcess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OfServicesExcludingDepreciationDepletionAndAmort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OfServicesLicensesAndMaintenanceAgre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sAndExpen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mulativeDividen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mulativeEffectAdjustmentApplicationOfFairValueOptionGrossGa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mulativeEffectAdjustmentApplicationOfFairValueOptionUnrealizedGainsRecogn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mulativeEffectAdjustmentApplicationOfFairValueOptionUnrealizedLossesUnrecogn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mulativeEffectOfInitialAdoptionOfEITFIssue0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mulativeEffectOnRetainedEarningsBefo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mulativeEffectOnRetainedEarnings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stomerFun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stomerSecuritiesForWhichEntityHasRightToSellOrRepledge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ConversionConvertedInstrument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ConversionConvertedInstrumen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ConversionConvertedInstrumentWarrantsOrOptionsIssued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ConvertibleBeneficialConversionFea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ConvertibleConversionPr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ConvertibleConversionRat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ConvertibleEffectiveInteres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ConvertibleNumberOfEquityInstru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DecreaseRepay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Fee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IncreaseDecreaseOther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PeriodicPayment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nstrumentPrincipalOutsta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IssuanceCostsIncurredDuringNoncashOrPartialNoncashTransa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RelatedCommitmentFeesAndDebtIssuance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llowanceForCreditLossRecove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ExcludingAccruedInterestAllowanceForCreditLossNotPreviouslyRecord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ExcludingAccruedInterestAllowanceForCreditLossNotToSellBeforeRecoveryCreditLossPreviouslyRecordedExpenseRevers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ExcludingAccruedInterestTransferToHeldToMaturityAllowanceForCreditLoss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ExcludingAccruedInterestTransferToHeldToMaturityAllowanceForCreditLossExpenseRevers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TransferToTrading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ChangeInMethodCreditLossExpenseRevers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ChangeInPresentValueInterest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DerivativeCumulativeG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DerivativeCumulativeGain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AllowanceForCreditLoss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OriginatedMoreThanFiveYearsBeforeCurren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YearFiveOriginatedFourYearsBeforeCurren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YearFourOriginatedThreeYearsBeforeCurren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YearOneOriginatedCurren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YearThreeOriginatedTwoYearsBeforeCurren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YearTwoOriginatedFiscalYearBeforeCurren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NonaccrualInterest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PurchasedWithCreditDeteriorationAmountAtPa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HeldToMaturityPurchasedWithCreditDeteriorationDiscountPrem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TradingAndAvailableFor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TradingUnrealizedG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tSecuritiesUnrealizedGainLossExcludingOtherThanTemporaryImpair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commissioningFundInvest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se are equities</text:p>
          </table:table-cell>
        </table:table-row>
        <table:table-row table:style-name="ro1">
          <table:table-cell office:value-type="string" calcext:value-type="string">
            <text:p>DecreaseInRestrictedC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se are equities</text:p>
          </table:table-cell>
        </table:table-row>
        <table:table-row table:style-name="ro1">
          <table:table-cell office:value-type="string" calcext:value-type="string">
            <text:p>DeferredCompensationArrangementWithIndividualCashAwardGrantedA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se are equities</text:p>
          </table:table-cell>
        </table:table-row>
        <table:table-row table:style-name="ro1">
          <table:table-cell office:value-type="string" calcext:value-type="string">
            <text:p>DeferredCompensationLiabilityClassifiedNon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se are equities</text:p>
          </table:table-cell>
        </table:table-row>
        <table:table-row table:style-name="ro1">
          <table:table-cell office:value-type="string" calcext:value-type="string">
            <text:p>DeferredCreditsAndOther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FinanceCostsNoncurrent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GainLossOnDiscontinuationOfInterestRateFairValueHed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GasPurchase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IncomeTaxesAndOtherAsset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IncomeTaxesAndOtherAsset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LongTermLiabilityChar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xed use</text:p>
          </table:table-cell>
        </table:table-row>
        <table:table-row table:style-name="ro1">
          <table:table-cell office:value-type="string" calcext:value-type="string">
            <text:p>DeferredPolicyAcquisitionCostsAddi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PolicyAcquisitionCostsAndPresentValueOfFutureProfitsAddi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PolicyAcquisitionCostsAndPresentValueOfFutureProfitsAmort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PolicyAcquisitionCostsAndValueOfBusinessAcquir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PolicyAcquisitionCosts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PolicyAcquisitionCostUnrealizedInvestmentGain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PurchasedPower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RevenueAddi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RevenueAndCred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Revenue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RevenueRefundPayments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RevenueRevenueRecognized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SalesCommis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AssetsGros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SeverancePay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Policyholder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ReturnsAndAllowanc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AssetsValuationAllowance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esBusinessCombinationValuationAllowanceAvailableToReduceIncomeTax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LiabilitiesDeferredExpenseCapitalizedInventory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LiabilitiesDeferredExpenseCapitalizedPatent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LiabilitiesDeferredExpenseCapitalizedSoftw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Liabilitie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LiabilitiesParentsBasisInDiscontinuedOper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rredTaxLiabilityNotRecognizedAmountOfUnrecognizedDeferredTaxLiabilityPolicyholdersSurpl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ensionPlanLiabilitie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ensionPlanLiabilitie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ActualReturnOnPlanAssetsStillHe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BeforeAdoptionOfSFAS158RecognitionProvisionsNetGainsLossesNotYetRecogn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BeforeAdoptionOfSFAS158RecognitionProvisionsNetPriorServiceCostsCreditsNotYetRecogn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BenefitObligationContributionsByPlanParticip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ChangeInFairValueOfPlanAssetsLevel3Reconciliation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Current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EffectOfPlanAmendmentOnAccumulatedBenefitOblig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EffectOfPlanAmendmentOnNetPeriodicBenefitCo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FiveRollingYearsThereaf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RollingYearFo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RollingYearThre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RollingYearTw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ForeignCurrencyExchangeRateChangesPlan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PensionPlanWithProjectedBenefitObligationInExcessOfPlanAssetsAccumulatedBenefitOblig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PlanAssetsForeignCurrencyTranslationGain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PlanAssetsLevel3ReconciliationDecreaseForSettl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PrescriptionDrugBenefitAccumulatedPostretirementBenefitObligationDecreaseForSubsid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inedBenefitPlanTargetPlanAssetAllocationsRangeMax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mutualizationCostAnd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ositLiability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posits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AssetFairValueAfterOffsetAndDeductionSubjectToMasterNettingArrang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AssetMeasurementIn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AssetNotSubjectToMasterNettingArrangementDedu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Asset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AssetSecuritiesPurchasedUnderAgreementsToResellSecuritiesBorrowedGrossIncludingNotSubjectToMasterNettingArrang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AverageCapInteres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AverageFloorInteres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CapPr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CostOfHedgeNetOfCashReceiv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ExcludedComponentGainRecognizedInEarnin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FairValueHedgeIncludedInEffectivenessGain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FloorInteres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HigherFixedInterestRateRan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InstrumentsInHedgesAtFairValu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InstrumentsLossReclassifiedFromAccumulatedOCIIntoIncomeEffectivePor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InstrumentsNotDesignatedAsHedgingInstrumentsG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Liabilitie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rivativeLowerFixedInterestRateRan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elopment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elopmentInProce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FinancingLeaseNetInvestmentInLeaseAfterAllowanceForCred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FinancingLeaseNetInvestmentInLeaseAllowanceForCred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FinancingLeaseVariableLease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OperatingMaintenanceSupplies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PremiumsEarnedPropertyAndCasual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PremiumsWrittenPropertyAndCasual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continuedOperationGainLossOnDisposalOfDiscontinuedOperationNetOfTaxPerDilutedSh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continuedOperationTaxEffectOfIncomeLossFromDiscontinuedOperationDuringPhaseOutPeri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AccountsPayableAndAccruedLiabilitie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AccruedIncomeTaxPay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Asset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CapitalLeased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Consider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CostsOfGoodsSo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Goodwi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GrossProf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Interest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LongLivedAsset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OperatingIncome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Other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idendIncomeSecuritiesOperatingTaxExemp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idends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idendsSharebasedCompensationPaidInKi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idendsSharebasedCompensationSt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eFromEmploy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eFromJointVentu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eFromOfficersOrStockholder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eFromOtherRelatedPar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eFromRelatedPartie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eToAffiliate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eToAffiliateCurrentAnd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eToRelatedPartie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arningsPerShareBasicDistribu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arningsPerShareDilutedDistribu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DeductionsMedicarePrescriptionDrugBenef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Depreci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DepreciationAndAmort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RepatriationForeignEarningsJobsCreationActOf2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reditsForei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utsAndJobsActOf2017TransitionTaxOnAccumulatedForeignEarnings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Holiday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SettlementsDomest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Settlements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OfExchangeRateOnCashCashEquivalentsRestrictedCashAndRestrictedCashEquivalentsIncludingDisposalGroupAndDiscontinuedOper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OnAccumulatedOtherComprehensiveIncomeLossDueToChangeInMeasurementDateNetOf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OnAccumulatedOtherComprehensiveIncomeLossDueToChangeInMeasurementDat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fectOnFutureCashFlows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beddedDerivativeFairValueOfEmbeddedDerivativeLiabil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beddedDerivativeGainLossOnEmbeddedDerivativ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beddedDerivativeGainOnEmbeddedDerivat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beddedDerivativeLossOnEmbeddedDerivat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EstimatedQuantityOfSharesToBeRepurchasedInFollowingPeriodMin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DebtStructureIndirectLoan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DividendsPaidToESO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GainLossOnTransactionsInDeferredSha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ityWideDisclosureOnGeographicAreasLongLivedAssetsInEntitysCountryOfDomici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ityWideDisclosureOnGeographicAreasLongLivedAssetsInForeignCount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ityWideDisclosureOnGeographicAreasRevenueFromExternalCustomersAttributedToEntitysCountryOfDomici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ityWideDisclosureOnGeographicAreasRevenueFromExternalCustomersAttributedToForeignCount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tityWideRevenueMajorCustomerPercenta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tyMethodInvestmentDifferenceBetweenCarryingAmountAndUnderlyingEqu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Current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Current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IncomeLossFromContinuingOperationsBeforeExtraordinaryIte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Noncurrent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Noncurrent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RedeemablePreferredSt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tyMethodInvestmentUnrealizedIntercompanyProfitLossNotEliminated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tySecuritiesFVNI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imatedInsuranceRecove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cessStockSharesIssu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raordinaryItemGainOrLossNetOfTaxAttributableToReportingEnt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raordinaryItems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cilityMembershipAndOperations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AssetLiabilityRecurringBasisStillHeldUnrealizedGain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AssetLiabilityRecurringBasisStillHeldUnrealizedGainLossOc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GainLossIncludedInInvestment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AssumptionsExpectedDividendPay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AssumptionsWeightedAverageVolatility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ConcentrationOfRiskLoans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DisclosureOffBalanceSheetRisks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EstimateNotPracticableCommi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EstimateNotPracticableEquityMethodInves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InputsControlPrem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InvestmentsEntitiesThatCalculateNetAssetValuePerSharePercentDebtSecur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InvestmentsEntitiesThatCalculateNetAssetValuePerSharePercentDomesticEquitySecur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InvestmentsEntitiesThatCalculateNetAssetValuePerSharePlannedSaleInvestmentsNotIdentified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InvestmentsEntitiesThatCalculateNetAssetValuePerShareSaleForOtherThanNAV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InvestmentsEntitiesThatCalculateNetAssetValuePerShareUnobservableInputRealizedGainsLosse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InvestmentsEntitiesThatCalculateNetAssetValuePerShareUnobservableInputUnrealizedGainsLossesIncludedInEarning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ChangeInUnrealizedGainLossIncludedInInvestment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ChangeInUnrealizedGainLossIncludedInTrading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GainLossIncludedInOther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AndLiabilityGainLossIncludedInOtherComprehensiveIncome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InstrumentsClassifiedInShareholdersEquityGainLossIncludedInOtherComprehensiveIncome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InstrumentsClassifiedInShareholdersEquity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InstrumentsClassifiedInShareholdersEquityPurchasesSalesIssuesSettl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irValueOptionIneligibleItemsAggregateCarrying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AffordableHousingProgramPrincipalOutsta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CommitmentF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EarlierOfContractualMaturityOrNextCallDateAfterRollingYearF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EarlierOfContractualMaturityOrNextCallDateInRollingYearF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EarlierOfContractualMaturityOrNextCallDateInRollingYearFo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EarlierOfContractualMaturityOrNextCallDateInRollingYearThre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EarlierOfContractualMaturityOrNextCallDateInRollingYearTw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FixedRateAfterOne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FixedRateUnderOne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Floating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FloatingRateUnderOne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ByInterestRateTy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ByInterestRateTypeFloatingRateOneToFiveYea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Assess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deralHomeLoanBankLeverageCapital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alInstrumentsSoldNotYetPurchasedMortgagesMortgageBackedAndAssetBackedSecur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alServices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alServices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Interes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xcludingAccruedInterest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BeforeAllowanceForCreditLossMaturityRollingAfterYear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BeforeAllowanceForCreditLossMaturityRollingAfterYearFiveThoughFifteenYea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BeforeAllowanceForCreditLossMaturityRollingAfterYearOneThroughFiveYea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BeforeAllowanceForCreditLossMaturityRollingWithinOne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ChangeInPresentValueExpenseRevers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CoveredAfterAllowanceForCred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CoveredAllowanceForCred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ChangeInMethodCreditLossExpenseRevers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ancingReceivableTransferToHeldForSaleValuationAllowance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iteLivedIntangibleAssetOffMarketLeaseFavorable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iteLivedIntangibleAssetsCostIncurredToRenewOrExte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niteLivedNoncompeteAgreements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rBrokerageExchangeAndClearanceF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ignCurrencyCashFlowHedgeGainLossToBeReclassifiedDuringNext12Month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ignCurrencyContractAssetFairValueDisclos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ignCurrencyContractsLiabilityFairValueDisclos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ignCurrencyExchangeRateRemeasurement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ignCurrencyExchangeRateTransl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ignCurrencyExchangeRateTranslation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ignCurrencyTransactionGainBefo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ignFinancialInstitutionsMandatedReserve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eignIncomeTaxExpenseBenefitContinuingOper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hStartAdjustmentIncreaseDecreaseCapitalLeaseObligation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hStartAdjustmentIncreaseDecreaseDeferredIncomeTaxAsset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hStartAdjustmentIncreaseDecreaseGoodwi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hStartAdjustmentIncreaseDecreaseOtherPostretirementOblig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hStartAdjustmentIncreaseDecreasePreferredSt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hStartAdjustmentIncreaseDecreaseRetainedEarningsDefic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ndsHeldForCli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tureMinimumSubleaseRentalsSaleLeasebackTransactionsRemainderOf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FromComponentsExcludedFromAssessmentOfCashFlowHedgeEffectivene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FromComponentsExcludedFromAssessmentOfFairValueHedgeEffectivene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LossFromHedgedFirmCommitmentNotQualifyingAsFairValueHedg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LossOnComponentsExcludedFromAssessmentOfCreditRiskHedgeEffectivene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LossOnComponentsExcludedFromAssessmentOfInterestRateFairValueHedgeEffectivene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LossOnCondemn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LossOnForeignCurrencyDerivativesRecordedInEarning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LossOnForeignCurrencyFairValueHedgeDerivati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LossOnPriceRiskDerivative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LossOnSaleOfPropertiesBeforeApplicableIncomeTa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OnDerivativeInstrumentsP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OnDiscontinuationOfCashFlowHedgeDueToForecastedTransactionProbableOfNotOccur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RecognizedOnAssetsTransferredToSeparateAccount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insLossesOnRecourseDeb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odFaithAndMarginDepositsWithBrokerDeal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odwillImpairedAdjustmentToInitialEstimate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ssInvestmentIncomeOpera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undLease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aranteedBenefitLiabilityGross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dgedAssetDiscontinuedFairValueHedgeCumulative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dToMaturitySecuritiesGrossGainsDerivati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dToMaturitySecuritiesGrossGainsLossesDerivati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dToMaturitySecuritiesGrossLossesDerivati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dtomaturitySecuritiesSoldAtP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ldtomaturitySecuritiesTransferredToTradingSecuritiesUnrealizedGainLossExcludingOtherThanTemporaryImpair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ostingArrangementServiceContractImplementationCostCapitalizedBeforeAccumulatedAmort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ybridInstrumentsAtFairValu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actOfRestatementOnOpeningRetainedEarningsNetOf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airedAssetsToBeDisposedOfByMethodOtherThanSaleAmountOfImpairmen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airedAssetsToBeDisposedOfByMethodOtherThanSaleCarryingValueOfAss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pairmentLessorAssetUnderOperatingL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entiveFromLess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LossBeforeGainOrLossOnSaleOfPropertiesExtraordinaryItemsAndCumulativeEffectsOfAccountingChan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LossFromOperationsBeforeExtraordinaryItemsPerBasicAndDilutedSh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LossFromSubsidiariesBefo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LossFromSubsidiariesNetOf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TaxesReceivable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TaxExaminationEstimateOfPossible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TaxExpenseBenefitContinuingOperationsGovernmentGra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TaxExpenseBenefitExtraordinaryIte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TaxReconciliationDeductionsQualifiedProductionActiv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TaxReconciliationTaxContingencies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omeTaxReconciliationTaxSettlementsForei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DueFromAffilia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DueFromOfficersAndStockhold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DueFromOtherRelatedPar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AccountsAndNotes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AccountsPayableRelatedPar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AccruedSala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BookOverdraf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ClientFundsHe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CollateralHeldUnderSecuritiesLe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ContractWithCustomerAss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CustomerAdvanc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CustomerAdvancesAndDepos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DeferredLeasingF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DepositsOutsta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Dividends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DueFromOtherRelatedPartie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IntangibleAsset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LeaseAcquisition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LossAndLossAdjustmentExpenseReser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MarketableSecuritiesRestric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OtherAccountsPay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OtherEmployeeRelated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OtherFinancialInstrumentsUsedInOperatingActiv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OtherNoncurrent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OtherNoncurrent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Participation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PostretirementOblig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PrepaidInsur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PrepaidReinsurancePremi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ReinsuranceRecover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RestrictedCashAndInves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RestrictedCashAndInvestmentsForOperatingActiv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RestrictedCashForOperatingActiv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SecuritiesLendingPay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DecreaseInSelfInsuranceReser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aseInRestrictedCa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EquityForwardAgre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EquityUnitPurchaseAgre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efiniteLivedTrademark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ducedConversionOfConvertibleDeb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angibleAssetsArisingFromInsuranceContractsAcquiredInBusinessCombin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AndDeb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AndDividendsPayableCurrentAnd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AndFeeIncomeLoansCommercialAndResidentialRealEs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AndFeeIncomeLoansForei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AndFeeIncomeLoansOtherConsum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AndFeeIncomeLoansTradeFinanc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AndFeeIncomeNonmortgageLoansAndLeasesHeldFor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BearingForeignDepositBroker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BearingForeignDepositCertificatesOfDepos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BearingForeignDepositOtherTimeDepos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BearingForeignDepositSavin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ExpenseCommercialPap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ExpenseDebtExcludingAmort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Reta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ExpenseForeignDepos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ExpenseLesseeAssetsUnderCapitalL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ExpenseLongTermDebt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ExpenseTimeDeposit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IncomeDepositsWithOtherFederalHomeLoanBank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IncomeExpenseNonoperating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IncomeFinancingReceivableBeforeAllowanceForCred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IncomeInterestEarningAss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IncomePurchasedReceiv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IncomeShortTermInvestment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IncomeTaxableInvestmentSecurities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PaidCapital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PortionOfMinimumLeasePaymentsSaleLeasebackTransac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tRateFairValueHedgeLiabilityAt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ntoryBuildingsAndImprov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ntoryLandHeldFor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ntoryRealEstateMortgageLoansHeldInInvento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ntoryWriteDow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CompanyCommittedCapi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InPhysicalCommod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Interes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OwnedPercentOfNet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OwnedUnderlyingFaceAmountAtMarket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OwnedUnrealizedAppreciationDepreciation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OwnedUnrecognizedUnrealizedAppreci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sAndOtherNoncurrent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sInAndAdvancesToAffiliatesAtFairValue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sNetAsset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SoldNotYetPurchasedAt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SoldNotYetPurchasedBalancePrincipal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estmentSoldNotYetPurchasedSaleProcee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emsIncludedInConsolidatedStatementOfFinancialCond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niorSubordinatedDebentureOwedToUnconsolidatedSubsidiaryTrust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S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dSubjectToGroundLea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asingCommissions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AfterRollingYearF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RollingYearFi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RollingYearFo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RollingYearThre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RollingYearTw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eragedLeasesBalanceSheetDeferredTaxesArisingFromLeveragedLea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eragedLeasesIncomeStatementInvestmentTaxCreditRecognizedOnLeveragedLea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eragedLeasesIncomeStatementNetIncomeFromLeveragedLea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iesForGuaranteesOnLongDurationContractsBenefitsPai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iesForGuaranteesOnLongDurationContractsGuaranteedBenefitLiability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iesForGuaranteesOnLongDurationContractsIncurredBenefits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iesForGuaranteesOnLongDurationContractsPaymentForBenef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iesOfDisposalGroupIncludingDiscontinuedOperati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iesOfDisposalGroupIncludingDiscontinuedOperation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iesRelatedToInvestmentContractsFairValueDisclos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iesSubjectToCompromiseEarlyContractTerminationF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iesSubjectToCompromise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FuturePolicyBenefitsAndUnpaidClaimsAndClaimsAdjustmen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FuturePolicyBenefitsDisabilityAndAccidentBenef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FuturePolicyBenefitsIndividualAndGroupAnnuitiesAndSupplementaryContrac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FuturePolicyBenefitsLif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FuturePolicyBenefitsOtherContrac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FuturePolicyBenefitsPeriod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UncertainTaxPosition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ClaimsPaidCurrentYear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ClaimsPaidPriorYears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feSettlementContractsInvestmentMethodFace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feSettlementContractsInvestmentMethodNumberOfContrac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mitedLiabilityCompanyLLCOrLimitedPartnershipLPManagingMemberOrGeneralPartnerOwnership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OfCreditAssumed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OfCreditFacilityAnnualPrincipalPay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OfCreditFacilityCapacityAvailableForTradePurcha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igationReserve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igationReserve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igationSettlement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AndLeasesReceivableDeferredIncomeCommerc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AndLeasesReceivableFeesEarnedButExcludedFromYiel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AndLeasesReceivableForei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AndLeasesReceivableForeignCommerc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AndLeasesReceivableGrossCarryingAmountForei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AndLeasesReceivableNetReportedAmountForeig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HeldForSaleConsumerHomeEqu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PayableFairValueDisclos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ReceivableCommercialAcquis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ansReceivableHeldForSaleNetNotPartOfDisposalGroupConsumerHomeEqu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DurationContractsAssumptionsByProductAndGuaranteeDiscoun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DurationContractsAssumptionsByProductAndGuaranteeDiscountRateLowE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DurationContractsAssumptionsByProductAndGuaranteeVolatility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LivedAssetsHeldForSaleGainLossOn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LivedAssetsHeldForSaleImpairment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LivedAssetsHeldForSaleProceedsFrom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termCommercialPaperCurrentAnd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MaturitiesRepaymentsOfPrincipalRemainderOf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TermDebt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TermNotesAndLoa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ContingencyAccrualCarryingValue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ContingencyAccrualProductLiability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ContingencyDamagesPaid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ContingencyNumberOfDefenda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ContingencyReceivable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ContingencyReceivableProcee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esGainsOnSalesOfAssetsAndAssetImpairmentChar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FromComponentsExcludedFromAssessmentOfCashFlowHedgeEffectivene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FromComponentsExcludedFromAssessmentOfFairValueHedgeEffectivene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FromHedgedFirmCommitmentNotQualifyingAsFairValueHed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ssRecognizedOnAssetsTransferredToSeparateAccount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intenance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agementFee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agementFeesIncentive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agementFees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datorilyRedeemablePreferredStockFairValueDisclos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neServices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ketableSecuritiesFixedMatur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mbersCapi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mbersEqu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orityInterestAmountRepresentedByPreferredSt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orityInterestChangeInRedemption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orityInterestInLimitedPartnershi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orityInterestInNetIncomeLossLimitedPartnershi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orityInterestInNetIncomeLossOfConsolidatedEnt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tgageLoansOnRealEstateCollectionsOfPrincip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tgageLoansOnRealEstateMaximumInterestRateInRan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tgageLoansOnRealEstateMinimumInterestRateInRan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tiemployerPlanPensionSignificantEmployerContributionCo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tiemployerPlanPensionSignificantEmployerContributionUnderCollectiveBargainingArrangementToTotalEmployerContributionPercenta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tiemployerPlanPensionSignificantFutureEmployerContribution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AssetValuePerSh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CreditLossesDuringPeriodOnLoansManagedOrSecurit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comeLossAttributableToRedeemableNoncontrolling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comeLossFromContinuingOperationsAvailableToCommonShareholdersDilu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comeLossFromRealEstateInvestmentPartnershipAttributableToPa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comeLossIncludingPortionAttributableToNonredeemableNoncontrolling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HedgeDerivativeAssetsAt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HedgeDerivativeLiabilitiesAt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HedgeDerivativesAtFairValu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InLeaseAllowanceForCreditLossRecove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InLease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InLease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InLeaseOriginatedInCurren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InLeaseOriginatedInFiscalYearBeforeLates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InLeaseOriginatedThreeYearsBeforeLates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InvestmentInLeaseOriginatedTwoYearsBeforeLatestFiscal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tRentableAre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AccountingPronouncementOrChangeInAccountingPrincipleEffectOfChangeOnIncomeFromContinuingOper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AccountingPronouncementOrChangeInAccountingPrincipleEffectOfChangeOnOperatingResul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AccountsReceivableAcquir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FixedAssetsAcquir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NoncashFinancialOrEquityInstrumentConsiderationOptionsIssued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NoncashFinancialOrEquityInstrumentConsiderationSharesIssu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cashProjectAbandonment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controllingInterestInVariableInterestEnt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interestExpenseRelatedToPerformanceF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InvestmentAssetsLessNonInvestmentLiabil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operatingGainsLo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ntradeReceiv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esAndLoansReceivableGros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esRedu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tionalAmountOfNetInvestmentHedgeInstru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bligationWithJointAndSeveralLiabilityArrangementAmountRecogn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iEquityMethodInvestmentBefo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ratingLeaseInitialDirectCostExpenseOverTe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ratingLeasePaymentsU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ratingLeasesOfLesseeContingentRentalsBasisSpreadOnVariable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eratingLeasesRentExpenseContingentRenta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tionIndexedToIssuersEquityStrikePr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ptionIndexedToIssuersEquityStrikePrice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iginationOfLoanToPurchaseCommonSt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ashEquivalentsAtCarrying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mitmentDueInFourthAndFifth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mitmentDueInSecondAndThird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IncomeCumulativeEffectOfChangeInAccountingPrincipleTa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IncomeLossBeforeTaxPortionAttributableToNoncontrolling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AfterReclassificationBeforeTaxNoncontrolling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fterAdjustmentsBeforeTaxNoncontrollingInterest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fterAdjustmentsTaxNoncontrollingInterest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fterAdjustmentsTaxPa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IncomeLossNetInvestmentHedgeGainLossBeforeReclassificationAnd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AdjustmentFromAociForAccretionOfNoncreditPortionOfOtti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OttiBeforeTaxAfterAdjus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ReclassificationAdjustmentFromAociForNoncreditPortionOfOttiAfter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ReclassificationAdjustmentFromAociForNoncreditPortionOfOttiSaleAfter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ReclassificationAdjustmentFromAociForNoncreditPortionOfOttiSal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ReclassificationAdjustmentFromAociForNoncreditPortionOfOtti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CostOfServic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DeductionsOrAllowableCred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DeferredCompensationArrangementsLiability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EmployeeRelatedLiabilitie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IndefiniteLivedIntangible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LongTermDebt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LongTermNotesPay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NoncashIncomeTax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Nonrecurring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PostretirementBenefitsPayableCurrentAnd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RealEstateCoveredImprov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RealEstateCovered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RealEstateNonCoveredImprov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RealEstateNonCovered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ReceivablesFromBrokerDealersAndClearingOrganiz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SalesRevenu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SecuredFinancin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TaxCarryforwardDeferredTaxAss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AccretionOfNoncreditPortionHeldtomaturitySecuritiesBefo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AvailableforsaleSecuritiesPortionRecognizedInEarningsNetQualitativeDisclosuresDefaul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HeldtomaturitySecuritiesPortionRecognizedInEarningsNetQualitativeDisclosuresLoanToCollateral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BeforeTaxPortionAttributableToNoncontrolling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NetOfTaxPortionAttributableToNoncontrollingInterestHeldtomaturitySecur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wnshareLendingArrangementCounterpartyDefaultPeriodOfDefaul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idInKind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cipatingMortgageLoansExtinguishmentGain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icipatingMortgageLoansUnamortizedDebtDiscount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nersCapitalAccountPublicSaleOfUnitsNetOfOffering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tnersCapitalAccountUnitBasedCompens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ForContingentConsiderationLiabilityOperatingActiv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AdvanceToAffili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Depos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DepositsAppliedToDebtRetir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F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FlightEquip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LossesAndLossAdjustmen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OtherDepos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ProceedsFromDepositsOnRealEstateAcquisi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ProceedsFromDerivati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ProceedsFromHedgeInvestingActiv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ProceedsFromHeldtomaturitySecuritiesShortte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ProceedsFromLongtermInves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ProceedsFromOtherRealEstatePartnershi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ProceedsFromPolicyLoa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ProceedsFromTenantAllow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PurchaseOfOtherAssets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RepurchaseOfCommonStockForEmployeeTaxWithholdingOblig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TenantImprov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ForTimeDepos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OfDebtRestructuring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AndDevelopRealEs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Building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HeldForSaleRealEs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InterestInJointVen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L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LandHeldForU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MachineryAndEquip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MortgageNotes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Notes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PartnersInterestInRealEstatePartnershipNetOfCashAcquir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Projec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Receiv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ResidentialRealEs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AcquireRetainedInterestInSecuritizedReceiv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ymentsToEmploy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nsionAndOtherPostretirementAndPostemploymentBenefitPlansLiabilitie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centageOfDebtHedgedByInterestRateDerivativ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dgedAssetsNotSeparatelyReportedRealEs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OnStatementOfFinancialPositionAt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LoansReceivablePledgedForRepurchaseAgre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icyholderBenefitsAndClaimsIncurred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licyholdersSurplu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confirmationRetainedEarningsDefic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ferredStockAdditionalSeriesLiquidationPrefer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ferredStockAdditionalSeriesSharesOutsta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ferredStockCapitalSharesReservedForFutureIssu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ferredStockConvertibleSharesIssu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miumsReceivableAllowanceForDoubtfulAccou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miumsReceivableAtCarrying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miumsReceivable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miumsWrittenNetPropertyAndCasual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aidExpenseAndOtherAsset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aidExpenseAndOtherAssets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aidExpense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aidExpenseOther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paidReinsurancePremiu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criptionDrugBenefitEffectOfSubsidyOnNetPeriodicPostretirementBenefitCost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CollectionOfAdvanceToAffili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CollectionOfMortgageLoansHeldFor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CollectionOfOtherLoansHeldFor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CollectionOfOtherReceiv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CollectionOfRetainedInterestInSecuritizedReceiv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CommissionsReceiv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DecommissioningFu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DepositsOnRealEstateS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DivestitureOfInterestInJointVen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InterestAndDividendsReceiv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IssuanceOfCommercialPap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IssuanceOfMediumTermNo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LongTermCapitalLeaseOblig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MaturitiesPrepaymentsAndCallsOfLongtermInves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OtherOperatingActivi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RealEstateAndRealEstateJointVentu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RentsReceiv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RepaymentOfLoansToPurchaseCommonSt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RepaymentsOfCommercialPap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RepaymentsOfDebtMaturingInMoreThanThreeMonth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SaleAndCollectionOfLeaseReceivab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SaleOfInterestInCorporateUn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SaleOfInvestmentProjec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SaleOfShortTermInves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SecuredNotesPay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edsFromTimeDepositsAccep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ctionAndDistribution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ction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ctLiabilityContingencyLossExposureNotAccruedHighEstim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ctLiabilityContingencyLossExposureNotAccruedLowEstim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ctLiabilityContingencyRecoveryFromThirdPartyOfEnvironmentalRemediationCo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ductWarrantyAccrualNon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ertyManagementFee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ertyPlantAndEquipmentExcludingLessorAssetUnderOperatingLeaseAccumulatedDepreci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ertyPlantAndEquipmentExcludingLessorAssetUnderOperatingLeaseBeforeAccumulatedDepreci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ertyPlantAndEquipmentOwned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ertyPlantAndEquipmentOwned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ertyPlantAndEquipmentUsefulLifeAvera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blicUtilitiesPropertyPlantAndEquipmentAmountOfAcquisitionAdjustments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rchaseObligationDueInFifth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rchaseObligationDueInFourthAndFifth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rchaseObligationDueInFourth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rchaseObligationDueInSecondAndThird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rchaseObligationDueInSecond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rchaseObligationDueInThirdYe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rchaseOptionsLa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tioOfIndebtednessToNetCapital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stateAssetsHeldForDevelopmentAndS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stateFederalIncomeTaxBas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stateHeldForDevelopmentAndSal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stateInventoryCapitalizedInterest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stateInventoryCapitalizedInterestCosts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stateInvestmentPropertyAccumulatedDepreci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stateOwnedAccumulatedDepreci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statePartnershipInvestmentSubsidiariesNetIncomeLossBefo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Estate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alizedGainLossOnMarketableSecuritiesAndCostMethodInvestmentsExcludingOtherThanTemporaryImpairmentsAndOtherInves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eivableFromOfficersAndDirectorsForIssuanceOfCapitalSt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eivableFromShareholdersOrAffiliatesForIssuanceOfCapitalSto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eivablesFromCustom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eivablesHeldForSale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eivablesHeldForSaleNet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eivablesWithImputedInterestAmortization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lassificationsOfTemporaryToPermanentEqu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ordedUnconditionalPurchaseObligationNonfinancialAssetsPledgedAsSecurity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coveryOfDirectCo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ConvertiblePreferredStockRedemptionPricePerSh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ConvertiblePreferredStockSharesOutsta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ConvertiblePreferredStockValueExcludingAdditionalPaidInCapi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NoncontrollingInterestEquityCommon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NoncontrollingInterestEquityPreferredCarrying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NoncontrollingInterestEquityRedemption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PreferredStockRedemptionPricePerSh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PreferredStockSharesIssu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PreferredStockSharesOutsta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eemablePreferredStockValueExcludingAdditionalPaidInCapi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ductionsInOtherAssets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strationPaymentArrangementMaximumPotentialConsider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ulatory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nsuranceCostsAndRecoverie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nsurancePay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nsuranceRecoverableForUnpaidClaimsAndClaimsAdjust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nsuranceRecoverablesAllow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nsuranceRecoverablesOnUnpaidLo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nsuranceRetentionPolicyAmountRetain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insuranceRetentionPolicyExcessRetentionAmountReinsur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latedPartyTransactionSellingGeneralAndAdministrativeExpensesFromTransactionsWithRelatedPar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organizationIte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organization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aymentsOfCommercialPap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aymentsOfConvertibleDeb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aymentsOfDebtMaturingInMoreThanThreeMonth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aymentsOfLongtermLoansFromVend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aymentsOfUnsecuredDeb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ortingUnitAmountOfFairValueInExcessOfCarrying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ortingUnitZeroOrNegativeCarryingAmountAmountOfAllocatedGoodwil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urchaseAgreementCounterpartyAmountAtRis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aleAgreementCounterpartyWeightedAverageMaturityOfAgreem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aleAgreementsInterestIncome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earchAndDevelopmen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earchAndDevelopmentExpenseSoftwareExcludingAcquiredInProcessCo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ellAgreementsPeriodEndAmountsExcludingEffectsOfAgreementsReportedNetByCounterpar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atementOfPriorYearIncomeNetOf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ictedCash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ictedCashEquival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ictedInvestmentsCurr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ictedStockAwardForfeituresDividen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ucturingAndRelatedCostCostIncurredToDate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ucturingAndRelatedCostExpectedCost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ucturingAndRelatedCostExpectedCostRemain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ucturingAndRelatedCostExpectedCostRemaining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ucturingAndRelatedCostNumberOfPositionsElimina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ucturingCostsAndAssetImpairmentCharg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ucturingReservePeriod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ucturingReserveSettledWithoutCa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tructuringReserveSettledWithoutCash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tainageDepos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tainedEarningsCorrectionOfErrorNetOf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tainedEarningsUndistributedEarningsFromEquityMethodInvest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venueFromAdministrativeServic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venuesFromExternalCustom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LeasebackTransactionCumulativeGainRecogniz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LeasebackTransactionCumulativeGainRecognized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LeasebackTransactionNetProcee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LeasebackTransactionRen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sCommissionsAndF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sTypeLeaseInitialDirectCostExpenseCommenc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sTypeLeaseInterestIncomeUnguaranteedResidualAss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sTypeLeaseNetInvestmentInL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sTypeLeaseNetInvestmentInLeaseAllowanceForCred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lesTypeLeaseResidualValueOfLeasedAss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eduleOfInsuredFinancialObligationsWithCreditDeteriorationInsuredContractualPaymentsOutsta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ScheduleIIIRealEstateAccumulatedDepreciationDepreciation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edDebt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BorrowedCollateralObligationToReturnCa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BorrowedNotOffsetPolicyElectionDedu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BorrowedNotSubjectToMasterNettingArrang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BorrowedNotSubjectToMasterNettingArrangementDedu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LoanedNotSubjectToMasterNettingArrangementDedu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AverageAmountOutstand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NotSubjectToMasterNettingArrangementDedu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ReceivedAsCollateralAmountForeclos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ReserveDepositRequiredAndMa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SegregatedUnderOtherRegul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NotSubjectToMasterNettingArrangementDedu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zedAssetsAndAnyOtherFinancialAssetsManagedTogetherAverageBalanceDuringPeri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zedAssetsAndAnyOtherFinancialAssetsManagedTogetherDelinquentAmountAtEndOfPeri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izedAssetsAndAnyOtherFinancialAssetsManagedTogetherNetCreditLossesDuringPeri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yOwnedAndSoldNotYetPurchasedFairValueSecurityOwn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curityOwnedNotReadilyMarketableFair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EntityConsolidated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InformationDepreciationDepletionAndAmortization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InformationEquityInNetIncomeOfEquityMethodInvesteesOfSeg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InformationExpendituresForAdditionsToLongLivedAsse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InformationExtraordinaryIte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InformationInteres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InformationInterest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InformationOperatingIncome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SegmentOperatingProfitL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gmentReportingSegmentReven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lling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iorLongTermNot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10PercentAdverseChangeInExpectedCreditLo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20PercentAdverseChangeInExpectedCreditLos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OtherThan10Or20PercentAdverseChangeInDiscoun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parateAccountsAss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parateAccountsLiabil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icingLiabilityAtAmortizedCostAmortiz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icingLiabilityAtAmortizedCostOtherIncreaseDecreaseInOblig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icingLiabilityAtAmortizedValueAddi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icingLiabilityAtFairValueAddi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rvicingLiabilityAtFairValue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DiscountFromMarketPriceOfferingD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ConvertedInPeri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WeightedAverageGrantDateFairValue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ExpectedTermMax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ExpectedTermMinim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onOptionEquityInstrumentsExercis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onOptionEquityInstruments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onOptionEquityInstruments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NumberOfShares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OtherShareIncreaseDecreaseInPeriodWeightedAverageExercisePr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OutstandingPeriodIncreaseDecreaseWeightedAverageExercisePr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therShare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ExercisableOptionsWeightedAverageExercisePr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OutstandingOptionsWeightedAverageExercisePriceBeginningBal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OutstandingOptionsWeightedAverageRemainingContractualTer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BasedGoodsAndNonemployeeServicesTransactionQuantityOfSecuritiesIssu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resHeldInEmployeeStockOptionPlanSuspenseSha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rtdurationInsuranceContractsCumulativePaidClaimsAndAllocatedClaimAdjustmentExpens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rtdurationInsuranceContractsIncurredClaimsAndAllocatedClaimAdjustmentExpense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rtTermDebtPercentageBearingVariableInteres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nificantAcquisitionsAndDisposalsGainLossOnSaleOrDisposalNetOf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nificantAcquisitionsAndDisposalsGainLossOnSaleOrDisposalP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nificantAcquisitionsAndDisposalsRestrictionOnAmountOfProceedsFromDonatedPropertyPlantAndEquip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nificantCommitmentRemainingMinimumAmountCommit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gnificantPurchaseCommitmentRemainingMinimumAmountCommit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ndardizedMeasureOfDiscountedFutureNetCashFlowRelatingToProvedOilAndGasReservesAccretionOfDisc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tutoryAccountingPracticesPortionOfExcessRetainedEarningsNotTax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ckConvertedFromOneClassToAnotherClassValu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ckholdersEquityIncludingPortionAttributableToNoncontrollingInterestAdjustedBal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ckIssuedDuringPeriodSharesIssuedForNoncashConsider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ckIssuedDuringPeriodValueIssuedForCa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ckIssuedDuringPeriodValueIssuedForNoncashConsider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ckOptionExercisePriceIn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ordinatedLiabilitiesExtinguish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sequentEvent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sidiaryOfLimitedLiabilityCompanyOrLimitedPartnershipOwnershipIntere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bsidiaryOrEquityMethodInvesteeCumulativeProceedsReceivedOnAllTransac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plementalInformationForPropertyCasualtyInsuranceUnderwritersCurrentYearClaimsAndClaimsAdjustmen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plementalInformationForPropertyCasualtyInsuranceUnderwritersPriorYearClaimsAndClaimsAdjustment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pplementalUnemploymentBenefitsContinuationOfLifeInsur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BasisOfInvestmentsCostForIncomeTaxPurpo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CutsAndJobsActOf2017DecreaseInDeferredTaxLiabilityDueToTransition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CutsAndJobsActOf2017IncompleteAccountingChangeInTaxRateDeferredTaxLiabilityProvisionalIncomeTaxBenef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CutsAndJobsActOf2017IncompleteAccountingChangeInTaxRateExistingIncomeTaxExpenseBenef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CutsAndJobsActOf2017IncompleteAccountingProvisionalCumulativeTemporaryDiffere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CutsAndJobsActOf2017IncompleteAccountingProvisionalUndistributedAccumulatedEarningsOfForeignSubsidi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CutsAndJobsActOf2017IncompleteAccountingUndistributedAccumulatedEarningsOfForeignSubsidiaryProvisionalUnrecognizedDeferredTaxLiabil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esAndLicens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mporaryEquityCarryingAmountIncludingPortionAttributableToNoncontrollingInteres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dingSecurities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dingSecuritiesShortTermInvestmentsAmortizedCo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fersAccountedForAsSecuredBorrowingsAssociatedLiabilitiesCarrying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fersOfFinancialAssetsAccountedForAsSaleInitialFairValueOfAssetsObtainedAsProcee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lationAdjustmentForNetInvestmentHedgeNetOf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lationAdjustmentForNetInvestmentHedgeNetOfTax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nslationAdjustmentFunctionalToReportingCurrencyNetOfTaxPeriodIncreaseDec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easuryStockPreferredShar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easuryStockValueRetiredCostMetho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oubledDebtRestructuringDebtorCurrentPeriodGainLossOnRestructuringNetOf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usteeFe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amortizedLoanCommitmentAndOriginationFeesAndUnamortizedDiscountsOrPremiumsOth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billedContractsReceiva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distributedDiscontinuedOperationEarningsLossAllocationToParticipatingSecuritiesBas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distributedNetRealizedGainOrLossOnSaleOfPropert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realizedGainLossOnInterestRateCashFlowHedgesPretaxAccumulatedOtherComprehensive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realizedLossOnPriceRiskCashFlowDerivativesBefo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recognizedTaxBenefitsDecreasesResultingFromAcquis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recognizedTaxBenefitsDecreasesResultingFromForeignCurrencyTransl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usualOrInfrequentItemLossGro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usualOrInfrequentItemNetOfInsuranceProcee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uationAllowanceForImpairmentOfRecognizedServicingAssetsDisposal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uationAllowancesAndReservesChargedToOtherAccou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uationAllowancesAndReservesReservesOfBusinessesAcquir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lueOfBusinessAcquiredVO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DifferenceBetweenCarryingAmountAndMaximumExpos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EntityActivityBetweenVIEAndEntityExpen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EntityActivityBetweenVIEAndEntityIncomeOrLossBeforeTa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EntityCarryingAmountOfCollateralizedAssetsUnconsolidatedV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EntityCarryingAmountOfCollateralizedLiabilitiesUnconsolidatedV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EntityConsolidatedCarryingAmountAssetsAndLiabilitie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EntityConsolidatedLiabilitiesNoRecour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EntityFinancialOrOtherSupportAmou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EntityNonconsolidatedCarryingAmountAssetsAndLiabilitie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InterestEntityNumberOfEntitiesWithUnavailabilityOfInforma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riableLeaseInco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tureCapitalGainsLossesN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ghtedAverageInterestRateOfTimeDeposits100000OrMoreAfter12Month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ghtedAverageInterestRateOnOverdrawnDemandDepos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OtherTimeDepos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ightedAverageRateInterestBearingDomesticDepositsOverTi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rkersCompensationDiscountPerc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ountsAndFinancingReceivableAllowanceForCredit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ountsAndOtherReceivablesNet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ountsPayable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ountsReceivableGr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ountsReceivableGros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ountsReceivableNoncurrent90DaysOrMorePastDueStillAccru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ountsReceivableRelatedPar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ruedEmployeeBenefit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ruedLiabil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ruedLiabilitie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ruedSalariesCurrentAnd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umulatedComprehensiveIncomeAfterAdoptionOfNewAccountingPrincip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umulatedDepreciationDepletionAndAmortizationPropertyPlantAndEquipmentExcludingCapitalLeased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quiredFiniteLivedIntangibleAssetResidual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quiredIndefiniteLivedIntangibleAsset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ditionalPaidInCapitalPreferredStoc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ditionsToOtherAssets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justmentOfWarrantsGrantedForServic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justmentsNoncashItemsToReconcileNetIncomeLossToCashProvidedByUsedInOperatingActiv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DividendsInExcessOfRetainedEarnin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vancesToAffili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lowanceForDoubtfulAccountsPremiumsAndOtherReceivab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lowanceForDoubtfulAccountsReceivable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llowanceForNotesAndLoansReceivable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ountOfDilutiveSecuritiesESOPConvertiblePreferredStoc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tidilutiveSecuritiesExcludedFromComputationOfNetIncomePerOutstandingUnit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ociDebtSecuritiesAvailableForSaleWithAllowanceForCreditLossCumulativeGainLossAfter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ociIncludingPortionAttributableToNoncontrollingInterestPeriodIncreaseDe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etRetirementObligationAccretion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etsDesignatedToClosedBlockEquitySecuritiesAvailableForSaleAtFair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etsHeldForSaleNotPartOfDisposalGroupCurrentOt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umptionForFairValueOfInterestsContinuedToBeHeldByTransferorServicingAssetsOrLiabilitiesWeightedAverageLif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ssumptionForFairValueOnSecuritizationDateOfInterestsContinuedToBeHeldByTransferorServicingAssetsOrLiabilitiesExpectedCreditLos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Securities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GrossUnrealizedLos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ailableforsaleSecuritiesInUnrealizedLossPositionsQualitativeDisclosureOtherLoanToCollateral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ailableForSaleSecurities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ailableforsaleSecuritiesRestricted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erageBalanceDuringPeriodOfLoansHeldInPortfoli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verageCollectedCashBalancesWithCommercialBanksFederalHomeLoanBan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kingRegulationMaximumPayout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kingRegulationSupplementaryLeverageRatioCapitalAdequacyMinim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AcquisitionContingentConsiderationPotentialCashPay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AcquisitionEquityInterestIssuedOrIssuableNumberOfSharesIssu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AcquisitionProFormaNetIncome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AcquisitionProFormaReven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Liabil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LiabilitiesLongTermDeb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NoncurrentLiabilitiesLongTermDeb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ConsiderationTransferr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ArrangementsChangeInAmountOfContingentConsiderationAsset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ArrangementsChangeInAmountOfContingentConsiderationLiabil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ArrangementsChangeInTheRangeOfOutcomesContingentConsiderationLiabilityValueHig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Asset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ProvisionalInformationInitialAccountingIncompleteAdjustmentFinancialLiabil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ProvisionalInformationInitialAccountingIncompleteAdjustmentsRelatedToPreviousPerio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apitalLeaseOblig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ontingentLiabil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DeferredTaxLiabil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SeparatelyRecognizedTransactionsExpensesAndLossesRecogniz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sinessCombinationStepAcquisitionEquityInterestInAcquireeFair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izedComputerSoftwareAmortiz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izedComputerSoftwareImpairments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izedContractCostAmortiz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dAssetsNumberOfUn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Obligations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InRollingAfterYearFi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InRollingYearFo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InRollingYearThre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InRollingYearTw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ExecutoryCo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NextRollingTwelveMont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sFutureMinimumSubleaseRent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italLeasesIncomeStatementDirectFinancingLeaseReven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rryingValueOfFederalFundsSoldSecuritiesPurchasedUnderAgreementsToResellAndDepositsPaidForSecuritiesBorrow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hCashEquivalentsRestrictedCashAndRestrictedCashEquivalentsDisposalGroupIncludingDiscontinuedOpera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hDividen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hDividendsPaidToParentCompanyByUnconsolidatedSubsidiar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hFlowHedgeLossReclassifiedToInterest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hFlowsBetweenSecuritizationSpecialPurposeEntitySPEAndTransferorServicingFeesReceiv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hFlowsBetweenTransfereeAndTransferorServicingFe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hPaidForCapitalized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hSegregatedUnderOtherRegula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shSurrenderValueDuePolicyholders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AvailableForSaleDebtSecuritiesAccretableYiel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AvailableForSaleDebtSecuritiesAccretableYieldReclassificationsFromNonaccretableDiffere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AvailableForSaleDebtSecuritiesAcquiredDuringPeriodAtAcquisitionAtFair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AvailableForSaleDebtSecuritiesAcquiredDuringPeriodCashFlowsExpectedToBeCollectedAtAcquisi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quiredDuringPeriodCommercialAtAcquisitionAtFair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quiredDuringPeriodCommercialCashFlowsExpectedToBeCollectedAtAcquisi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quiredDuringPeriodNotAccountedForUsingIncomeRecognitionModelAtAcquisi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ProvisionForLoanLos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lateralizedAgree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tockIssuedEmployeeTrustDeferr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tockOtherSharesOutstand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onStockSharesSubscrip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pensationAndBenefitsTru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centrationRiskPercenta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iderationReceivedForBeneficialInterestObtainedForTransferringFinancialAss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olidationLessThanWhollyOwnedSubsidiaryParentOwnershipInterestChanges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tructionInProgressExpendituresIncurredButNotYetPai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tractReceivableDueOneYearOrL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tractWithCustomerAssetGros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tractWithCustomerLiability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versionGainsAndLossesOnForeignInvest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vertibleNotesPay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vertiblePreferredStockNonredeemableOrRedeemableIssuerOption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vertiblePreferredStockSharesAuthoriz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vertibleSubordinatedDeb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MethodInvestmentsRealizedGain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OfGoodsAndServicesSoldAmortiz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OfReimbursable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OfServic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sAndExpensesRelatedPar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reditDerivativePurchasedCreditProtec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mulativeEffectAdjustmentGrossGai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mulativeEffectOfInitialAdoptionOfFIN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mulativeEffectOnRetainedEarningsNetOf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stomerLoyaltyProgramLiability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stomersLiabilityForAcceptances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InstrumentAnnualPrincipalPay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InstrumentIncreaseAccrued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InstrumentInterestRateIncreaseDe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InstrumentRedemptionPricePercentageOfPrincipalAmountRedeem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ccruedInterestAfterAllowanceForCreditLos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llowanceForCreditLos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mortizedCostExcludingAccruedInterestAfterAllowanceForCreditLos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ChangeInPresentValueInterestInc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ExcludingAccruedInterestAllowanceForCreditLossWriteof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ExcludingAccruedInterest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PurchasedWithCreditDeteriorationDiscountPremi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AllowanceForCreditLossPurchasedWithCreditDeteriorationIn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ChangeInPresentValueExpenseRevers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DerivativeCumulative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90DaysOrMorePastDueStillAccru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AllowanceForCreditLossRecove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AllowanceForCreditLossWriteof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OriginatedFiveOrMoreYearsBeforeLatestFiscal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OriginatedFourYearsBeforeLatestFiscal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OriginatedInFiscalYearBeforeLatestFiscal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OriginatedThreeYearsBeforeLatestFiscal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OriginatedTwoYearsBeforeLatestFiscal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PurchasedWithCreditDeteriorationAllowanceForCreditLossAtAcquisitionD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PurchasedWithCreditDeteriorationAmountAtPurchasePri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S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HeldToMaturityTransferDerivativeHedgeGain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tSecuritiesTradingUnrealized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CompensationCashbasedArrangementsLiabilityCurrentAnd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CostsLeasingGr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FinanceCostsNoncurrent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GainLossOnDiscontinuationOfFairValueHed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PolicyAcquisitionCostAmortization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TaxAssetInterestCarryforw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TaxAssetsLiabilitiesNet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TaxAssetsNet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TaxAssetsRegulatoryAssetsAndLiabil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TaxLiabilitiesGros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TaxLiabilitiesGross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erredTaxLiabilitiesRegulatory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AccumulatedBenefitObligationIncreaseDecreaseForPlanAmend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BeforeAdoptionOfSFAS158RecognitionProvisionsNetTransitionObligationsAssetsNotYetRecogniz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CostOfProvidingSpecialOrContractualTerminationBenefitsRecognizedDuringPerio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NextRollingTwelveMont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ForeignCurrencyExchangeRateChangesBenefitOblig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PlanAssetsContributionsByPlanParticip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RecognizedNetGainLossDueToSettlementsAndCurtail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RealE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RealEstateRangeMaxim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RealEstateRangeMinim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finedBenefitPlanTransfersBetweenMeasurementLeve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positsAsset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preciationAndAmortizationDiscontinuedOpera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rivativeAssets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rivativeCashReceivedOnHed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rivativeFairValueGrossAmountNotOffsetAgainstCollateral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rivativeHigherVariableInterestRateRan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rivativeLiabilitie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rivativeLiabilityNotSubjectToMasterNettingArrangementDeduc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rivativeLiabilityNumberOfInstrumentsHel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rivativeLiabilitySecuritiesSoldUnderAgreementsToResellSecuritiesLoanedGrossIncludingNotSubjectToMasterNettingArrange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rivativeLowerVariableInterestRateRan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ectOperatingCommunicationsCo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continuedOperationProvisionForLossGainOnDisposalNetOf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continuedOperationTaxEffectOfIncomeLossFromDisposalOfDiscontinuedOper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continuedOperationTaxExpenseBenefitFromProvisionForGainLossOnDispos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IntangibleAssets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Interest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LongLived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Operating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PropertyPlantAndEquipment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videndIncomeSecuritiesOperatingTax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videndsPreferredStockPaidinki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videndsShareBasedCompensationCas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eFromOfficersOrStockhol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eFromRelatedPartie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eToOtherRelatedPartiesCurrentAnd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eToRelatedPartie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arlyRepaymentOfSeniorDeb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arningsPerShareDilutedUndistribu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DispositionOf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Deple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Lea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MealsAndEntertain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ontingenciesOt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beddedDerivativeFairValueOfEmbeddedDerivativeAss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ployeeRelatedLiabilitie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EstimatedQuantityOfSharesToBeRepurchasedInFollowingPerio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UnrecognizedCompensationCostsOnNonvestedAwar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DebtStructureDirectLoanEmployerCashPaymentsUsedForDebtServi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tyFairValueDisclosu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Equ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LiabilitiesAndEqu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Reven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tyRestric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tySecuritiesFvNiMeasurementInpu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FederalFundsSoldAndSecuritiesBorrowedOrPurchasedUnderAgreementsToResel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GainLossIncludedInOtherInc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AssumptionsExercisePri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EquityLevel1ToLevel2Transfers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InputsComparabilityAdjust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InputsDiscountForLackOfMarketabil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InputsLongTermRevenueGrowthR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ChangeInUnrealizedGainLossIncludedInOtherInc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FederalFundsPurchasedAndSecuritiesSoldUnderAgreementsToRepurch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GainLossIncludedInTradingReven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SecuritiesSoldNotYetPurchas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GainLossIncludedInOtherComprehensiveIncome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LiabilityIssu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LiabilityPurchasesSalesIssuancesSettle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NetAssetLiabil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UnobservableInputsReconciliationGainLossIncludedInOtherComprehensiveIncome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deralHomeLoanBankAdvancesEarlierOfContractualMaturityOrNextCallDateInNextRollingTwelveMont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AfterRollingYearFi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deralHomeLoanBankAdvancesPremi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ancialAssetAmortizedCostAccruedInterestAfterAllowanceForCredit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ancialGuaranteeInsuranceContractsPremiumReceivablePremiumPaymentsReceiv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ancialGuaranteeInsuranceContractsPremiumsReceivableAdjustmentOtherAdjust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AfterAllowanceForCreditLos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NonaccrualPercentPastD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ReclassificationToHeldForS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ancingReceivablePercentPastD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ancingReceivableS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iteLivedCustomerListsGr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eshStartAdjustmentIncreaseDecreaseAccumulatedOtherComprehensiveIncome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tureMinimumSubleaseRentalsSaleLeasebackTransac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tureMinimumSubleaseRentalsSaleLeasebackTransactionsThereaf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tureMinimumSubleaseRentalsSaleLeasebackTransactionsWithinFiveYea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tureMinimumSubleaseRentalsSaleLeasebackTransactionsWithinFourYea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tureMinimumSubleaseRentalsSaleLeasebackTransactionsWithinOne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inLossFromPriceRiskManagementActiv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inLossOnComponentsExcludedFromAssessmentOfInterestRateCashFlowHedgeEffectiven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inLossOnDiscontinuationOfInterestRateCashFlowHedgeDueToForecastedTransactionProbableOfNotOccurring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inLossOnSaleOfPreviouslyUnissuedStockBySubsidiaryOrEquityInvesteeNonoperatingInc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inOnBusinessInterruptionInsuranceRecove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ainOnFairValueHedgeIneffectiven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odwillImpairmentLossNetOf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dgedLiabilityDiscontinuedFairValueHedgeCumulativeIncreaseDe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ldToMaturitySecuritiesTransferredToTradingSecuritiesUnrealizedGain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stingArrangementServiceContractImplementationCostCapitalizedAccumulatedAmortiz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stingArrangementServiceContractImplementationCostCapitalizedAfterAccumulatedAmortiz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pactOfRestatementOnEarningsPerShareBas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pactOfRestatementOnEarningsPerShareDilu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pairmentLossesRelatedToRealEstatePartnership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LossAttributableToNoncontrolling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LossBeforeExtraordinaryItemsAndCumulativeEffectOfChangeInAccountingPrinciplePerDilutedSha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AttributableToNoncontrollingEnt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LossFromExtraordinaryItemsNetOfTaxPerBasicSha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LossFromExtraordinaryItemsNetOfTaxPerDilutedSha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LossIncludingPortionAttributableToNoncontrolling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TaxEffectsAllocatedDirectlyToEquityOt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TaxExaminationIncreaseDecreaseInLiabilityFromPrior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TaxReconciliationDispositionOf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TaxReconciliationTaxContingenciesDomest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TaxReconciliationTaxCreditsForeig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TaxReconciliationTaxHolida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TaxReconciliationTaxSettlementsDomest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omeTaxReconciliationTaxSettlementsOt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CashCollateralFromCounterpar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AccountsAndOtherReceivab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DeferredLiabil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DeferredPolicyAcquisitionCo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FairValueOfHedgedItemInInterestRateFairValueHedg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FairValueOfInterestRateFairValueHedgingInstru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InsuranceSettlementsReceiv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LeasingReceivab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NotesPayable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OtherTimeDepos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PrepaidExpensesOt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PrepaidTax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SecurityDepos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UnearnedPremiu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aseDecreaseInUnearnedPremiums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WrittenPutOp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urredClaimsFinancialGuaranteeInsuranceContrac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finiteLivedIntangible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suranceAgencyManagementFe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suranceCommiss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AndFeeIncomeLoansConsumerRealE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AndFeeIncomeLoansLeaseFinanc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Retai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BearingForeignDepositDema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BearingForeignDepositTimeDepos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CostsCapitalizedAdjust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ExpenseBeneficialInterestsIssuedByConsolidatedVariableInterestEnt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IncomeRelatedPar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IncomeSecuritiesTaxAdvantag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tRateFairValueHedgeDerivativeAtFairValue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vestmentBuildingAndBuildingImprove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vestmentIncomeInvestment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vestmentOwnedAtCo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vestmentsAndCas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dImprove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ssorOperatingLeaseAssumptionsAndJudgmentsValueOfUnderlyingAsset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ssorOperatingLeaseLeaseNotYetCommencedAssumptionAndJudgmentValueOfUnderlyingAsset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NextRollingTwelveMont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veragedLeasesBalanceSheetInvestmentInLeveragedLea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veragedLeasesNetInvestmentInLeveragedLeasesDisclosureDeferredTaxesArisingFromLeveragedLea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abilityForClaimsAndClaimsAdjustment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abilityForFuturePolicyBenefitRemeasurementGain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abilityForFuturePolicyBenef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Gr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IncurredClaims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feSettlementContractsFairValueMethodGain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mitedLiabilityCompanyLLCOrLimitedPartnershipLPMembersOrLimitedPartnersOwnership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mitedPartnersCapitalAcc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neOfCreditFacilityIncreaseDecreaseForPeriod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InstallmentDurableGoo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NetOfDeferredInc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InterestIncomeCashBasisMetho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ansAssum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ansFromOtherFederalHomeLoanBank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ansReceivableCommercialFinancialInstitu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ansReceivableCommercialTradeFinanc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TermAccountsNotesAndLoansReceivableNet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TermDebtComponentsMortgageLoa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TermDebtMaturingInYearsFourAndFi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TermDebtMaturingInYearsTwoAndThre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TermLineOfCred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ssContingencyClaimsDismissedNumb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ssContingencyClaimsSettledAndDismissedNumb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ssContingencyReceiv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ssContingencyRelatedReceivableCarrying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ssContingencyRelatedReceivableCarryingValueAddi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ssContingencySettlementAgreementConsideration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ssOnDiscontinuationOfCashFlowHedgeDueToForecastedTransactionProbableOfNotOccurr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uritiesOfSeniorDeb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rgerAndAcquisitionCo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mumLeasePaymentsSaleLeasebackTransactionsThereaf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mumLeasePaymentsSaleLeasebackTransactionsWithinFiveYea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mumLeasePaymentsSaleLeasebackTransactionsWithinFourYea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mumLeasePaymentsSaleLeasebackTransactionsWithinOne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mumLeasePaymentsSaleLeasebackTransactionsWithinThreeYea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mumLeasePaymentsSaleLeasebackTransactionsWithinTwoYea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mumNetCapitalRequiredForEntity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employerPlanContributionsByEmploy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employerPlanPeriodContribu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employerPlansWithdrawalOblig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tChangeContractHoldersFun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tCreditLossOnLoansManagedOrSecuritizedOrAssetbackedFinancingArrange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tIncomeLossFromDiscontinuedOperationsAvailableToCommonShareholdersDilu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tInvestmentInDirectFinancingAndSalesTypeLea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tInvestmentInLeaseExcludingAccruedInterestBeforeAllowanceForCredit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IntangibleAssetsAcquir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InvestmentsAcquir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NetNonmonetaryAssetsAcquiredLiabilitiesAssum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NoncashFinancialOrEquityInstrumentConsiderationWarrantsIssued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OtherAssetsAcquir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OtherLiabilitiesAssum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ncurrent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nfinancialLiabilitiesFairValueDisclosu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ninterestExpenseInvestmentAdvisoryFe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tesPayableToBank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mberOfCountriesInWhichEntityOperat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mberOfPropertiesSubjectToGroundLea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bligationToReturnSecuritiesReceivedAsCollater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TwoAndThreeYea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Asset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Assets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mitmentsFutureMinimumPaymentsRemainderOfFiscal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NetPriorServiceCostsArisingDuringPeriod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AdjustmentNetOfTaxPortionAttributableToNoncontrolling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prehensiveIncomeDerivativesQualifyingAsHedgesNetOfTaxPortionAttributableToNoncontrolling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lationReclassificationAdjustmentRealizedUponSaleOrLiquidation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BeforeAdjustmentsAfter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ForInvestmentTransferredFromAvailableForSaleToEquityMethodAfter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prehensiveIncomeLossTaxPortionAttributableToNoncontrolling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OfDefinedBenefitPlantNetTransitionAssetObligationRecognizedInNetPeriodicBenefitCost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AdjustmentFromAociForAccretionOfNoncreditPortionOfOttiBefore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DeferredCredit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DerivativesNotDesignatedAsHedgingInstrumentsAssetsAtFair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DerivativesNotDesignatedAsHedgingInstrumentsAtFairValue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EmployeeRelatedLiabilitiesCurrentAnd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Liabilitie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LoansPayableLongTer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MarketableSecuritie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MarketableSecurities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NonoperatingGainsLos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NonrecurringIncome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OwnershipInterests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PayablesToBrokerDealersAndClearingOrganiza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PaymentsToAcquireBusines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PrepaidExpense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ReceivablesNet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ellingAndMarketing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TaxCarryforwardValuationAllowa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NetOfTaxIncludingPortionAttributableToNoncontrollingInterestHeldtomaturitySecur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NetOfTaxPortionAttributableToNoncontrollingIntere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TaxPortionAttributableToNoncontrollingInterestAvailableforsaleSecur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TaxPortionAttributableToNoncontrollingInterestHeldtomaturitySecur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ReclassificationAdjustmentOfNoncreditPortionFromHeldtomaturityToAvailableforsaleSecuritiesBefore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ablesToCustom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ForContingentConsiderationLiabilityInvestingActiv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BrokerageFe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ConstructionInProc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DepositsWithOtherInstitu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LeasingCo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OtherOperatingActiv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OtherTax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PostemploymentBenef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ProceedsFromOtherInterestEarning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ProceedsFromRealEstateHeldforinvest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Fo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OfFinancingCo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ToAcquireLeaseReceivab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ToAcquireLeasesHeldForInvest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ToAcquireLongtermInvest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ymentsToDevelopSoftwa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nsionAndOtherPostretirementDefinedBenefitPlansLiabilities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OtherTimeDepos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LoansPledgedForOtherDebtObligationsAtFair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OtherDebtSecuritiesHeldToMatur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SecuritiesForLetterOfCreditFacil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ferredStockAdditionalSeriesParOrStatedValuePerSha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ferredStockAdditionalSeriesSharesAuthoriz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ferredStockAdditionalSeriesSharesIssu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ferredStockDividendsShar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ferredStockShareSubscrip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paid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scriptionDrugSubsidyReceiptsAfterYearFi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scriptionDrugSubsidyReceiptsNextTwelveMont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scriptionDrugSubsidyReceiptsYearFive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scriptionDrugSubsidyReceiptsYearFour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scriptionDrugSubsidyReceiptsYearThree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escriptionDrugSubsidyReceiptsYearTwo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incipalTransactionsReven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CollectionOfLongtermLoansToRelatedPar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CollectionOfNotesReceiv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CollectionOfRetainedInterestInSecuritizedReceivablesCategorizedAsAvailableForS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DepositsFromCustom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DepositsWithOtherInstitu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DerivativeInstrumentFinancingActiv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DerivativeInstrumentInvestingActiv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HedgeFinancingActiv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LeasePaymentSalesTypeAndDirectFinancingLeasesInvestingActivi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LeasesHeldForInvest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MaturitiesPrepaymentsAndCallsOfSecuritiesOperatingActiv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PaymentsForLongTermLoansForRelatedPar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RepaymentsOfRelatedPartyDeb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SaleAndCollectionOfLoansReceiv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SaleAndCollectionOfNotesReceiv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SaleOfLeaseReceivab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SaleOfLongtermInvest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SaleOfOtherRealEstateHeldforinvest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SecuritizationsOfCreditCar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ShortTermDebtMaturingInMoreThanThreeMont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eedsFromUnsecuredLinesOfCred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pertyPlantAndEquipmentGrossExcludingCapitalLeased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pertyPlantAndEquipmentOtherAccumulatedDepreci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pertyPlantAndEquipmentOther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visionForLeaseLos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urchaseObligationDueAfterFifthYe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alitativeAndQuantitativeInformationAssetOrLiabilityTransferorsContinuingInvolvementSecuritizationOrAssetbackedFinancingPrincipalAmountOutstandingDerecognized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alEstateAndAccumulatedDepreciationCostsCapitalizedSubsequentToAcquisitionImprove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alEstateHeldForDevelopmentAndS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alEstateInventoryCapitalizedInterestCostsIncurr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alEstateOwnedAmountOfLossAtAcquisi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alEstateRevenue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alEstateTaxesAndInsura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alEstateTax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ceivablesFromClearingOrganiza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ceivableWithImputedInterestPremi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cordedUnconditionalPurchaseOblig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deemableConvertiblePreferredStockSharesIssu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deemableNoncontrollingInterestEquityCarrying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deemableNoncontrollingInterestEquityFair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demptionPremiu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imbursementReven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latedPartyCo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latedPartyTransactionPurchasesFromRelatedPar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latedPartyTransactionRevenuesFromTransactionsWithRelatedPart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paymentsOfShortTermDebtMaturingInThreeMonthsOrL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purchaseAgreementCounterpartyWeightedAverageMaturityOfAgree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erveForLossesAndLossAdjustmentExpen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tatementOfPriorYearIncomeGr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trictedInvestmentsNon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tructuringAndRelatedCostCostIncurredToD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tructuringAndRelatedCostExpectedCo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tructuringAndRelatedCostIncurredCo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tructuringReservePeriodIncreaseDe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eLeasebackTransactionAmountDueUnderFinancingArrange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eLeasebackTransactionAnnualRentalPay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eLeasebackTransactionGrossProceedsInvestingActiv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eLeasebackTransactionMonthlyRentalPay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esRevenueN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esTypeLeaseInterestIncomeLeaseReceivab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lesTypeLeaseSellingProfitLo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BorrowedFairValueDisclosu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BorrowedFairValueOfCollater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BorrowedGrossIncludingNotSubjectToMasterNettingArrange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BorrowedOffsetAgainstCollateralNetOfNotSubjectToMasterNettingArrangementPolicyElec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FailedToRecei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LoanedCollateralRightToReclaimCas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LoanedNotOffsetPolicyElectionDeduc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LoanedOffsetAgainstCollateralNetOfNotSubjectToMasterNettingArrangementPolicyElec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FairValueOfCollater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GrossIncludingNotSubjectToMasterNettingArrange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NotSubjectToMasterNettingArrangem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curitizedAssetsAndAnyOtherFinancialAssetsManagedTogetherPrincipalAmountOutstand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gmentReportingEntityConsolidatedReven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gmentReportingInformationAmortization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gmentReportingInformation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gmentReportingSegment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lfInsuranceReser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10PercentAdverseChangeInOtherAssum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20PercentAdverseChangeInOtherAssum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parateAccountAss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icingLiabilityAtFairValueChangesInFairValueResultingFromChangesInValuationInputsOrChangesInAssump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AcceleratedCompensationCo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AcceleratedVestingNumb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OutstandingWeightedAverageRemainingContractualTer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PeriodIncreaseDe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TotalShareBasedLiabilitiesPai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VestedInPeriodIntrinsic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MaximumNumberOfSharesPerEmploye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onOptionEquityInstrumentsForfeituresAndExpira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GrantsInPeriodForfei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OutstandingPeriodIncreaseDe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GoodsAndNonemployeeServicesTransactionValuationMethodExpectedDividendR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BasedGoodsAndNonemployeeServicesTransactionValuationMethodRiskFreeInterestR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aresHeldInEmployeeStockOptionPlanCommittedToBeReleas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rtTermDebtPercentageBearingFixedInterestR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gnificantAcquisitionsAndDisposalsAcquisitionCostsOrSaleProcee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utoryAccountingPracticesStatutoryToGAAPAmountOfReconcilingIte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utoryCapitalAndSurplusApplyingNationalAssociationOfInsuranceCommissionersNAICPractic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ckholdersEquityBeforeTreasuryStoc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ckIssuedDuringPeriodSharesPeriodIncreaseDe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ckRepurchaseProgramPeriodInFor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ordinatedBorrowingsAllowableInComputationOfNetCapit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ordinatedLiabilitiesPeriodIncreaseDe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sidiaryOrEquityMethodInvesteeCumulativePercentageOwnershipAfterAllTransactio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pplementalUnemploymentBenef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pplementaryLeverageRati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xCutsAndJobsActOf2017IncompleteAccountingTransitionTaxForAccumulatedForeignEarningsProvisionalIncomeTaxExpen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xEffectOfExtraordinaryIte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chnologyServicesCos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mporaryEquityIssuePeriodIncreaseOrDecreas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mporaryEquityLiquidationPreferen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mporaryEquityRedemptionPricePerSha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nantImprove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imeDepositLiabilityUninsuredMaturityOverTwelveMont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dingSecuritiesCurre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nsfersAccountedForAsSecuredBorrowingsAssetsCarrying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nsfersOfFinancialAssetsAccountedForAsSaleInitialFairValueOfLiabilitiesIncurr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nslationAdjustmentForNetInvestmentHedgeIncreaseDecreaseNetOfTa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asuryStockDeferredEmployeeStockOwnershipPla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earnedPremium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realizedGainLossOnDerivativesAndCommodityContrac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realizedGainLossOnMarketableSecuritiesCostMethodInvestmentsAndOtherInvestm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recordedUnconditionalPurchaseObligationBalanceSheetAmou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SGovernmentAgenciesSecuritiesAtCarryingVal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iableInterestCarryingAmountLiabiliti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iableInterestEntityCarryingAmountOfLiabilitiesConsolidatedV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ightedAverageInterestRateOfTimeDeposits100000OrMoreSixMonthsThrough12Mont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ightedAverageInterestRateOfTimeDeposits100000OrMoreThreeMonthsThroughSixMonth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ightedAverageNumberBasicSharesOutstandingAdjustmentProFor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ightedAverageNumberOfSharesOutstandingBasicAndDilu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Checki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celeratedShareRepurchaseProgramAdju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eleratedShareRepurchasesFinalPricePaidPerSha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ountsPayableAndAccruedLiabilitiesFairValueDisclos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ountsPayableInterestBearingCurrentAnd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ountsPayableOtherCurrentAnd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ountsPayableRelatedPartiesCurrentAnd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ruedBonusesCurrentAnd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ruedIncomeTaxes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ruedInsuranceCurrentAnd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umulatedDepreciationDepletionAndAmortizationPropertyPlantAndEquipmentPeriodIncreaseDecrea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ConvertibleDebtWithConversionFe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IncreaseInCarryingAmountOfRedeemablePreferredSto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ReallocationOfMinorityIntere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vancesFairValueDisclos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ffordableHousingProgramAssess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ortizationOfLeasedAss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etsAverageOutstand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etsOfDisposalGroupIncludingDiscontinuedOperati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vailableforsaleSecuritiesInUnrealizedLossPositionsQualitativeDisclosureOtherPercentageOfNonperforming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vailableforsaleSecuritiesTransfersToTradingGainsLossesExcludingOtherThanTemporaryImpair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nkLoa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neficialIntere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AssetsAssetHeldForS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OtherNoncurrent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OtherNoncurrentLiabil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CombinationConsiderationTransferredLiabilitiesIncurr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Ass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CombinationProvisionalInformationInitialAccountingIncompleteAdjustmentPropertyPlantAndEquip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urrent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IndefiniteLivedIntangible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sinessExitCos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pitalizedComputerSoftwareAccumulatedAmortiz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pitalizedContractCost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InRollingYearFiv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RemainderOfFiscalYea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pitalLeasesNetInvestmentInDirectFinancingAndSalesTypeLeas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pitalLeasesNetInvestmentInSalesTypeLeasesDeferredInco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rryingValueOfSecuritiesPurchasedUnderAgreementsToResellAndDepositsPaidForSecuritiesBorrow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shFlowHedgesDerivativeInstrumentsAtFairValue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ashFlowsBetweenTransfereeAndTransferorProceedsFromNewTransfe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AvailableForSaleDebtSecuritiesAccretableYieldAccre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AvailableForSaleDebtSecuritiesAccretableYieldAddi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rtainLoansAndDebtSecuritiesAcquiredInTransferNoAllowanceRecordedAndNoSubsequentImpair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assOfWarrantOrRightNumberOfSecuritiesCalledByEachWarrantOrRigh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llateralizedFinancing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onStockSharesHeldInEmployeeTru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vertiblePreferredStockConvertedToOtherSecur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vertiblePreferredStockSharesIssu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stOfGoodsAndServicesSoldDepreciationAndAmortiz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stOfPropertyRepairsAndMaintena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stOfRealEstateSa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ConversionConvertedInstrumentSharesIssued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InstrumentIncreaseDecreaseForPeriod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InstrumentRepurchasedFaceAm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llowanceForCreditLossNotPreviouslyRecord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llowanceForCreditLossPurchasedWithCreditDeteriorationIncrea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llowanceForCreditLossSecuritiesSol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PurchasedWithCreditDeteriorationAmountAtPurchasePri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AfterAllowanceForCreditLoss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HeldToMaturityMaturityRollingAfterFiveThroughTenYearsWeightedAverageYiel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HeldToMaturityMaturityRollingAfterOneThroughFiveYearsWeightedAverageYiel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HeldToMaturityMaturityRollingWithinOneYearWeightedAverageYiel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HeldToMaturityOriginatedInCurrentFiscalYea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HeldToMaturityTransferToAvailableForSaleAllowanceForCreditLossExpen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btSecuritiesTradingRealizedLo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consolidationRevaluationOfRetainedInvestmentGainOrLossAm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FairValueOfSharesIssu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Cos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CostsLeasing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TaxAssetsInProcessResearchAndDevelop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AssetRetirementObliga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SelfInsura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UnearnedPremiumsReserv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TaxLiabilities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TaxLiabilitiesInterestsInFinancialAssetsContinuedToBeHel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TaxLiabilitiesOtherFiniteLived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TaxLiabilitiesUnrealizedCurrencyTransactionGai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rredTaxLiabilityNotRecognizedAmountOfUnrecognizedDeferredTaxLiabilityUndistributedEarningsOfDomesticSubsidiar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MinimumPensionLiabilityBefore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inedBenefitPlanBeforeAdoptionOfSFAS158RecognitionProvisionsAccruedBenefitLiabil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inedBenefitPlanExpectedContributionsInCurrentFiscalYea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inedBenefitPlanPlansWithBenefitObligationsInExcessOfPlanAssetsAggregateBenefitOblig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inedBenefitPlanPlansWithBenefitObligationsInExcessOfPlanAssetsAggregateFairValueOfPlan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positLiabilitiesWithAbnormalTe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positsWithClearingOrganizationsAndOthersSecur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positsWithOtherFederalHomeLoanBank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recognizedAssetsSecuritizedOrAssetbackedFinancingArrangementAssetsAndAnyOtherFinancialAssetsManagedTogetherPrincipalAmountOutstand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rivativeAssetSecuritiesPurchasedUnderAgreementsToResellSecuritiesBorrowedNotOffsetPolicyElectionDedu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rivativeAssetSecuritiesPurchasedUnderAgreementsToResellSecuritiesBorrowedOffsetAgainstCollateralNetOfNotSubjectToMasterNettingArrangementPolicyEle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rivativeCostOfHedg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rivativeInstrumentsLossRecognizedInInco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rivativeInstrumentsLossRecognizedInOtherComprehensiveIncomeEffectivePor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rivativeLiabilityFairValue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rivativeLiabilitySecuritiesSoldUnderAgreementsToResellSecuritiesLoanedOffsetAgainstCollateralNetOfNotSubjectToMasterNettingArrangementPolicyEle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scontinuedOperationIncomeLossFromDiscontinuedOperationDuringPhaseOutPeriodNetOf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Intangible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videndPaymentsRestrictionsScheduleStatutoryCapitalAndSurplus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videndsAndInterestPa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videndsCommonStockPaidinki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videndsPaidinki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ueFromAffiliat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DispositionOfBusine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EquityInEarningsLossesOfUnconsolidatedSubsidia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RepatriationOfForeignEarning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fectOfExchangeRateOnCashAndCashEquivalentsContinuingOpera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InterestPaymentsFromESO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TaxBenefitOfDividendsPaidToPla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quityFairValueAdju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quityMethodInvestmentNetSalesProceed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quityMethodInvestmentSoldCarryingAm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Liabil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scrowDepositsRelatedToPropertySa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xciseAndSalesTax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ChangeInUnrealizedGainLossIncludedInOtherInco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GainLossIncludedInTradingReven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irValueConcentrationOfRiskCommit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irValueEquityLevel2ToLevel1TransfersAm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irValueEstimateNotPracticableInvest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irValueInputsProbabilityOfDefaul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TradingLiabil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deralHomeLoanBankAdvancesDisc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ByInterestRateTypeFixedRateAfterFiveYea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ByInterestRateTypeFixedRateOneToFiveYea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ByInterestRateTypeOneToFiveYea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deralHomeLoanBankAdvancesPar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deralHomeLoanBankAdvancesValuationAdjustmentsUnderFairValueOp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deralHomeLoanBankConsolidatedObliga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deralHomeLoanBankRegulatoryCapitalRequir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esAndCommissionsTransferAg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eLeaseImpairmentLo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alInstrumentsOwnedAndPledgedAsCollateralAmountNotEligibleToBeRepledgedByCounterpar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alInstrumentsOwnedCorporateEquitiesAtFair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alInstrumentsOwnedMortgagesMortgageBackedAndAssetBackedSecuritiesAtFair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ForeignCurrencyTransl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LoanPurchas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ngReceivableCoveredAndNotCoveredAfterAllowanceForCreditLossFeePremiumAndDisc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ngReceivableCoveredBeforeAllowanceForCreditLo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SaleAndReclassificationToHeldForS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ngReceivableLoanInProce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nancingReceivablesBeforeAllowanceForCreditLossAverageAmountOutstand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utureMinimumSubleaseRentalsSaleLeasebackTransactionsWithinThreeYea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utureMinimumSubleaseRentalsSaleLeasebackTransactionsWithinTwoYea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inLossFromComponentsExcludedFromAssessmentOfCashFlowHedgeEffectiveness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inLossOnDerivativeInstrumentsHeldForTradingPurposes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insLossesOnExtinguishmentOfDebtBeforeWriteOffOfDeferredDebtIssuanceCo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insLossesOnRestructuringOfDeb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odwillAllocationAdju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overnmentAssistanceAm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RemainderOfFiscalYearFair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stingArrangementServiceContractImplementationCostExpenseAmortiz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BeforeInterestExpenseInterestIncomeIncomeTaxesExtraordinaryItemsNoncontrollingInterests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omeLossFromDiscontinuedOperationsNetOfTaxAttributableToNoncontrollingIntere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omeTaxEffectsAllocatedDirectlyToEquityEquityTransac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omeTaxReconciliationDispositionOfBusine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Leas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RestructuringCharg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omeTaxReconciliationTaxContingenciesStateAndLo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omeTaxReconciliationTaxCreditsResear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reaseDecreaseInAccountsReceiv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reaseDecreaseInAccruedTaxesPay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reaseDecreaseInCashCollateralForBorrowedSecur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reaseDecreaseInDeferredReven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reaseDecreaseInFairValueOfHedgedItemInInterestRateFairValueHedge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reaseDecreaseInNotesReceivableRelatedPar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reaseDecreaseInPensionAndPostretirementObliga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creaseDecreaseInTimeDepositsOf100000OrMo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definiteLivedIntangibleAssetsAcquiredDuringPerio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definiteLivedTradeNam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terestAndFeeIncomeLoansConsumerInstallmentCreditC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terestBearingForeignDepositMoneyMar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terestCostsIncurredCapitaliz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WithdrawalPenal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terestPay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terestRateCashFlowHedgeDerivativeAtFairValue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terestRateDerivativeInstrumentsNotDesignatedAsHedgingInstrumentsAtFairValue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terestReceivable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estmentIncomeNonopera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estmentOwnedBalancePrincipalAm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estmentOwnedBalanceShar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estmentOwnedUnrecognizedUnrealizedDepreci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vestmentsInAndAdvancesToAffiliatesAtFair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niorSubordinatedDebentureOwedToUnconsolidatedSubsidiaryTrust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niorSubordinatedNotes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ndAvailableForS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sseeFinanceLeaseDiscountR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veragedLeaseInve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veragedLeasesBalanceSheetInvestmentInLeveragedLeases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abilitiesOfAssetsHeldForS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ClaimsPa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ClaimsPaidCurrentYea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ClaimsPaidPriorYea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IncurredClai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IncurredClaimsCurrentYea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IncurredClaimsPriorYea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abilityForUnpaidClaimsAndClaimsAdjustmentExpense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feSettlementContractsFairValueMethodFace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neOfCreditFacilityCommitmentFeePercentag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neOfCreditFacilityMaximumAmountOutstandingDuringPerio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AndLeasesReceivableCommercialAllowa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InstallmentStud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RevolvingOth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AndLeasesReceivableNetReportedAmountOth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AndLeasesReceivableOtherNetOfDeferredInco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HeldForSaleCommercialAndIndustri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HeldForSaleConsumerInstallmentStud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ReceivableBasisSpreadOnVariableR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ReceivableCommercialDevelop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ansReceivableHeldForSaleNetNotPartOfDisposalGroupCommercialAndIndustri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MaturitiesRepaymentsOfPrincipalAfterYearFiv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MaturitiesRepaymentsOfPrincipalInYearFiv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MaturitiesRepaymentsOfPrincipalInYearFo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MaturitiesRepaymentsOfPrincipalInYearThre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MaturitiesRepaymentsOfPrincipalInYearTw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RepaymentsOfPrincipalInNextTwelveMonth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AverageAmountOutstand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NextRollingTwelveMonth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RollingAfterYearFiv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RollingYearFiv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RollingYearFo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RollingYearThre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RollingYearTw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DebtWeightedAverageInterestRateOverTi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TermNotesPay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ssContingencyAccrualCarryingValueProvis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ssContingencyClaimsSettledNumb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ssOnCashFlowHedgeIneffectivene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ssOnDerivativeInstrumentsPre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ssOnFairValueHedgeIneffectivene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ketableSecuritiesUnrealizedGainLossExcludingOtherThanTemporaryImpair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diumTermNot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nimumLeasePaymentsSaleLeasebackTransac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nimumNetWorthRequiredForComplia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rtgageLoansOnRealEstateCarryingAmountOfMortgag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rtgageLoansOnRealEstateFaceAmountOfMortgag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rtgageLoansOnRealEstateInterestR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rtgageLoansOnRealEstateWriteDownOrReserveAm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tIncreaseDecreaseInAdvancePaymentsByBorrowersForTaxesAndInsura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wAccountingPronouncementOrChangeInAccountingPrincipleEffectOfChangeOnDilutedEarningsPerSha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wAccountingPronouncementOrChangeInAccountingPrincipleEffectOfChangeOnNetReven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ncontrollingInterestIncreaseFromSaleOfParentEquityIntere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ninterestExpenseDistributionAndServicingFe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ninterestExpenseOfferingCo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ninterestExpenseTransferAgentAndCustodianFe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tesPayable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tionalAmountOfDerivativeInstrumentsDesignatedAsNetInvestmentHedg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otionalAmountOfForeignCurrencyDerivativ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umberOfCreditRiskDerivativesHel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fficersCompens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ReceivableRemainderOfFiscalYea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ratingLeaseVariableLeaseInco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AmortizationOfDeferredCharg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AssetsHeldForSa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AvailableforsaleSecuritiesAdjustmentNetOfTaxPortionAttributableToNoncontrollingIntere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actionAndTranslationAdjustmentNetOfTaxPortionAttributableToNoncontrollingIntere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actionAndTranslationReclassificationAdjustmentRealizedUponSaleOrLiquidationBefore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actionAndTranslationReclassificationAdjustmentRealizedUponSaleOrLiquidationNetOf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lationAdjustmentTaxPortionAttributableToPa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fterAdjustmentsBefore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BeforeAdjustmentsAnd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BeforeTaxAfterReclassificationAdju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ReclassificationAdjustmentFromAociForDerecognitionBefore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UnrealizedGainLossArisingDuringPeriodBefore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IncomeLossForeignCurrencyTranslationReclassificationAdjustmentRealizedUponSaleOrLiquidation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AdjustmentFromAociForAccretionOfNoncreditPortionOfOttiAfter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OttiAfterTaxAndAdjust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OttiAfterTaxAndAdjustmentsAttributableToPa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DeferredCompensationArrangementsLiabilityCurrentAnd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ExpenseFromRealEstatePartnershipOpera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LongTermDebt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RealEstateOwnedMeasurementInpu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RealEstateReven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SignificantNoncashTransactionValueOfConsiderationReceived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TaxCarryforwardGrossAmou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BeforeTaxPortionAttributableToNoncontrollingInterestAvailableforsaleSecur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TaxIncludingPortionAttributableToNoncontrollingInterestHeldtomaturitySecur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ReclassificationAdjustmentOfNoncreditPortionIncludedInNetIncomeHeldtomaturitySecuritiesBeforeTa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OfFinancingAndStockIssuanceCos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DepositsOnRealEstateAcquisi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DerivativeInstrumentFinancingActiv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Loa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ProceedsFromAvailableforsaleSecuritiesShortter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ProceedsFromDerivativeInstrumentFinancingActiv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ProceedsFromRealEstatePartnershipInvestment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PurchaseOfSecuritiesOperatingActiv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RepurchaseOfConvertiblePreferredSto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RepurchaseOfRedeemableConvertiblePreferredSto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ForSoftwa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OfDistributionsToAffiliat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OfMergerRelatedCostsFinancingActiv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ToAcquireOtherLoansAndLeasesHeldForInve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ToAcquireRealEst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ToAcquireRealEstateHeldForInve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ToAcquireShortTermInvest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ToAcquireTrustPreferredInvest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ymentsToSuppliersAndEmploye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nsionAndOtherPostretirementAndPostemploymentBenefitPlansLiabilitiesCurrentAnd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nsionExpenseReversalOfExpenseNoncas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NoticeOfWithdraw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ledgedAssetsNotSeparatelyReportedOtherFinancialInstru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MortgageRelatedSecuritiesAvailableForSaleOrHeldForInve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RealEstatePledgedAsCollateralAtFair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SecuritiesPledgedForOtherDebtObligationsAtFair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MortgageRelatedSecuritiesHeldToMatur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stemploymentBenefitsLiabilityCurrentAndNon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eferredStockDivide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eferredStockIncludingAdditionalPaidInCapit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eferredStockPerShareAmountsOfPreferredDividendsInArrea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emiumsEarned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epaidExpense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epayableFinancialAssetClosedPortfolioLastOfLayerAmortizedCo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CollectionOfFinanceReceivab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ConvertibleDeb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IssuanceOfRedeemableConvertiblePreferredSto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LeasePay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Loa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RepurchaseOfTrustPreferredSecur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SaleAndMaturityOfTradingSecuritiesHeldforinve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SaleMaturityAndCollectionOfShorttermInvest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SaleOfIntangible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SaleOfLandHeldforinve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SaleOfOtherReceivab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SaleOfSecuritiesOperatingActiv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FromSecuritizationsOfConsumerLoa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ceedsOfOtherLoansAndLeasesHeldForInvest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pertyPlantAndEquipmentExcludingLessorAssetUnderOperatingLeaseAfterAccumulatedDepreci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pertyPlantAndEquipmentNetExcludingCapitalLeased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rchaseCommitmentRemainingMinimumAmountCommit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rchaseObligationDueInNextTwelveMonth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alEstateInvestmentPropertyAtCo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alEstateInvestmentPropertyN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alEstateInvestmentsOth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alEstateOwnedAmountOfLossAtAcquisition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alizedGainLossOnMarketableSecuritiesCostMethodInvestmentsAndOtherInvest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classificationToUnappropriatedRetainedEarning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cognitionOfDeferredReven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deemablePreferredStockDividend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gulatorExpensesCostAssessedOnFederalHomeLoanBan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insuranceReceivablesPaidLossesRecover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insuranceRecoverab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paymentsOfMandatoryRedeemableCapitalSecurit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paymentsOfMediumTermNot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paymentsOfShortTermDebtMaturingInMoreThanThreeMonth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paymentsOfSubordinatedShortTermDeb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trictedStockSharesIssuedNetOfSharesForTaxWithholding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tructuringReserveAcceleratedDepreci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tructuringReserveSettledWithCas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tructuringReserveSettledWithoutCash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tructuringSettlementAndImpairmentProvis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eLeasebackTransactionGrossProceed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eLeasebackTransactionNetBook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eOfStockConsiderationReceivedPerTrans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eOfStockPercentageOfOwnershipAfterTrans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ProfitLo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lesTypeLeaseLeaseReceiv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edLongTermDeb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itiesFailedToDeliv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Increa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NotOffsetPolicyElectionDedu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OffsetAgainstCollateralNetOfNotSubjectToMasterNettingArrangementPolicyEle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itiesReceivedAsCollateralAmountRepledgedAndSol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OffsetAgainstCollateralNetOfNotSubjectToMasterNettingArrangementPolicyEle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ityDepositLiabil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curityOwnedAndSoldNotYetPurchasedFairValueSecuritySoldNotYetPurchas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gmentReportingInformationOtherNoninterestExpen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OtherThan10Or20PercentAdverseChangeInDiscountRatePerc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OtherThan10Or20PercentAdverseChangeInPrepaymentSpeedPerc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rvicingAssetsAndServicingLiabilitiesAtFairValueAssumptionsUsedToEstimateFairValueWeightedAverageLif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rvicingFe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rvicingLiabilit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rvicingLiabilityAtAmortizedValueBalanc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AggregateIntrinsicValueNonves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AggregateIntrinsicValueVes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ForfeituresIntrinsic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GrantsInPeriodIntrinsic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ShareBasedLiabilitiesPai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DiscountForPostvestingRestriction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WeightedAverageExpectedDivide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onOptionEquityInstrumentsForfeitur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PercentageOfOutstandingStockMaximu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areBasedGoodsAndNonemployeeServicesTransactionValuationMethodExpectedVolatilityR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rtTermLeasePaym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ignificantChangeInUnrecognizedTaxBenefitsIsReasonablyPossibleEstimatedRangeOfChangeLowerBou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ckDividendsShar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ckIssuedDuringPeriodSharesReverseStockSpl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ckIssuedDuringPeriodValuePurchaseOf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ubordinatedDebtCurr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upplementalUnemploymentBenefitsSeveranceBenef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xCutsAndJobsActOf2017ChangeInTaxRateDeferredTaxLiabilityIncomeTaxBenef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mporaryEquityAccretionToRedemptionVa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hresholdPercentageOfValueDeclineInEquitySecuritiesToBeConsideredOtherThanTemporaryImpairme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DepositMaturitiesAfterNextRollingTwelveMonth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adingSecuritiesEquityCo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adingSecuritiesRestricte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easuryStockNumberOfSharesHel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nusualOrInfrequentItemInsuranceProceed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aluationAllowanceForImpairmentOfRecognizedServicingAssetsSalesAndDisposal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ariableInterestCarryingAmount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ariableInterestEntityCarryingAmountOfCollateralizedAss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rrantsNotSettleableInCashFairValueDisclos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eightedAverageInterestRateOfTimeDeposits100000OrMoreThreeMonthsOrLes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eightedAverageNumberOfSharesCommonStockSubjectToRepurchaseOrCancella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eleratedShareRepurchasesSettlementPaymentOrReceip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cruedEmployeeBenefitsCurrentAndNon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hareBasedCompensationNonvestedSharesRequisiteServicePeriodRecogni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CertainLoansAcquiredInTransferNotAccountedForAsDebtSecuritiesNotAccountedForUsingIncomeRecognitionMode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ForeignCurrencyTransla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ternativeInvest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ortizationOfAcquiredIntangibleAss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ncillaryFeeIncomeGeneratedByServicingFinancialAssets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ociIncludingPortionAttributableToNoncontrollingInterest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reaOfLan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ssetManagementCos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ssetsHeldForSale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ssetsHeldForSaleNotPartOfDisposalGroup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ssetsUnderManagementAverageBalan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uctionMarketPreferredSecuritiesStockSeriesLiquidation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AcquisitionCostOfAcquiredEntityLiabilitiesIncurr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LiabilitiesAccruedLiabil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DeferredIncomeTaxesAssetLiabilityN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DeferredTaxAssetsNon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IntangibleAssetsNotAmortizab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NotesPayableAndLongTermDeb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AcquisitionsProFormaIncomeLossFromContinuingOperationsBeforeChangesInAccountingAndExtraordinaryItemsNetOf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CombinationProvisionalInformationInitialAccountingIncompleteAdjustmentConsiderationTransferr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CombinationProvisionalInformationInitialAccountingIncompleteAdjustmentIntangib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CombinationSeparatelyRecognizedTransactionsAdditionalDisclosuresAcquisitionCostExpens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sinessCombinationStepAcquisitionEquityInterestInAcquireeFairValue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pitalLeaseObligations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pitalLeasesNetInvestmentInDirectFinancingLeasesAllowanceForUncollectibleMinimumLeasePay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shAndCashEquivalentsAtCarryingValueIncludingDiscontinuedOperati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shDivestedFromDeconsolida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shFlowHedgeGainLossReclassifiedToInterestExpenseN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shFlowHedgeGainLossReclassifiedToRevenueN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quiredDuringPeriodCommercialContractuallyRequiredPaymentsReceivableAtAcquisi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CommercialOutstandingBalan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onStockIssuedEmployeeStockTru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pensationExpenseExcludingCostOfGoodAndServiceSol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nstructionLoa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ntractualObligationDueInFourthAndFifthYea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stOfGoodsAndServicesSol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umulativeEffectOfInitialAdoptionOfSFAS1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umulativeEffectOnRetainedEarningsBeforeTax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InstrumentIncreaseAdditionalBorrowing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InstrumentInterestRateEffectivePercentageRateRangeMinim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InstrumentInterestRateStatedPercentageRateRangeMaxim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InstrumentPeriodicPay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llowanceForCreditLossNotToSellBeforeRecoveryCreditLossPreviouslyRecordedExpenseRevers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llowanceForCreditLossWriteoff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MaturityRollingAfter10YearsWeightedAverageYiel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MaturityRollingAfterFiveThroughTenYearsWeightedAverageYiel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MaturityRollingAfterOneThroughFiveYearsWeightedAverageYiel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MaturityRollingWithinOneYearWeightedAverageYiel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PurchasedWithCreditDeteriorationAmountAtPa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TransferToHeldToMaturityAllowanceForCreditLossExpen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TransferToTradingGainLos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HeldToMaturityAllowanceForCreditLossPeriodIncreaseDecrea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Nonaccru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HeldToMaturityMaturityRollingAfterTenYearsWeightedAverageYiel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HeldToMaturityPurcha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RealizedGainLossExcludingOtherThanTemporaryImpair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tSecuritiesTradingAndEquitySecuritiesFvNiCo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CommonStockReservedForFutureIssuan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DistributionsPai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SharesAuthorizedForIssuan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CompensationLiability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IncomeTaxesAndOtherTaxReceivable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TaxAssetsOtherTaxCarryforward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TaxAssetsUnrealizedCurrencyLoss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TaxAssetsValuationAllowance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TaxLiabilitiesDeferredExpenseCapitalizedIntere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erredTaxLiabilityNotRecognizedAmountOfUnrecognizedDeferredTaxLiabilityUndistributedEarningsOfForeignSubsidiar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inedBenefitPlanAccumulatedBenefitObligationIncreaseDecreaseForSettlementAndCurtail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MinimumPensionLiabilityAfter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NetTransitionAssetsObligationsAfter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inedBenefitPlanBenefitObligationIncreaseDecreaseForRemeasurementDueToSettle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inedBenefitPlanEffectOfSettlementsAndCurtailmentsOnAccumulatedBenefitObliga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inedBenefitPlanExpectedAmortizationOfTransitionAssetObligationNextFiscalYea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finedContributionPlanMaximumAnnualContributionPerEmployee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linquentAmountAtEndOfPeriodOnLoansManagedAndSecuritiz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positsPaidForSecuritiesBorrowedAtCarrying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positsRetai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rivativeFairValueAmountOffsetAgainstCollateralN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rivativeInstrumentsGainReclassifiedFromAccumulatedOCIIntoIncomeEffectivePor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rivativeInstrumentsGainRecognizedInOtherComprehensiveIncomeEffectivePor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rivativeInstrumentsInHedgesAssetsAt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rivativeInstrumentsInHedgesLiabilitiesAt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rivativeLiabilitySecuritiesSoldUnderAgreementsToResellSecuritiesLoanedNotOffsetPolicyElectionDeduc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terioratedLoansTransferredInDebtSecuritiesAccreditableYieldPeriodIncreaseDecrea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ctCostsOfLeasedAndRentedPropertyOrEquip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ectFinancingLeaseResidualValueOfLeasedAss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continuedOperationIncomeLossFromDiscontinuedOperationNetOfTaxPerBasicSha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PropertyPlantAndEquipmentNon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posalGroupNotDiscontinuedOperationLossGainOnWriteDow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arningsPerShareBasicUndistribut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Amortiza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ontingenciesStateAndLo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SettlementsStateAndLoc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mployeeBenefitsAndShareBasedCompensationNoncas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CashFlowEffectCashUsedToSettleAward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RepurchaseObligation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quityMethodInvestmentQuotedMarket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tinguishmentOfDebtGainLossNetOf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traordinaryItemNetOf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AdjustmentOfWarra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LoansReceivab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DisclosureOffbalanceSheetRisksFaceAmountAss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Borrowing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LiabilityPurchas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LiabilitySa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ChangeInUnrealizedGainLos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UnobservableInputsReconciliationIssu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UnobservableInputsReconciliationSa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irValueOptionCreditRiskGainsLossesOnLiabil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ederalFundsSoldAndSecuritiesPurchasedUnderAgreementsToResellPledgedAsCollater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ederalHomeLoanBankAdvancesGeneralDebtObligationsDisclosuresCollateralPledg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InRollingYearFo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eLeaseLiability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eLeaseLiabilityNon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ialInstrumentsOwnedOtherAt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ialInstrumentsOwnedPrincipalInvestmentsAt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ialInstrumentsOwnedUSGovernmentAndAgencyObligationsAt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ialServicesReven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xcludingAccruedInterest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BeforeAllowanceForCreditLoss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ingReceivableRevolvingConvertedToTermLoanDuringPerio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ancingReceivableTransferToHeldForSaleAllowanceForCreditLossExpenseRevers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niteLivedIntangibleAssetsAverageUsefulLif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reignCurrencyTransactionGainLossUnrealiz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ainLossFromComponentsExcludedFromAssessmentOfFairValueHedgeEffectivenessN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ainLossOnDiscontinuationOfCashFlowHedgeDueToForecastedTransactionProbableOfNotOccurringN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ainLossOnForeignCurrencyDerivativeInstrumentsNotDesignatedAsHedgingInstru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ainLossOnInterestRateFairValueHedgeIneffectivenes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ainLossOnSaleOfCapitalLeasesN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uarantyLiabil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ldToMaturitySecuritiesNon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mpairmentChargeOnReclassifiedAss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omeLossBeforeExtraordinaryItemsAndCumulativeEffectOfChangeInAccountingPrinciplePerBasicSha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omeTaxReconciliationEquityInEarningsLossesOfUnconsolidatedSubsidiar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CharitableContributi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BrokerDealerRelatedReceivablesPayablesN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ContractWithCustomerLi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CustomerDepos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DepositOtherAss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DueFromRelatedPa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EmployeeRelatedLiabil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FairValueAdjustmentsOnAssetsAndLiabilitiesCarriedAtFairValueUnderFairValueOp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FairValueOfInterestRateFairValueHedgingInstruments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FairValueOfUnhedgedDerivativeInstru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IncomeTaxesPayableNetOfIncomeTaxesReceivab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InsuranceAss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ReceivablesUnderRepurchaseAgree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DecreaseInUndisbursedLoanFund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InCarryingAmountOfRedeemablePreferredStoc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aseInUnrecognizedTaxBenefitsIsReasonablyPossib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AcceleratedShareRepurchaseAgree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NonvestedSharesWithForfeitableDividend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BearingDepositsAtCarrying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Oth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ExpenseCapitalSecur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ExpenseCustomerDepos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OtherTimeDeposi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ExpenseLoansFromOtherFederalHomeLoanBank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ExpenseRelatedPar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IncomeSecuritiesCorporateDebtOpera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OnConvertibleDebtNetOf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RevenueExpen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erestsContinuedToBeHeldByTransferor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ventoryRealEst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vestmentRelatedLiabil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vestmentsInAffiliatesSubsidiariesAssociatesAndJointVenturesFairValueDisclosu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teFeeIncomeGeneratedByServicingFinancialAssets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veragedLeasesIncomeStatementIncomeTaxExpenseOnLeveragedLeas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abilities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tigationSettlementGros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InstallmentOth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LeaseFinanc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ansAndLeasesReceivableGrossCarryingAmountOth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ansAndLeasesReceivableNetReportedAmountConsum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ansReceivableHeldForSaleReconciliationToCashFlowPeriodIncreaseDecrea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ngtermDebtPercentageBearingFixedInterest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ngtermDebtPercentageBearingVariableInterest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ngTermPurchaseCommitment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ssContingencyAccrualCarryingValuePeriodIncreaseDecrea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ssContingencyAccrualPay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ssContingencyDamagesAwarded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ginDepositAss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norityInterestIncreaseFromStockIssuan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ultiemployerPlanEmployerContributionCo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etChangeInterestAndNoninterestBearingDepositsDomest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etIncomeLossFromDiscontinuedOperationsAvailableToCommonShareholdersBas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tesIssued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tesPayableRelatedPartiesCurrentAndNon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tionalAmountOfInterestRateFairValueHedgeDerivativ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tionalAmountOfOtherDerivativesNotDesignatedAsHedgingInstru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peratingCostsAndExpens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FourAndFiveYear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RollingYearFo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RollingYearThre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RollingYearTw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AccountsPayableAndAccruedLiabil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mitmentDueInFourthYea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CumulativeEffectOfChangeInAccountingPrincipleBeforeTax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CumulativeEffectOfChangeInAccountingPrincipleNetOfTax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FinalizationOfPensionAndNonPensionPostretirementPlanValuationBefore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FinalizationOfPensionAndNonPensionPostretirementPlanValuationNetOf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actionAndTranslationAdjustmentBeforeTaxPortionAttributableToPa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djustmentsBefore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fterAdjustmentsAndTaxPa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fterAdjustments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AfterReclassificationAdjustment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AfterTaxAndReclassificationAdjust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ReclassificationAdjustmentFromAociForDerecognition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LossForeignCurrencyTransactionAndTranslationReclassificationAdjustmentRealizedUponSaleOrLiquidationBefore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IncomeLossForeignCurrencyTransactionAndTranslationReclassificationAdjustmentRealizedUponSaleOrLiquidationNetOf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ComprehensiveLossHeldToMaturitySecurityOttiAfterAdjustments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DeferredCostsN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DerivativesNotDesignatedAsHedgingInstrumentsLiabilitiesAt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InvestmentNotReadilyMarketable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LiabilitiesNoncurr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LongTermInvest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NotesPayab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RealEstateCoveredAdditi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RealEstateNonCoveredAdditi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RealEstateNonCoveredDisposal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RealEstateNonCoveredValuationAdjust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RestrictedAss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TaxPortionAttributableToParentHeldtomaturitySecur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rticipatingMortgageLoansParticipationLiabilities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mentsForHedgeFinancingActiv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mentsForHedgeInvestingActiv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mentsForProceedsFromPreviousAcquisi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mentsForRepurchaseOfRedeemableNoncontrollingIntere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mentsOfLoanCos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mentsToAcquireAssetsInvestingActiv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mentsToAcquireEquipmentOnLea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mentsToAcquireOtherProductiveAss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ymentToAcquireLifeInsurancePolicyOperatingActiv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edgedAssetsNotSeparatelyReportedFinanceReceivab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LoansPledgedForFederalHomeLoanBankAt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OtherAssetsPledgedAsCollateralAtFair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OtherDebtSecuritiesAvailableForSaleOrHeldForInvest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LoansReceivablePledgedForOtherArrange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SecuritiesForOtherDebtFacil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CollectionOfLoansHeldForSa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HedgeInvestingActiv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InsuranceSettlementOperatingActiv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OtherDepos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RepaymentsOfShortTermDebtMaturingInMoreThanThreeMonth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SaleAndCollectionOfFinanceReceivab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SaleOfOtherAssets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SalesOfBusinessAffiliateAndProductiveAss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SecuritiesPurchasedUnderAgreementsToResel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ceedsFromSecuritizationsOfLoansHeldForInvest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pertyPlantAndEquipmentFairValueDisclosu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pertyPlantAndEquipmentGrossPeriodIncreaseDecrea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pertyPlantAndEquipmentOwnedAccumulatedDeprecia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ualitativeAndQuantitativeInformationAssetsOrLiabilitiesForTransferorsContinuingInvolvementInSecuritizationOrAssetbackedFinancingArrangementPrincipalAmountsOutstand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alEstateOtherAcquisition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alEstateWriteDownOrReserve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ceivableWithImputedInterestDisc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ceivableWithImputedInterestEffectiveYieldInterestR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paymentsOfAssumedDeb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strictedCashAndInvest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structuringReserveAccrualAdjustment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sultsOfOperationsIncomeBeforeIncomeTax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tainedInterestFairValueDisclosu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venueFromRelatedPar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venueNotFromContractWithCustomerOth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lesTypeLeaseLeaseIncom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CScheduleIIIRealEstateWritedownOrReserve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curitiesBorrowedCollateralObligationToReturnSecur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curitiesBorrowedGros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curitiesLoanedCollateralRightToReclaimSecuriti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curitiesLoanedGros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curitiesOwnedNotReadilyMarketabl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curitiesSoldNotYetPurchasedFairValueDisclosu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sellNotOffsetPolicyElectionDeduc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gmentReportingInformationNoninterestExpen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OtherThanTemporaryImpair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rvicingAssetsAndServicingLiabilitiesAtFairValueAssumptionsUsedToEstimateFairValueExpectedCreditLoss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ExpectedDividendPay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MaximumEmployeeSubscriptionRat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AndExpectedToVestExercisableWeightedAverageRemainingContractualTer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ExercisableOptionsWeightedAverageRemainingContractualTerm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aresHeldInEmployeeStockOptionPlanAllocat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aresSubjectToMandatoryRedemptionSettlementTermsAmou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atutoryAccountingPracticesStatutoryCapitalAndSurplusBalan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ockholdersEquityOtherShar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ockIssuedDuringPeriodSharesConversionOfUn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ockIssuedDuringPeriodSharesStockSpl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pplementalUnemploymentBenefitsSalaryContinua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mporaryEquityAccretionToRedemptionValueAdjust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DepositLiabilityAboveUsInsuranceLimitMaturityOverSixMonthsThroughTwelveMonth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DepositLiabilityAboveUsInsuranceLimitMaturityOverThreeMonthsThroughSixMonth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DepositLiabilityAboveUsInsuranceLimitMaturityThreeMonthsOrLes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DepositLiabilityUninsuredMaturityOverSixMonthsThroughTwelveMonth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DepositLiabilityUninsuredMaturityOverThreeMonthsThroughSixMonth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DepositLiabilityUninsuredMaturityThreeMonthsOrLes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adingSecuritiesDebtAmortizedCos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ansferInvest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ansferOfFinancialAssetsAccountedForAsSalesAmountDerecogniz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easuryStockCarryingBasi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oubledDebtRestructuringDebtorCurrentPeriodGainLossOnTransferOfAssetsNetOfTa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derwritingIncomeLos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distributedEarningsLossAvailableToCommonShareholdersBasi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distributedEarningsLossAvailableToCommonShareholdersDilute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SGovernmentSecuritiesAtCarryingValu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aluationAllowancesAndReservesAdjustm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ariableLeasePaym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eightedAverageDiscountRatePerc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NoticeOfWithdrawa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ccountsReceivableFairValueDisclosu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cumulatedAmortizationDeferredFinanceCos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ortizationOfDeferredCharg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ortizationOfDeferredHedgeGai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ssetBackedSecuritiesAtCarrying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ssetsHeldForSaleLongLiv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ssetsHeldForSaleNotPartOfDisposalGroupOth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ssetsN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ssumptionForFairValueOnSecuritizationDateOfInterestsContinuedToBeHeldByTransferorServicingAssetsOrLiabilitiesPrepaymentSpe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EquitySecuritiesGrossUnrealizedGa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EquitySecuritiesGrossUnrealizedLo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vailableForSaleSecuritiesEquitySecuritiesCurr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sicEarningsPerShareProForm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sinessAcquisitionProFormaIncomeLossFromContinuingOperationsBeforeChangesInAccountingAndExtraordinaryItemsNetOfTaxPerShareBasi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sinessAcquisitionProFormaIncomeLossFromContinuingOperationsBeforeChangesInAccountingAndExtraordinaryItemsNetOfTaxPerShareDilut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AssetsPrepaidExpenseAndOtherAss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sinessCombinationConsiderationTransferredOther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urrentAssetsOth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urrentAssetsPrepaidExpenseAndOtherAss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urrentLiabili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usinessCombinationStepAcquisitionEquityInterestInAcquireePercenta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shPassThroughReserveFederalHomeLoanBan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cretableYieldTransfersToLoansHeldForS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ConsumerOutstandingBalan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sedPortfolioAndBeneficialInterestLastOfLayerAmortizedCos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ractualObligationDueInFifthYe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ractualObligationDueInFourthYe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ractualObligationDueInSecondAndThirdYe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ractualObligationDueInSecondYe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ractualObligationDueInThirdYe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ributionOfProper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vertibleDeb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editDerivativeCurrentFair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mulativeEffectOfInitialAdoptionOfSFAS15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Curr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InstrumentConvertibleConversionPrice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InstrumentDecreaseForgivene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InstrumentInterestRateEffectivePercentageRateRangeMaximu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InstrumentRepurchaseAm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ndHeldToMaturityAllowanceForCreditLo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ndHeldToMaturityAmortizedCostAfterAllowanceForCreditLo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ndHeldToMaturityAmortizedCostBeforeAllowanceForCreditLo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ExcludingAccruedInterestAllowanceForCreditLossPeriodIncreaseDecrea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PurchasedWithCreditDeteriorationAllowanceForCreditLossAtAcquisitionD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SecuritiesHeldToMaturityAccruedInterestWriteoff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AllocatedAndSingleMaturityDateRollingAfter10Yea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tSecuritiesTradingRealizedGa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ferredCompensationSharebasedArrangementsLiabilityCurrentAndNoncurr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ferredGainOnSaleOfProper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ferredOfferingCos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ferredTaxAssetsOtherLossCarryforward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ferredTaxLiabilitiesDeferredExpenseDeferredPolicyAcquisitionCos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ferredTaxLiabilitiesUndistributedForeignEarning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finedBenefitPlanAmountOfEmployerAndRelatedPartySecuritiesIncludedInPlanAss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finedBenefitPlanOtherPlanAss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finedBenefitPlanRecognizedNetGainLossDueToSettle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rivativeAssetNotDesignatedAsHedgingInstrumentFair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rivativeBasisSpreadOnVariableR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rivativeCapInterestR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rivativeInstrumentsAndHedgesLiabili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rivativeLiabilityNotDesignatedAsHedgingInstrumentFair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rectFinancingLeaseLeaseInco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rectFinancingLeaseNetInvestmentInLeaseExcludingAccruedInterestBeforeAllowanceForCreditLo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continuedOperationIncomeLossFromDiscontinuedOperationNetOfTaxPerDilutedSha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Reven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eFromCorrespondentBrok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MinorityInterestIncomeEx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mployeeRelatedLiabilitiesCurrentAndNoncurr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DeferredShar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quityIssuancePerShareAm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quityMethodInvestmentAggregateCos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Ass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quityMethodInvestmentUnderlyingEquityInNetAss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quitySecuritiesFvNiRestrict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ChangeInUnrealizedGainLossIncludedInInvestmentInco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ServicingRigh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ChangeInUnrealizedGainLo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Oblig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MeasuredOnRecurringBasisGainLossIncludedInEarning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MeasuredOnRecurringBasisInvest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LiabilityPeriodIncreaseDecrea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UnobservableInputsReconciliationPurchas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UnobservableInputsReconciliationTransfersN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OptionAggregateDifferencesLongTermDebtInstru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irValueOptionLoansHeldAsAssetsAggregateAmountInNonaccrualStatusAggregatedDifferen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deralHomeLoanBankAdvancesFixedR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ByInterestRateTypeFloatingRateUnderOneYe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InNextRollingTwelveMonth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InRollingYearFiv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esAndCommissionsCorrespondentCleari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nancialInstrumentsOwnedAtFair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nancialInstrumentsSoldNotYetPurchasedAtFair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nancingReceivableChangeInPresentValueInterestInco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Purcha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nancingReceivableNonaccrualPercentPastDue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niteLivedIntangibleAssetsFairValueDisclosu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ainLossOnSaleOfEquityMethodInvest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ainLossOnSaleOfLeasedAssetsNetOperatingLeas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odwillTranslationAdjust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uaranteesFairValueDisclosu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omeLossBeforeExtraordinaryItemsAndCumulativeEffectOfChangeInAccountingPrincip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omeLossFromDiscontinuedOperationsNetOfTaxPerBasicAndDilutedSha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omeLossFromEquityMethodInvestmentsNetOfDividendsOrDistribu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omeTaxExaminationLiabilityRefundAdjustmentFromSettlementWithTaxingAuthori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omeTaxExaminationPenaltiesEx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omeTaxExpenseBenefitContinuingOperationsDiscontinuedOperationsExtraordinaryItem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Depreci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reaseDecreaseInAccountsPayableAndOtherOperatingLiabili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reaseDecreaseInBrokerageReceivab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reaseDecreaseInDeferredCharg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reaseDecreaseInNotesReceivab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reaseDecreaseInOtherCurrentAss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reaseDecreaseInOtherCurrentAssetsAndLiabilitiesN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reaseDecreaseInOtherCurrentLiabili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creaseDecreaseInReceivabl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definiteLivedIntangibleAssetsWrittenOffRelatedToSaleOfBusinessUni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suredEventGainLo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estAndFeeIncomeLoansCommerci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estAndFeeIncomeOtherLoansHeldForS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estCostsCapitaliz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NoticeOfWithdraw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estExpenseLongTermDebtAndCapitalSecuri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estExpenseMediumTermNot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estIncomeAndFeesBankersAcceptancesCertificatesOfDepositAndCommercialPap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estRateCashFlowHedgeAssetAtFair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vestmentIncomeN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uniorSubordinatedLongTermNot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veragedLeasesIncomeStatementIncomeFromLeveragedLeas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veragedLeasesNetInvestmentInLeveragedLeasesDisclosureInvestmentInLeveragedLeasesN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veragedLeasesNetInvestmentInLeveragedLeasesDisclosureResidualValueOfLeasedAss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eOfCreditFacilityAverageOutstandingAm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eOfCreditFacilityCommitmentFeeAm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neOfCreditFacilityUnusedCapacityCommitmentFeePercenta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tigationSettlementAmountAwardedFromOtherPar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ansAndLeasesReceivableGrossCarryingAmountConsum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ansAndLeasesReceivableNetReportedAmountCommerci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ansReceivableCommercialAgricultur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ansReceivableHeldForSaleNetNotPartOfDisposalGroupCommercialRealEst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IncludingCurrentMaturi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ngTermDebtPercentageBearingVariableInterestRa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ngTermInvest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ossContingencyNewClaimsFiledNumb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etIncomeLossAttributableToParentDilut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noperatingIncomeEx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tesAndLoansPayab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tesReceivableFairValueDisclosu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RollingAfterYearFiv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RollingYearFiv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NextRollingTwelveMonth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riginationAndPurchasesOfMortgageBankingAss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AdditionalCapit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mitmentDueAfterFifthYe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mitmentDueInFifthYe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mitmentDueInThirdYe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djustmentsTa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ReclassificationAdjustmentFromAociForDerecognitionAfterTa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UnrealizedGainLossArisingDuringPeriodAfterTa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UnrealizedGainLossArisingDuringPeriodTa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prehensiveIncomeLossForeignCurrencyTransactionAndTranslationReclassificationAdjustmentFromAOCIRealizedUponSaleOrLiquidationBeforeTa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prehensiveIncomeLossPensionAndOtherPostretirementBenefitPlansPlanAmendmentsTaxEffec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ForInvestmentTransferredFromAvailableForSaleToEquityMethodBeforeTa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ComprehensiveIncomeMinimumPensionLiabilityNetAdjustmentBeforeTa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IncomeTaxExpenseBenefitContinuingOper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NoncashEx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NonoperatingIncomeEx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OperatingIncomeExpenseN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therRealEstateCoveredDisposal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ymentsForDerivativeInstrumentInvestingActivi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ymentsForProceedsFromDepositOnLoa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ymentsToAcquireInterestInSubsidiariesAndAffiliat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ymentsToAcquireMortgageBackedSecuritiesMBSCategorizedAsHeldToMaturi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ymentsToFundLongtermLoansToRelatedPar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ymentsToPurchaseMortgageLoansHeldForS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ymentsToPurchaseOtherLoansHeldForS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nsionAndOtherPostretirementDefinedBenefitPlansCurrentLiabili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Broker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Dem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eferredStockIncludingAdditionalPaidInCapitalNetOfDisc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eferredStockSharesSubscribedButUnissued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epaidPensionCos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ContributedCapita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FeesReceiv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InterestReceiv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IssuanceOfConvertiblePreferredSt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IssuanceOfUnsecuredDeb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LoanOrigin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LongTermLinesOfCredi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OtherEqui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RecoveriesOfLoansPreviouslyChargedOff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SaleOfInsuranceInvest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SaleOfLandHeldForU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SaleOfNotesReceivab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eedsFromSaleOfRealEstateHeldforinvestm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urchaseOblig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uantifyingMisstatementInCurrentYearFinancialStatementsAm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alEstateInvestmen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alEstateOtherAddi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paymentsOfLongTermLinesOfCredi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LeasePaymentsToBeReceivedAfterRollingYearFiv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LeasePaymentsToBeReceivedRollingYearThre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LeasePaymentsToBeReceivedRollingYearTw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RollingYearFo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curedBorrowingsGrossDifferenceAm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curitiesBorrowedLiabilit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curitiesLoan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curitiesLoanedAndSecuritiesSoldUnderAgreementToRepurchaseGrossIncludingNotSubjectToMasterNettingArrangem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curitiesLoanedAss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curitiesLoanedIncludingNotSubjectToMasterNettingArrangementAndAssetsOtherThanSecuritiesTransferr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GrossIncludingNotSubjectToMasterNettingArrangem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NotSubjectToMasterNettingArrangem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curityOwnedAndPledgedAsCollateralAssociatedLiabilitiesFair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gmentReportingInformationProfitLos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gmentReportingInformationProvisionForCreditLoss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gmentReportingInformationReven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PeriodIncreaseDecrea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onOptionEquityInstrumentsOutstandingNumb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ercisableIntrinsic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ForfeituresAndExpirationsInPeriodWeightedAverageIntrinsic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GrantsInPeriodGrantDateIntrinsicValu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gnificantChangeInUnrecognizedTaxBenefitsIsReasonablyPossibleEstimatedRangeOfChangeUpperBou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ockIssuedDuringPeriodSharesIssuedForCas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imeDepositLiabilityAboveUsInsuranceLimitMaturityOver12Month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easuryStockRetiredParValueMethodAmou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recognizedTaxBenefitsResultingInNetOperatingLossCarryforwar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ariableInterestEntityConsolidatedCarryingAmountLiabiliti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ightedAverageInterestRateOfTimeDeposits100000OrMo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ightedAverageNumberOfSharesContingentlyIssuab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Broker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BeforeTax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lowanceForDoubtfulAccountsReceivablePeriodIncreaseDecrea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lowanceForNotesAndLoansReceivableCurr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ountAvailableForDividendDistributionWithApprovalFromRegulatoryAgenci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ssetAtFairValueChangesInFairValueResultingFromChangesInAssumption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ssumptionForFairValueOnSecuritizationDateOfInterestsContinuedToBeHeldByTransferorServicingAssetsOrLiabilitiesDiscountR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RemainderOfFiscalYearAmortizedCostBasi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sinessAcquisitionContingentConsiderationAtFairValu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sinessCombinationAcquiredReceivablesEstimatedUncollectib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sinessCombinationProvisionalInformationInitialAccountingIncompleteAdjustmentFinancialAsse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pitalizedComputerSoftwareN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pitalLeasesIncomeStatementInterestExpen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ashCashEquivalentsAndShortTermInvestmen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cretableYieldPeriodIncreaseDecrea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mmonStockIncludingAdditionalPaidInCapit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ntractualObligationDueAfterFifthYea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stMethodInvestmentsAggregateCarryingAmou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stmethodInvestmentsOtherThanTemporaryImpairm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reditCardReceivabl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reditRiskDerivativeAssetsAtFairValu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tInstrumentUnamortizedPrem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tSecuritiesHeldToMaturityAccruedInterestBeforeAllowanceForCreditLo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AfterAllowanceForCreditLossCurr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AllocatedAndSingleMaturityDateRollingAfter5Through10Year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tSecuritiesHeldToMaturityMaturityAfter10YearsWeightedAverageYiel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tSecuritiesHeldToMaturityMaturityAfterFiveThroughTenYearsWeightedAverageYiel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tSecuritiesHeldToMaturityMaturityAfterOneThroughFiveYearsWeightedAverageYiel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tSecuritiesHeldToMaturityMaturityWithinOneYearWeightedAverageYiel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consolidationGainOrLossAmou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AllocatedShareBasedCompensationExpen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erredPolicyAcquisitionCos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erredRentCredi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erredTaxAssetsOperatingLossCarryforwardsForeig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RestructuringCharg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erredTaxLiabilityNotRecognizedCumulativeAmountOfTemporaryDifferenc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NetTransitionAssetsObligationsBeforeTa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inedBenefitPlanAssumptionsUsedCalculatingBenefitObligationWeightedAverageInterestCreditingR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inedBenefitPlanAssumptionsUsedCalculatingNetPeriodicBenefitCostWeightedAverageInterestCreditingR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inedBenefitPlanBenefitObligationPaymentForSettlem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inedBenefitPlanCostOfProvidingSpecialOrContractualTerminationBenefitRecognizedDuringPerio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inedBenefitPlanPensionPlanWithProjectedBenefitObligationInExcessOfPlanAssetsProjectedBenefitObliga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inedBenefitPlanSpecialTerminationBenef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finedContributionPlanAdministrativeExpens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positsReceivedForSecuritiesLoanedAtCarryingValu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rivativeAverageVariableInterestR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rivativeExcludedComponentGainLossRecognizedInEarning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rivativeLiabilityDesignatedAsHedgingInstrumentFairValu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rivativeVariableInterestR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scontinuedOperationIncomeLossFromDiscontinuedOperationDuringPhaseOutPeriodBeforeIncomeTa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CashAndCashEquivalen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Goodwill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videndsPayableCurr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videndsShareBasedCompensa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Settlemen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ffectOnRetainedEarningsAccumulatedDeficitDueToChangeInMeasurementDateNetOfTa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FairValueOfSharesSubjectToRepurchaseObliga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TradingAccountAsse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irValueDisclosureOffbalanceSheetRisksAmountAss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irValueInputsLossSeverit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LiabilityGainLossIncludedInOtherComprehensiveInco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irValueOptionLoansHeldAsAssets90DaysOrMorePastDueAggregateDifferenc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DICIndemnificationAssetDisposal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InRollingYearThre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InRollingYearTw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nancialInstrumentsOwnedAndPledgedAsCollateralAmountEligibleToBeRepledgedByCounterpart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niteLivedCustomerRelationshipsGro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NextRollingTwelveMonth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RollingAfterYearFiv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niteLivedIntangibleAssetsPurchaseAccountingAdjustmen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niteLivedIntangibleAssetsWeightedAverageUsefulLif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inLossOnDispositionOfIntangibleAsse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inLossOnInterestRateCashFlowHedgeIneffectivene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inLossOnOilAndGasHedgingActivit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inLossOnSaleOfInsuranceBloc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oodwillForeignCurrencyTranslationGainLo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uarantyFeeInco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dgedAssetFairValueHedgeLastOfLayerCumulativeIncreaseDecrea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dgedLiabilityFairValueHedg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dgedLiabilityFairValueHedgeCumulativeIncreaseDecrea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comeTaxExaminationInterestAccru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comeTaxExaminationPenaltiesAccru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comeTaxReconciliationRepatriationOfForeignEarning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creaseDecreaseInAccountsPayab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creaseDecreaseInOperatingCapit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ConversionOfDebtSecuriti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definitelivedIntangibleAssetsAcquir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suranceInvestmentInco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suranceRecoveri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suranceSettlementsReceivab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tangibleAssetsCurr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terestAndOtherInco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Deman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terestExpenseTradingLiabiliti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terestIncomeMoneyMarketDepos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terestIncomeSecuritiesUSTreasur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terestPayableCurr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terestRevenueExpenseN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vestmentOwnedRestrictedCos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ssuanceOfStockAndWarrantsForServicesOrClaim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everagedLeasesNetInvestmentInLeveragedLeasesDisclosureDeferredInco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everagedLeasesNetInvestmentInLeveragedLeasesDisclosureRentalReceivablesN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neOfCreditFacilityMaximumMonthendOutstandingAmou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anRestructuringTrialModificationsAmou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EndOfPeriodInAllowanceForLoanLo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EndOfPeriodNotInAllowanceForLoanLo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ansAndLeasesReceivableOtherAllowanc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ansHeldForSaleCommercialRealEst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ansReceivableHeldForSaleReconciliationToCashFlowDeductionsFromHeldForS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ansReceivableMortgageWarehouseLend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ssContingencyNumberOfPlaintiff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rketableSecuritiesRestrict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ximumPotentialFutureExposureOnCreditRiskDerivativ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rtgageLoansOnRealEstateNumberOfLoan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rtgageLoansOnRealEstateWritedownOrReserveAmount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etCashProvidedByUsedInDiscontinuedOperation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etIncomeLossFromContinuingOperationsAvailableToCommonShareholdersBasi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etPeriodicDefinedBenefitsExpenseReversalOfExpenseExcludingServiceCostCompon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ValueOfAssetsAcquir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ninterestBearingDomesticDepositBroker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ninterestExpenseCommissionExpen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ninterestExpensePrintingAndFulfillm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otionalAmountOfFairValueHedgeInstrumen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ccupancyCos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peratingLeasesIncomeStatementMinimumLeaseRevenu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therCommitmentDueInSecondYea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fterAdjustmentsAndTa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ncialLiabilityFairValueOptionAfterTaxAndReclassificationAdjustmentAttributableToPar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therComprehensiveIncomeLossForeignCurrencyTransactionAndTranslationReclassificationAdjustmentFromAOCIRealizedUponSaleOrLiquidationNetOfTa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therComprehensiveIncomeLossForeignCurrencyTransactionAndTranslationReclassificationAdjustmentFromAOCIRealizedUponSaleOrLiquidationTa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ForInvestmentTransferredFromAvailableForSaleToEquityMethodTa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therInterestEarningAsse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therNonrecurringExpen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NetOfTaxPortionAttributableToParentHeldtomaturitySecuriti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ymentsForPreviousAcquisi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ymentsForProceedsFromDerivativeInstrumentInvestingActiviti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ymentsOfCapitalDistribu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ymentsToAcquireBusinessTwoNetOfCashAcquir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ymentsToAcquireMortgageBackedSecuritiesMBSCategorizedAsAvailableForS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ymentsToDevelopRealEstateAsse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OtherDebtSecuritiesAvailableForSaleOrHeldForInvestm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olicyholderBenefitsAndClaimsIncurredN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eferredStockConversionsInducemen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eferredStockDividendRatePerDollarAmou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ceedsFromContributionsFromPar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ceedsFromLegalSettlemen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ceedsFromLimitedPartnershipInvestmen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ceedsFromPreviousAcquisi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pertyPlantAndEquipmentUsefulLifeMaxim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pertySubjectToOrAvailableForOperatingLeaseNumberOfUn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alEstateGrossAtCarryingValu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paymentsOfDebtAndCapitalLeaseObligation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structuringCos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structuringReserveAccrualAdjustm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venuesFromTransactionsWithOtherOperatingSegmentsOfSameEntit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LeasePaymentsToBeReceivedRollingYearFiv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NextRollingTwelveMonth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alesTypeLeaseUnguaranteedResidualAss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curitiesBorrow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curitiesForReverseRepurchaseAgreemen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curitiesLoanedAmountOffsetAgainstCollater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curitiesLoanedGrossIncludingNotSubjectToMasterNettingArrangem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curitizationFinancialAssetForWhichTransferIsAccountedAsSaleGainLossOnS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gmentReportingInformationIncomeLossBeforeIncomeTax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gmentReportingInformationNoninterestInco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llingGeneralAndAdministrativeExpen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rvicingAssetAtFairValueChangesInFairValueResultingFromChangesInValuationInpu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DiscountFromMarketPricePurchaseDa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onOptionEquityInstrumentsGrant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ockGrantedDuringPeriodValueSharebasedCompensationForfeit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ockIssuedDuringPeriodSharesEmployeeBenefitPla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axCreditCarryforwardDeferredTaxAsse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imeDepositLiabilityUninsure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adingAccountAssetsFairValueDisclosu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adingLiabilitiesFairValueDisclosu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adingSecuritiesCos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adingSecuritiesRealizedLos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oubledDebtRestructuringDebtorSubsequentPeriodsContingentPaymentsAmou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nrealizedGainOnSecuritie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aluationAllowancesAndReservesChargedToCostAndExpens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ariableInterestEntityOwnershipPercentag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eightedAverageBasicSharesOutstandingProForm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Deman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dditionsToNoncurrentAsse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harebasedCompensationOtherLongtermIncentivePlansRequisiteServicePeriodRecognit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tockSpli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mortizationOfAcquisitionCos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ssetsHeldForSaleAtCarryingValu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ssetsHeldForSalePropertyPlantAndEquipme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AccumulatedGrossUnrealizedGainLossBeforeTa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LiabilitiesOtherLiabiliti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ArrangementsChangeInAmountOfContingentConsiderationLiability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urrentLiabilitiesAccountsPayab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urrentLiabilitiesLongTermDeb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urrentLiabilitiesOth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DeferredTaxAsse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sinessCombinationStepAcquisitionEquityInterestInAcquireeRemeasurementGai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pitalLeasesIncomeStatementAmortizationExpen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pitalLeasesNetInvestmentInDirectFinancingLeasesInitialDirectCos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shProvidedByUsedInFinancingActivitiesDiscontinuedOperation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cretableYieldDisposalsOfLoan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quiredDuringPeriodConsumerContractuallyRequiredPaymentsReceivableAtAcquisit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llowanceForLoanLossesDecreases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ertainLoansAndDebtSecuritiesAcquiredInTransferWithRelatedAllowanceForCreditLossesDueToSubsequentImpairme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mmonStockSharesHeldInEmployeeTrustShar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mmonStocksIncludingAdditionalPaidInCapi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versionOfStockAmountIssued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vertiblePreferredDividendsNetOfTa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umulativeEffectOfProspectiveApplicationOfNewAccountingPrincip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btAndEquitySecuritiesUnrealizedGainLos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btInstrumentInterestRateStatedPercentageRateRangeMinimu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btInstrumentPeriodicPaymentPrincip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ndHeldToMaturityCumulativeUnrecognizedGai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ndHeldToMaturityCumulativeUnrecognizedLos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AllocatedAndSingleMaturityDateRollingAfterOneThroughFiveYea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CreditLossExpenseRevers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btSecuritiesTradingRestricte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DistributionPai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erredTaxAssetsDeferredGainOnSaleLeasebackTransact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erredTaxAssetsTaxCreditCarryforwardsForeig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CompensatedAbsenc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EmployerContributionsCurrentFiscalYea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inedBenefitPlanFairValueOfPlanAssetsPeriodIncreaseDecrea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inedBenefitPlanOtherCos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inedBenefitPlanPensionPlanWithProjectedBenefitObligationInExcessOfPlanAssetsPlanAsse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Oth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OtherRangeMaximu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OtherRangeMinimu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positsForeig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rivativeAssetDesignatedAsHedgingInstrumentFairValu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rivativeAssetFairValueGrossLiabilityAndObligationToReturnCashOffse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rivativeInstrumentsNotDesignatedAsHedgingInstrumentsLiabilityAtFairValu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rivativeLiabilityAfterOffsetSubjectToMasterNettingArrangeme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rivativeLiabilityFairValueGrossAssetAndRightToReclaimCashOffse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lutedEarningsPerShareProForm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videndsStoc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ForeignIncomeTaxRateDifferenti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ffectOfExchangeRateOnCashCashEquivalentsRestrictedCashAndRestrictedCashEquivale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quityMethodInvestmentSummarizedFinancialInformationNetIncomeLos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quitySecuritiesWithoutReadilyDeterminableFairValueDownwardPriceAdjustmentCumulativeAmou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irValueHedgeAssetsAtFairValu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irValueLevel2ToLevel1TransfersAmou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PeriodIncreaseDecrea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UnobservableInputsReconciliationGainLossIncludedInEarning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UnobservableInputsReconciliationSettleme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UnobservableInputsReconciliationTransfersOutOfLevel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irValueOptionLoansHeldAsAssetsAggregateDifferenc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ederalHomeLoanBankAdvancesWeightedAverageInterestRateMaturingAfterRollingYearFiv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ederalHomeLoanBankAdvancesWeightedAverageInterestRateMaturingInRollingYearFiv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ederalHomeLoanBankAdvancesWeightedAverageInterestRateMaturingInRollingYearFou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inancialInstrumentsOwnedStateAndMunicipalGovernmentObligationsAtFairValu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inancialLiabilitiesFairValueDisclosur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RollingYearFiv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RollingYearThre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RollingYearTw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ainLossOnTerminationOfLea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BeforeIncomeTaxesForeig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comeTaxExaminationInterestExpen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creaseDecreaseInDerivativeAsse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creaseDecreaseInDerivativeLiabiliti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creaseDecreaseInOtherReceivabl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terestIncomeFederalHomeLoanBankAdvanc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terestIncomeOtherDomesticDepos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terestIncomeSecuritiesOtherUSGovernme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nterestReceivableCurre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neOfCreditFacilityFairValueOfAmountOutstandin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ansAndLeasesReceivableCommercialGovernme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ansAndLeasesReceivableCommercialNetOfDeferredIncom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Construct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ansAndLeasesReceivableGrossCarryingAmountCommerci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ansPayableToBan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ansReceivableHeldForSaleReconciliationToCashFlowAdditionsToHeldForS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ssContingencyRangeOfPossibleLossPortionNotAccrue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ssOnContractTerminat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inorityInterestOwnershipPercentageByNoncontrollingOwne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rtgageLoanRelatedToPropertySal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rtgageLoansOnRealEstateCommercialAndConsumerNe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NoncashFinancialOrEquityInstrumentConsiderationSharesIssued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ValueOfLiabilitiesAssume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ninterestBearingDepositLiabilitiesForeig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tesPayableFairValueDisclosur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tesPayableToBan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tionalAmountOfCashFlowHedgeInstrume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tionalAmountOfCreditRiskDerivativ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peratingLeasesIncomeStatementSubleaseRevenu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ExcludedComponentIncreaseDecreaseAdjustmentsAfterTa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ForHeldToMaturityTransferredToAvailableForSaleSecuritiesNetOfTa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therGeneralExpen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therRealEstateCoveredValuationAdjustme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therRealEstateImproveme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BeforeTaxIncludingPortionAttributableToNoncontrollingInterestHeldtomaturitySecuriti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BeforeTaxPortionAttributableToParentHeldtomaturitySecuriti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ReclassificationAdjustmentOfNoncreditPortionIncludedInNetIncomeAvailabeforsaleSecuritiesBeforeTa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rticipatingMortgageLoansMortgageObligationsAmou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ymentsForAffordableHousingProgram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ymentsForCapitalImproveme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ymentsForProceedsFromLimitedPartnership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LoansPledgedAsCollateralAtFairValu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MortgageRelatedSecuritiesAvailableForSaleOrHeldForInvestme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ostemploymentBenefitsPeriodExpen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eferredStockAmountOfPreferredDividendsInArrea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epaidInsuranc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ceedsFromBankDeb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ceedsFromDivestitureOfBusinessesAndInterestsInAffiliat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ceedsFromIssuanceOfLongTermDebtAndCapitalSecuritiesNe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ceedsFromIssuanceOfPreferredStockPreferenceStockAndWarra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ceedsFromIssuanceOfSecuredDeb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ceedsFromRepaymentsOfLinesOfCredi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ceedsFromSaleOfMachineryAndEquipme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pertyPlantAndEquipmentTransfersAndChang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pertyPlantAndEquipmentUsefulLifeMinimum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alEstateImproveme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alEstateOtherDeduction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alEstateOwnedValuationAllowanceCompone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paymentsOfLongTermCapitalLeaseObligation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paymentsOfLongTermDebtAndCapitalSecuritie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portingUnitPercentageOfFairValueInExcessOfCarryingAmou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purchaseAgreementsInterestExpenseAmou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venueRemainingPerformanceObligat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venuesNetOfInterestExpen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aleOfStockConsiderationReceivedOnTransact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curitiesBorrowedAmountOffsetAgainstCollater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gmentReportingInformationIncomeTaxExpenseBenefi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gmentReportingInformationInterestIncomeExpenseNe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OtherChangesThatAffectBalanceAmou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AggregateIntrinsicValueOutstandin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NonvestedIntrinsicValu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PerShareWeightedAveragePriceOfSharesPurchase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rtTermBankLoansAndNotesPayab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tockGrantedDuringPeriodValueSharebasedCompensationGros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tockholdersEquityNoteStockSplitConversionRatio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tockIssuedDuringPeriodValueConversionOfConvertibleSecuritiesNetOfAdjustmen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tockIssuedDuringPeriodValueShareBasedCompensationForfeite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xCreditCarryforwardValuationAllowanc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emporaryEquityCarryingAmountAttributableToPare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imeDepositsWeightedAverageInterestRateMaturitiesGreaterThanFiveYea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nsecuredDeb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UtilitiesCos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aluationAllowancesAndReservesPeriodIncreaseDecreas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ariableInterestMaximumExposureToLos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ccretionOfDisc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ccruedFeesAndOtherRevenueReceivab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cquisitionCos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RealEsta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ternativeInvestmentsFairValueDisclosur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ssetsHeldForSaleLongLivedFairValueDisclosur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vailableForSaleSecuritiesCurr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SecuritiesCurr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vailableForSaleSecuritiesTransfersToTradingGainsLossesN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ankingRegulationCapitalConservationBufferTierOneRiskBasedCapitalActu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pitalLeasesBalanceSheetAssetsByMajorClassN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angeInUnrealizedGainLossOnFairValueHedgingInstrumen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angeInUnrealizedGainLossOnHedgedItemInFairValueHedg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mmonStockHeldInTrus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mpensatingBalanceAm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stMethodInvestmentsFairValueDisclosur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reditRiskDerivativeLiabilitiesAtFairVal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tInstrumentCollateralAm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tInstrumentRedemptionPricePercentag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tInstrumentUnamortizedDiscountPremiumN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ccumulatedGrossUnrealizedGainLossBeforeTax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MaturityAfter10YearsWeightedAverageYiel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RealizedLossExcludingOtherThanTemporaryImpairm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tSecuritiesHeldToMaturity90DaysOrMorePastDueStillAccrui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WithoutSingleMaturityDat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SharesIssue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erredCompensationPlanAsse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erredCostsCurrentAndNoncurr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erredFinanceCostsGros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erredTaxAssetsInvestmentInSubsidiar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erredTaxAssetsOperatingLossCarryforwardsNotSubjectToExpirat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Contingenc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erredTaxLiabilitiesDeferredExpenseOtherCapitalizedCos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erredTaxLiabilityNotRecognizedAmountOfUnrecognizedDeferredTaxLiabilit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inedBenefitPlanAdministrationExpens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inedBenefitPlanAmountsRecognizedInOtherComprehensiveIncomeNetPriorServiceCostCreditBeforeTax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inedBenefitPlanBusinessCombinationsAndAcquisitionsPlanAsse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inedBenefitPlanNumberOfSharesOfEquitySecuritiesIssuedByEmployerAndRelatedPartiesIncludedInPlanAsse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finedBenefitPlanRecognizedNetGainLossDueToSettlementsAndCurtailments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positAsse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positLiabilityUninsure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rivativeAssetAfterOffsetSubjectToMasterNettingArrangem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rivativeAssetSecuritiesPurchasedUnderAgreementsToResellSecuritiesBorrowedCollateralObligationToReturnSecuri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rivativeInstrumentsNotDesignatedAsHedgingInstrumentsAssetAtFairVal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OtherAsse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OtherLiabili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videndIncomeEquitySecuritiesOperati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ueToCorrespondentBroker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DeductionsDividend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DeductionsEmployeeStockOwnershipPlanDividend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quitySecuritiesWithoutReadilyDeterminableFairValueImpairmentLossCumulativeAm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quitySecuritiesWithoutReadilyDeterminableFairValueUpwardPriceAdjustmentCumulativeAm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airValueAssetsAndLiabilitiesMeasuredOnRecurringBasisGainLossIncludedInEarning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airValueHedgeLiabilitiesAtFairVal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airValueHedgesAtFairValueN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airValueLevel1ToLevel2TransfersAm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UnobservableInputsReconciliationTransfersIntoLevel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airValueOfSecuritiesReceivedAsCollateralThatHaveBeenResoldOrRepledge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ederalFundsSoldAndSecuritiesBorrowedOrPurchasedUnderAgreementsToResellFairValueDisclosur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ederalHomeLoanBankAdvancesWeightedAverageInterestRateMaturingInNextTwelveRollingMonth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ederalHomeLoanBankAdvancesWeightedAverageInterestRateMaturingInRollingYearThre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ederalHomeLoanBankAdvancesWeightedAverageInterestRateMaturingInRollingYearTw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inanceLeaseRightOfUseAssetAccumulatedAmortizat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inancingReceivablePercentPastDue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RollingYearFou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ixturesAndEquipmentGros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ainLossOnInterestRateDerivativeInstrumentsNotDesignatedAsHedgingInstrumen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ainLossOnRepurchaseOfDebtInstrum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ainOrLossOnSaleOfStockInSubsidiar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oodwillSubsequentRecognitionOfDeferredTaxAss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dgedAssetFairValueHedgeLastOfLayerAm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omeTaxEffectsAllocatedDirectlyToEquityEmployeeStockOption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omeTaxesReceivab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omeTaxReconciliationMinorityInterestIncomeExpen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omeTaxReconciliationTaxSettlementsStateAndLoc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reaseDecreaseInAccountsReceivableAndOtherOperatingAsse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reaseDecreaseInDerivativeAssetsAndLiabili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reaseDecreaseInFinancialInstrumentsUsedInOperatingActivi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reaseDecreaseInLifeInsuranceLiabili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reaseDecreaseInOtherAccruedLiabili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reaseDecreaseInPayablesUnderRepurchaseAgreemen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ParticipatingNonvestedSharesWithNonForfeitableDividendRigh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terestRateCashFlowHedgeLiabilityAtFairVal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terestRateDerivativeInstrumentsNotDesignatedAsHedgingInstrumentsAssetAtFairVal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terestRateDerivativeInstrumentsNotDesignatedAsHedgingInstrumentsLiabilityAtFairVal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vestmentIncomeAmortizationOfDisc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nvestmentIncomeInterestAndDividen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ndAndLandImprovemen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neOfCreditFacilityInterestRateDuringPerio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NonperformingOver90DaysAccrualOfInteres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TroubledDebtRestructuringAm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ansReceivableHeldForSaleNetNotPartOfDisposalGroupOth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ssContingencyAccrualCarryingValuePaymen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ossContingencyRangeOfPossibleLossMinimu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chineryAndEquipmentGros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rketableSecuritiesGainLossExcludingOtherThanTemporaryImpairmen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turitiesOfSubordinatedDeb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ortgageLoansOnRealEstateForeclosu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unicipalDebtSecuritiesAtCarryingVal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PayablesAssumed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ncontrollingInterestDecreaseFromDeconsolidat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ninterestBearingDomesticDepositCheckin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tesAndLoansReceivableNetCurr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tionalAmountOfInterestRateDerivativeInstrumentsNotDesignatedAsHedgingInstrumen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riginationOfNotesReceivableFromRelatedPar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therComprehensiveIncomeLossBeforeReclassificationsTax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ReclassificationForDiscontinuanceBeforeTax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PensionAndOtherPostretirementBenefitPlansNetTransitionAssetObligationRecognizedInNetPeriodicBenefitCostTax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therNonoperatingExpens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therNonoperatingIncom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TaxIncludingPortionAttributableToNoncontrollingInterestAvailableforsaleSecuri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rticipatingSecuritiesDistributedAndUndistributedEarningsLossDilute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ymentForContingentConsiderationLiabilityFinancingActivi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ymentsForProceedsFromMortgageServicingRigh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ymentsToAcquireOtherPropertyPlantAndEquipm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ymentsToAcquireRestrictedCertificatesOfDeposi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CertificatesOfDeposi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ledgedAssetsNotSeparatelyReportedOnStatementOfFinancialPosit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ceedsFromDivestitureOfInterestInConsolidatedSubsidiar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ceedsFromRepaymentOfLoansByEmployeeStockOwnershipPlan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ceedsFromSaleOfOtherAsse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ormaWeightedAverageSharesOutstandingDilute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alEstateCostOfRealEstateSol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paymentsOfBankDeb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paymentsOfSecuredDeb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paymentsOfSeniorDeb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strictedInvestmentsAtFairValu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leLeasebackTransactionCurrentPeriodGainRecognize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leLeasebackTransactionDeferredGainGros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leLeasebackTransactionDeferredGainN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aleOfStockNumberOfSharesIssuedInTransactio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CollateralObligationToReturnCas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veranceCos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OutstandingWeightedAverageRemainingContractualTer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PurchasePriceOfCommonStockPerc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SharesPurchasedForAwar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ignificantSupplyCommitmentRemainingMinimumAmountCommitte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tatutoryAccountingPracticesStatutoryAmountAvailableForDividendPaymen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tockRepurchaseProgramRemainingAuthorizedRepurchaseAmou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xCutsAndJobsActOf2017MeasurementPeriodAdjustmentIncomeTaxExpenseBenefi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axesPayableCurre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imeDepositsWeightedAverageInterestRateMaturitiesYearFiv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imeDepositsWeightedAverageInterestRateMaturitiesYearFou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imeDepositsWeightedAverageInterestRateMaturitiesYearO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adingSecuritiesRealizedGa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adingSecuritiesUnrealizedHoldingGai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nrealizedLossOnSecurit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aluationAllowancesAndReservesDeduction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OtherThanTemporaryImpairmentNotCreditLossNetOfTaxHeldtomaturityDebtSecuriti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ffordableHousingProgramObligat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ociBeforeTaxAttributableToPar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ssetsSoldUnderAgreementsToRepurchaseMarketValu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vailableforsaleSecuritiesSoldAtPa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usinessExitCosts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pitalizedComputerSoftwareAmortization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pitalLeasesNetInvestmentInDirectFinancingLeasesUnguaranteedResidualValuesOfLeasedPropert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rryingValueOfSecuritiesSoldUnderRepurchaseAgreementsAndDepositsReceivedForSecuritiesLoane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shFlowHedgeDerivativeInstrumentLiabilitiesAtFairValu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ashProvidedByUsedInInvestingActivitiesDiscontinuedOperation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cretableYieldReclassificationsToNonaccretableDifferenc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hangeInUnrealizedGainLossOnFairValueHedgingInstruments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mmercialPap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vertiblePreferredStockSharesIssuedUponConvers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ConversionOriginalDebtAmount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InstrumentUnamortizedDiscountPremiumAndDebtIssuanceCostsNe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ccruedInterestWriteof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MaturityAfterFiveThroughTenYearsWeightedAverageYiel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MaturityAfterOneThroughFiveYearsWeightedAverageYiel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MaturityWithinOneYearWeightedAverageYiel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AllocatedAndSingleMaturityDateRollingWithinOneYea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SecuritiesHeldToMaturityWeightedAverageYiel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SecuritiesTradingRealizedGainLos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btSecuritiesTradingUnrealizedGainLos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ferredDiscountsFinanceChargesAndInterestIncludedInReceivab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ferredRevenu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ferredTaxLiabilitiesDeferredExpenseReservesAndAccrual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finedBenefitPlanAmortizationOfTransitionAssetObligat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finedBenefitPlanFundedPercentag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finedBenefitPlanOtherChang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positLiabilitiesReclassifiedAsLoansReceivab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rivativeAmountOfHedgedIte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rivativeAssetSecuritiesPurchasedUnderAgreementsToResellSecuritiesBorrowedCollateralObligationToReturnCash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erivativeInstrumentsAndHedg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irectFinancingLeaseInterestIncom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AccountsNotesAndLoansReceivableNe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Deduction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DeductionsOth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xcessTierOneLeverageCapit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xpenseRelatedToDistributionOrServicingAndUnderwritingFe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DerivativeFinancialInstrumentsAsse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irValueInputsPrepaymentRat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DerivativeFinancialInstrumentsLiabiliti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GainLossIncludedInOtherComprehensiveIncom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irValueNetDerivativeAssetLiabilityMeasuredOnRecurringBasisWithUnobservableInpu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irValueOptionCreditRiskGainsLossesOnAsse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airValueOptionLoansHeldAsAssets90DaysOrMorePastDu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ederalFundsPurchasedAndSecuritiesLoanedOrSoldUnderAgreementsToRepurchaseFairValueDisclosu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ederalFundsPurchasedFairValueDisclosu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AfterRollingYearFiv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InRollingYearFiv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inancialInstrumentsOwnedAndPledgedAsCollateralAtFairValu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inancingReceivableAccruedInterestWriteof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initeLivedIntangibleAssetsAcquire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ainLossOnInvestmentsExcludingOtherThanTemporaryImpairmen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ainLossOnSaleOfStockInSubsidiaryOrEquityMethodInveste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ainsLossesOnSalesOfCreditCardPortfoli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oodwillFairValueDisclosu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PerBasicAndDilutedSha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omeTaxReconciliationForeignIncomeTaxRateDifferenti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reaseDecreaseInAccruedInvestmentIncomeReceivab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reaseDecreaseInAssetsHeldForSal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reaseDecreaseInDebtSecuritiesTradin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reaseDecreaseInLoansToFederalHomeLoanBank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reaseDecreaseInOperatingAsse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reaseDecreaseInPensionPlanObligation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reaseDecreaseInRestrictedCash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reaseDecreaseInTradingLiabiliti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ContingentlyIssuableShar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suranceServicesRevenu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Brokere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TimeDeposi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terestIncomeSecuritiesPurchasedUnderAgreementsToResel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nvestmentIncomeAmortizationOfPremium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ineOfCreditFacilityInterestRateAtPeriodEn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inesOfCreditFairValueDisclosur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AverageInvestm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ongtermFederalHomeLoanBankAdvancesNoncurr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ossContingencyAccrualProvis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inorityInterestOwnershipPercentageByPar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AccountsReceivableAcquired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CommitmentDueInNextTwelveMonth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actionAndTranslationAdjustmentNetOfTaxPortionAttributableToPar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lationAdjustmentTax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lationGainLossArisingDuringPeriodTax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PensionAndOtherPostretirementBenefitPlansForNetTransitionAssetObligationNetOfTax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PensionAndOtherPostretirementBenefitPlansForNetTransitionAssetObligationTax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NoncashIncom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PostretirementDefinedBenefitPlanLiabilitiesCurrentAndNoncurr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RealEstateNonCovere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RestructuringCos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TaxIncludingPortionAttributableToNoncontrollingInter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ayablesToBrokerDealersAndClearingOrganization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aymentsForProceedsFromShortTermInvestmen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nsionAndOtherPostretirementBenefitContribution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Checking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incipalAmountOutstandingOnLoansHeldForSaleOrSecuritizat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incipalInvestmentGainsLoss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ceedsFromDivestitureOfInterestInSubsidiariesAndAffiliat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ceedsFromMaturitiesRepaymentsAndCallsOfTradingSecuritiesHeldforinvestm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ceedsFromSubordinatedShortTermDeb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pertyPlantAndEquipmentDisposal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pertyPlantAndEquipmentOthe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evenueOtherFinancialServic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curedBorrowingsGrossIncludingNotSubjectToMasterNettingArrangeme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curitiesReceivedAsCollater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CompensationCost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sByShareBasedPaymentAwardOptionsOtherShareIncreaseDecreaseInPeriodWeightedAverageExercisePric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tatutoryAccountingPracticesStatutoryAmountAvailableForDividendPaymentsWithRegulatoryApprov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tockIssue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axCutsAndJobsActOf2017ChangeInTaxRateDeferredTaxAssetIncomeTaxExpens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imeDeposits100000OrMoreForeig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radingActivityGainsAndLossesNe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ransferOfLoansHeldForSaleToPortfolioLoan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ndistributedEarningsOfForeignSubsidiari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aluationAllowanceForImpairmentOfRecognizedServicingAssetsAggregateWriteDown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MoneyMarke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ccountsPayableCurrentAndNoncurre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hareBasedCompensationEmployeeStockPurchaseProgramRequisiteServicePeriodRecognit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llowanceForDoubtfulAccountsReceivableChargeOff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RemainderOfFiscalYearFairValu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nkingFeesAndCommission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DeferredTaxAssetsNoncurre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pitalExpendituresIncurredButNotYetPa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pitalLeasesLesseeBalanceSheetAssetsByMajorClassAccumulatedDeprecat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rryingValueOfFederalFundsPurchasedSecuritiesSoldUnderAgreementsToRepurchaseAndDepositsReceivedForSecuritiesLoan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hFlowHedgeDerivativeInstrumentAssetsAtFairValu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hProvidedByUsedInOperatingActivitiesDiscontinuedOperation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quiredDuringPeriodContractuallyRequiredPaymentsReceivableAtAcquisit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ertainLoansAndDebtSecuritiesAcquiredInTransferAllowanceForCreditLossesDueToSubsequentImpairme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tractWithCustomerLiabilityRevenueRecogniz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reditRiskDerivativesAtFairValueNe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btSecuritiesHeldToMaturityAllowanceForCreditLossRecover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btSecuritiesTradingGainLos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ferredCompensationEquit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finedBenefitPlanContributionsByPlanParticipan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finedBenefitPlanDebtSecuriti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RemainderOfFiscalYea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EmployerContributionsRemainderOfFiscalYea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finedBenefitPlanPlanAssetsTargetAllocationPercentag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finedContributionPlanMaximumAnnualContributionsPerEmployeeAmou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rivativeAssetSecuritiesPurchasedUnderAgreementsToResellSecuritiesBorrowedGros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rivativeCreditRiskValuationAdjustmentDerivativeLiabiliti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rivativeLiabilitySecuritiesSoldUnderAgreementsToResellSecuritiesLoanedCollateralRightToReclaimCas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rivativeLiabilitySecuritiesSoldUnderAgreementsToResellSecuritiesLoanedCollateralRightToReclaimSecuriti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lutiveSecuritiesEffectOnBasicEarningsPerShareOth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rectFinancingLeaseDeferredSellingProfi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ontingenci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DebtStructureDirectLoanAmou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quityMethodInvestmentsFairValueDisclosur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airValueOptionChangesInFairValueGainLos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airValueOptionLoansHeldAsAssetsAggregateAmountInNonaccrualStatu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DICIndemnificationAssetNetWriteOff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InRollingYearFou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InRollingYearFou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InRollingYearThre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InRollingYearTw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ainLossOnDispositionOfOtherFinancialAsse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dgedAssetFairValueHedg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comeLossAttributableToPare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comeTaxExpenseBenefitIntraperiodTaxAllocat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Amortizatio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erestBearingDepositLiabilitiesForeig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erestExpenseOtherDomesticDepos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terestExpenseShortTermBorrowingsExcludingFederalFundsAndSecuritiesSoldUnderAgreementsToRepurcha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sseeOperatingLeaseDiscountRa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abilitiesFairValueAdjustme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InterestIncomeRecogniz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etRealizedOrUnrealizedGainLossOnTradingSecuriti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oncashContributionExpen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umberOfInterestRateDerivativesHel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ciBeforeReclassificationsBeforeTaxAttributableToPare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riginationOfLoansToEmployeeStockOwnershipPlan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actionAndTranslationGainLossBeforeReclassificationAndTa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therComprehensiveIncomeLossNetOfTaxPortionAttributableToNoncontrollingIntere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therFiniteLivedIntangibleAssetsGros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therReceivabl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TaxPortionAttributableToParentAvailableforsaleSecuriti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ymentsForRestructuring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aymentsOfDividendsMinorityIntere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epaidTax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incipalAmountOutstandingOnLoansSecuritize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iorPeriodReclassificationAdjustme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ceedsFromRepaymentsOfSecuredDeb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ceedsFromSaleOfOtherProductiveAsse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pertyPlantAndEquipmentAddition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visionForDoubtfulAccoun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alEstateOwnedValuationAllowanceValuationIncrea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paymentsOfLinesOfCredi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estrictedStockAwardForfeitur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InterestIncom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curitiesLoanedFairValueOfCollater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curityDeposi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gmentReportingInformationAverageAsse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Disposal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AwardVestingRightsPercentag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CompensationCo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ExercisePric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AndExpectedToVestOutstandingWeightedAverageRemainingContractualTer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rttermDebtMaximumAmountOutstandingDuringPerio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DepositLiabilityAboveUsInsuranceLimi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DepositsAtCarryingValu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DepositsWeightedAverageInterestRateMaturitiesYearThre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DepositsWeightedAverageInterestRateMaturitiesYearTw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adingSecuritiesEquity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easuryStockValueAcquiredParValueMetho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nrecognizedTaxBenefitsIncomeTaxPenaltiesExpens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ariableInterestEntityNonconsolidatedCarryingAmountLiabilitie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eightedAverageNumberOfSharesTreasuryStock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CertificatesOfDeposi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WriteOffOfDeferredDebtIssuanceCos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ForeignCurrencyTranslationAdjustmentNetOfTax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djustmentsNoncashItemsToReconcileNetIncomeLossToCashProvidedByUsedInOperatingActivitiesOth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llowanceForDoubtfulAccountsReceivableWriteOff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ankingRegulationCapitalConservationBufferCommonEquityTierOneRiskBasedCapitalActua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AssetsReceivabl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IntangibleAssetsOtherThanGoodwil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apitalLeasesNetInvestmentInDirectFinancingLeasesDeferredIncom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apitalLeasesNetInvestmentInDirectFinancingLeasesMinimumPaymentsToBeReceive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ashAndCashEquivalentsPeriodIncreaseDecreaseExcludingExchangeRateEffec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nversionOfStockSharesConverted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nversionOfStockSharesIssued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umulativeEffectOnRetainedEarningsTax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btInstrumentInterestRateAtPeriodEn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WeightedAverageYiel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btSecuritiesHeldToMaturityAllowanceForCreditLossWriteoff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erredForeignIncomeTaxExpenseBenefi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erredTaxAssetsOperatingLossCarryforwardsSubjectToExpiratio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LegalSettlemen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inedBenefitPlanActuarialGainLossImmediateRecognitionAsComponentInNetPeriodicBenefitCostCredi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inedBenefitPlanAmountsRecognizedInOtherComprehensiveIncomeNetGainLossBeforeTax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inedBenefitPlanAssetsForPlanBenefitsCurrentAndNoncurre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inedBenefitPlanBenefitObligationPeriodIncreaseDecrea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inedBenefitPlanEquitySecurit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inedBenefitPlanPensionPlansWithAccumulatedBenefitObligationsInExcessOfPlanAssetsAggregateFairValueOfPlanAsse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DebtSecurit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rivativeAssetFairValueOfCollatera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rivativeAssetNotSubjectToMasterNettingArrangeme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rivativeAssetSecuritiesPurchasedUnderAgreementsToResellSecuritiesBorrowe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rivativeAssetSecuritiesPurchasedUnderAgreementsToResellSecuritiesBorrowedAmountOffsetAgainstCollatera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rivativeAssetSecuritiesPurchasedUnderAgreementsToResellSecuritiesBorrowedLiabilit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rivativeLiabilitySecuritiesSoldUnderAgreementsToResellSecuritiesLoanedGros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erivativeLossOnDerivativ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AllocationOfRecognizedPeriodCostsCapitalizedAmou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irValueAssumptionsExpectedDividendRat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irValueAssumptionsExpectedVolatilityRat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GainLossIncludedInEarning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LiabilitySettlemen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airValueOfSecuritiesReceivedAsCollateralThatCanBeResoldOrRepledge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ByInterestRateTypeFixedRateUnderOneYea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InRollingYearFiv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InNextRollingTwelveMonth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InRollingAfterYearFiv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inancialAssetsSoldUnderAgreementsToRepurchaseGrossIncludingNotSubjectToMasterNettingArrangeme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AllowanceForCreditLossPeriodIncreaseDecrea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inancingReceivableRecordedInvestment1To29DaysPastDu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initeLivedIntangibleAssetsUsefulLif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ainLossOnFairValueHedgeIneffectivenessNe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ainLossOnSecuritizationOfFinancialAsse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GoodwillTransfe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comeLossFromAffordableHousingProjectsEquityMethodInvestmen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comeTaxReconciliationDeductio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MealsAndEntertainme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comeTaxReconciliationTaxContingenc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creaseDecreaseInPayablesToBrokerDealer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creaseDecreaseInSavingsDepos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Checkin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MoneyMarke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terestIncomeDebtSecuritiesOperatin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terestRateDerivativesAtFairValueNe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nvestmentIncomeNetAmortizationOfDiscountAndPremiu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abilitiesAssume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ifeInsuranceCorporateOrBankOwnedAmou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InstallmentAndRevolvin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RevolvingCreditCar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ansAndLeasesReceivableOth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ansPayab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ansReceivableCommercialFinancialAndAgricultura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ansReceivableWithFixedRatesOfInteres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ansReceivableWithVariableRatesOfInteres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ossContingencyRangeOfPossibleLossMaximum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inorityInterestPeriodIncreaseDecrea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oneyMarketFundsAtCarryingValu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ortgageBackedSecuritiesHeldToMaturityFairValueDisclosur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ortgageLoansOnRealEstat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otesAndLoansReceivableGrossCurre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umberOfStatesInWhichEntityOper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peratingIncomeLos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therAccruedLiabilitiesCurrentAndNoncurre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actionAndTranslationAdjustmentBeforeTaxPeriodIncreaseDecrea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therComprehensiveIncomeLossBeforeReclassificationsBeforeTax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therComprehensiveIncomeLossForeignCurrencyTranslationAdjustmentTax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therComprehensiveIncomeMinimumPensionLiabilityNetAdjustmentTax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therGeneralAndAdministrativeExpens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therSundryLiabilit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NetOfTaxIncludingPortionAttributableToNoncontrollingInterestAvailableforsaleSecurit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aymentsForSecuritiesPurchasedUnderAgreementsToResel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aymentsToAcquireAdditionalInterestInSubsidiar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aymentsToAcquireBusinessesAndInterestInAffiliat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TimeDepos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SecuritiesPledgedForFederalHomeLoanBankAtFairValu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ceedsAndExcessTaxBenefitFromSharebasedCompensatio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ceedsFromCollectionOfLoansReceivab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ceedsFromPaymentsForTradingSecurit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ceedsFromRepaymentsOfOtherLongTermDeb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ceedsFromRepaymentsOfShortTermDebtMaturingInThreeMonthsOrLes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ceedsFromSaleOfOtherAssetsInvestingActivit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ceedsFromSalesOfAssetsInvestingActivit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ealEstateHeldfors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eceivablesFromBrokersDealersAndClearingOrganizatio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epaymentOfNotesReceivableFromRelatedPart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estrictedStockValueSharesIssuedNetOfTaxWithholding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hortTermDebtWeightedAverageInterestRateOverTim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ockIssuedDuringPeriodSharesShareBasedCompensationForfeite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ockIssuedDuringPeriodValueEmployeeBenefitPla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ockRepurchaseProgramAuthorizedAmoun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ubordinatedLongTermDeb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angibleCapitalRequiredForCapitalAdequac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angibleCapitalRequiredForCapitalAdequacyToTangibleAsse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axCutsAndJobsActOf2017IncompleteAccountingChangeInTaxRateProvisionalIncomeTaxExpenseBenefi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adingSecuritiesUnrealizedHoldingLos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ransferOfPortfolioLoansAndLeasesToHeldForSale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ndistributedEarningsLossAllocatedToParticipatingSecuritiesDilute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nrealizedGainLossOnCashFlowHedgingInstrumen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aluationAllowancesAndReservesRecoveri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ariableInterestEntityConsolidatedCarryingAmountAsse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ariableInterestEntityNonconsolidatedCarryingAmountAsse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Saving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OtherThanTemporaryImpairmentNotCreditLossNetOfTaxDebtSecuriti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mountAvailableForDividendDistributionWithoutAffectingCapitalAdequacyRequiremen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adDebtReserveForTaxPurposesOfQualifiedLende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usinessAcquisitionCostOfAcquiredEntityEquityInterestsIssuedAndIssuab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OtherAsse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ashSurrenderValueFairValueDisclosur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CarryingAmountNe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angeInUnrealizedGainLossOnHedgedItemInFairValueHedge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mmitmentsFairValueDisclosur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ontractualObligationDueInNextTwelveMonth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llowanceForCreditLossPeriodIncreaseDecrea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ndHeldToMaturity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ferredTaxAssetsTaxCreditCarryforwardsGeneralBusines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finedBenefitPlanAmortizationOfNetTransitionAssetObligat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finedBenefitPlanBusinessCombinationsAndAcquisitionsBenefitObligat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finedBenefitPlanExpectedAmortizationOfPriorServiceCostCreditNextFiscalYe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positsDomesti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rivativeAverageFixedInterestRat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rivativeCreditRiskValuationAdjustmentDerivativeAsse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rivativeGainOnDerivativ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rivativeInstrumentsGainLossReclassificationFromAccumulatedOCIToIncomeEstimatedNetAmountToBeTransferr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rivativeInstrumentsGainLossRecognizedInIncomeIneffectivePortionAndAmountExcludedFromEffectivenessTestingNe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rivativeLiabilityNotOffsetPolicyElectionDeduct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rivativeNetHedgeIneffectivenessGainLos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iscontinuedOperationGainLossOnDisposalOfDiscontinuedOperationNetOfTax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ividendsPayableAmou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ueFromBank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quitySecuritiesFvNiRealizedLos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irValueAssetsMeasuredOnRecurringBasisChangeInUnrealizedGainLos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LiabilityTransfersNe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ederalHomeLoanBankAdvancesCurre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InRollingYearThre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inanceLeaseRightOfUseAssetBeforeAccumulatedAmortizat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inancingReceivableAfterDeferredIncomeOffse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inancingReceivableChangeInMethodCreditLossExpenseReversa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PreModificationRecordedInvestme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inancingReceivableTroubledDebtRestructuringIncreaseDecreaseFromModificat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initeLivedIntangibleAssetsPeriodIncreaseDecrea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ainLossOnSalesOfConsumerLoan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ainLossOnSalesOfMortgageBackedSecuritiesMB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eneralAndAdministrativeExpens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GoodwillTranslationAndPurchaseAccountingAdjustmen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mpairmentOfIntangibleAssetsIndefinitelivedExcludingGoodwil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ncomeTaxEffectsAllocatedDirectlyToEquity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ncomeTaxReconciliationTaxSettlemen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ncreaseDecreaseInIncomeTax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nterestAndFeeIncomeOtherLoan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nterestIncomeDebtSecuritiesTradingOperating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nterestIncomeSecuritiesUSTreasuryAndOtherUSGovernme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inesOfCreditCurre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ansAndLeasesReceivableGainLossOnSalesNe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oansAssumed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oncashOrPartNoncashDivestitureAmountOfConsiderationReceived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oncontrollingInterestIncreaseFromSubsidiaryEquityIssuanc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ForWriteDownOfSecuritiesIncludedInNetIncomeTax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OfDefinedBenefitPlansNetGainLossRecognizedInNetPeriodicBenefitCostTax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therSignificantNoncashTransactionValueOfConsiderationGiven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aymentsForLegalSettlemen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aymentsToAcquireTradingSecuritiesHeldforinvestme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LoansReceivablePledgedAsCollatera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SecuritiesForRepurchaseAgreemen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incipalAmountOutstandingOfLoansHeldInPortfoli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incipalAmountOutstandingOnLoansManagedAndSecuritiz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ceedsFromLoanOriginations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ceedsFromMinorityShareholder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ceedsFromPaymentsForFederalFundsSoldAndSecuritiesPurchasedUnderAgreementsToResellNe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ceedsFromPrincipalRepaymentsOnLoansAndLeasesHeldForInvestme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ceedsFromRepaymentsOfNotesPayab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ceedsFromRepurchaseOfRedeemablePreferredStock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ceedsFromSaleOfMortgageBackedSecuritiesMBSCategorizedAsAvailableForSal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ceedsFromSaleOfRealEstat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pertySubjectToOrAvailableForOperatingLeaseAccumulatedDepreciat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PropertySubjectToOrAvailableForOperatingLeaseGros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eceivablesChangeInMethodOfCalculatingImpairmentRecordedInvestme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eceivablesFairValueDisclosur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etainedEarningsAppropriat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curitiesHeldAsCollateralAtFairValu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AmountOffsetAgainstCollateral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Liability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CollateralRightToReclaimCas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10PercentAdverseChangeInDiscountRat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20PercentAdverseChangeInDiscountRat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everanceCosts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pirationsInPeriodWeightedAverageExercisePric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tockIssuedDuringPeriodSharesIssuedForServic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angibleAssetImpairmentCharg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radeAndLoansReceivablesHeldForSaleNetNotPartOfDisposalGroup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UndistributedEarningsDilute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UnrecognizedTaxBenefitsDecreasesResultingFromCurrentPeriodTaxPosition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UnrecognizedTaxBenefitsIncreasesResultingFromAcquisit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ValuationAllowanceForImpairmentOfRecognizedServicingAssetsRecoverie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WeightedAverageRateDomesticDepositTimeDepos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cquiredFiniteLivedIntangibleAssetAmou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harebasedCompensationAndExerciseOfStockOption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ssetsNeededForImmediateSettlementAggregateFairValu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ssumptionForFairValueOfInterestsContinuedToBeHeldByTransferorServicingAssetsOrLiabilitiesDiscountRat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ssumptionForFairValueOfInterestsContinuedToBeHeldByTransferorServicingAssetsOrLiabilitiesPrepaymentSpee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vailableForSaleSecuritiesRestricte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OtherLiabiliti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usinessCombinationProFormaInformationRevenueOfAcquireeSinceAcquisitionDateActu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apitalLeasesNetInvestmentInDirectFinancingLeas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ashDividendsPaidToParentCompanyByConsolidatedSubsidiari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OutstandingBalanc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cretableYieldPeriodIncreaseDecrea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oncentrationRiskPercentage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ontractWithCustomerAssetNe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btInstrumentFairValu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mortizedCostAfterAllowanceForCreditLos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ChangeInPresentValueExpenseRevers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btSecuritiesHeldToMaturitySoldAmou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btSecuritiesUnrealizedGainLos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finedBenefitPlanEstimatedFutureEmployerContributionsInCurrentFiscalYe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finedBenefitPlanHealthCareCostTrendRateAssumedNextFiscalYea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finedBenefitPlanSettlementsPlanAsse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EquitySecuriti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finedBenefitPlanTargetPlanAssetAllocation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positsWholesa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rivativeAssetFairValueGrossAssetIncludingNotSubjectToMasterNettingArrangem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rivativeAssetFairValueOffsetAgainstCollateralNetOfNotSubjectToMasterNettingArrangementPolicyElectio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rivativeAssetNotOffsetPolicyElectionDeductio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rivativeLiabilityNotSubjectToMasterNettingArrangem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rivativeLiabilitySecuritiesSoldUnderAgreementsToResellSecuritiesLoane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erivativeLiabilitySecuritiesSoldUnderAgreementsToResellSecuritiesLoanedAsse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ImpairmentLoss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ffectOfExchangeRateOnCashAndCashEquivalen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xcessCapi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xcessCapitalToRiskWeightedAsse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xcessTierOneRiskBasedCapi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airValueAssumptionsRiskFreeInterestRat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Issu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airValueOptionAggregateDifferencesLoansAndLongTermReceivabl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ByInterestRateTypeFloatingRat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InNextRollingTwelveMonth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InRollingYearTwo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AllowanceForCreditLossWriteoffAfterRecover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FiniteLivedIntangibleAssetsFutureAmortizationExpen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ainLossOnCashFlowHedgeIneffectivenessNe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GainLossOnFairValueHedgesRecognizedInEarning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eldToMaturitySecuritiesRestricte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ncomeTaxEffectsAllocatedDirectlyToEquityCumulativeEffectOfChangeInAccountingPrincipl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OtherTimeDeposi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nterestRateCashFlowHedgeGainLossReclassifiedToEarningsNe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nvestmentOwnedAtFairValu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AtCarryingValu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ongTermDebtAndCapitalLeaseObligation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ossContingencyPendingClaimsNumbe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erchantDiscountFe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oncashMergerRelatedCos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oncontrollingInterestIncreaseFromBusinessCombinatio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ffBalanceSheetCreditLossLiabilityChangeInMethodCreditLossExpenseRevers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peratingLeaseLiabilityCurr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peratingLeaseLiabilityNoncurr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therComprehensiveIncomeDerivativesQualifyingAsHedgesTaxPortionAttributableToPar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actionAndTranslationGainLossArisingDuringPeriodNetOfTax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therComprehensiveIncomeLossForeignCurrencyTransactionAndTranslationAdjustmentBeforeTax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PensionAndOtherPostretirementBenefitPlansForNetTransitionAssetObligationBeforeTax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therPostretirementBenefitExpen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NetOfTaxIncludingPortionAttributableToNoncontrollingInteres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rticipatingSecuritiesDistributedAndUndistributedEarning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ymentsForRepurchaseOfOtherEquit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ymentsToAcquireLimitedPartnershipInteres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ymentsToMinorityShareholder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roceedsFromIssuanceOfRedeemablePreferredStock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roceedsFromRelatedPartyDeb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roceedsFromRepurchaseOfEquit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roceedsFromSaleOfFinanceReceivabl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roceedsFromSaleOfOtherPropertyPlantAndEquipm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latedPartyTransactionExpensesFromTransactionsWithRelatedPart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sidualValueOfLeasedAsse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estrictedCashAndCashEquivalentsAtCarryingValu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aleAndLeasebackTransactionGainLossNe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CollateralObligationToReturnSecuriti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ervicingAssetAtAmortizedCostOtherThanTemporaryImpairmen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Amortizatio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ForfeitedInPeriodWeightedAverageGrantDateFairValu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ercisesInPerio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OutstandingOptionsWeightedAverageRemainingContractualTerm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tockIssuedDuringPeriodValueConversionOfUn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ngibleCapi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xCutsAndJobsActOf2017IncomeTaxExpenseBenefi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xCutsAndJobsActOf2017IncompleteAccountingChangeInTaxRateDeferredTaxAssetProvisionalIncomeTaxExpens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xCutsAndJobsActOf2017IncompleteAccountingProvisionalIncomeTaxExpenseBenefi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axesPayableCurrentAndNoncurren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ierTwoRiskBasedCapit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radingLiabiliti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UnrecognizedTaxBenefitsIncreasesResultingFromSettlementsWithTaxingAuthoritie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ccruedIncomeTax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llowanceForDoubtfulAccountsReceivableRecoveri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LoansSol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ssetsHeldInTrus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ssetsSoldUnderAgreementsToRepurchaseRepurchaseLiability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ssetsUnderManagementCarryingAmou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usinessAcquisitionPercentageOfVotingInterestsAcquire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urrentAssetsReceivabl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apitalLeasedAssetsGros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ashAndSecuritiesSegregatedUnderFederalAndOtherRegulation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ProvisionForLoanLosses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ntinuingInvolvementWithTransferredFinancialAssetsPrincipalAmountOutstandin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ebtIssuanceCos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EmployerContributi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eferredOtherTaxExpenseBenefi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efinedBenefitPlanPensionPlansWithAccumulatedBenefitObligationsInExcessOfPlanAssetsAggregateProjectedBenefitObligati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erivativeLiabilitySecuritiesSoldUnderAgreementsToResellSecuritiesLoanedAmountOffsetAgainstCollatera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Oth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PriorYearIncomeTax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WeightedAveragePurchasePriceOfSharesPurchase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xcessTierOneLeverageCapitalToAverageAsse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deralHomeLoanBankAdvancesBranchOfFHLBBankInterestRateRangeFro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deralHomeLoanBankAdvancesBranchOfFHLBBankInterestRateRangeT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deralHomeLoanBankAdvancesGeneralDebtObligationsDisclosuresInterestRateRangeFro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ederalHomeLoanBankAdvancesGeneralDebtObligationsDisclosuresInterestRateRangeT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initeLivedIntangibleAssetsUsefulLifeMinimu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oreignCurrencyTransactionGainLossBeforeTa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utureAmortizationExpenseRemainderOfFiscalYea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ainsLossesOnSalesOfOtherAsse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edgedAssetFairValueHedgeCumulativeIncreaseDecrea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ncomeTaxRateReconciliationDeductionsEmployeeStockOwnershipPlanDividend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ncreaseDecreaseInLoansDeferredIncom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nvestmentAdvisoryFe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abilitiesFairValueDisclosureNonrecurrin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iabilitiesFairValueDisclosureRecurrin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oansAndLeasesReceivableCommitmentsToPurchaseOrSel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ossContingencyDamagesSoughtValu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ewAccountingPronouncementOrChangeInAccountingPrincipleEffectOfChangeOnNetIncom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tionalAmountOfInterestRateCashFlowHedgeDerivative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therComprehensiveIncomeDerivativesQualifyingAsHedgesBeforeTaxPortionAttributableToPare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MoneyMar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roceedsFromDebtNetOfIssuanceCos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roceedsFromIssuanceOfCommonStockDividendReinvestmentPla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roceedsFromRecoveriesOfLoanPreviouslyChargedOf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rofessionalAndContractServicesExpen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ropertySubjectToOrAvailableForOperatingLeaseN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Gros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ervicingAssetAtFairValueOtherChangesThatAffectBalanc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ervicingAssetAtFairValuePeriodIncreaseDecreas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ExpectedVolatilityRateMaximu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OtherIncreasesDecreasesInPerio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haresIssue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haresPaidForTaxWithholdingForShareBasedCompensati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tockIssuedDuringPeriodSharesOth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imeDepositMaturitiesRollingYearFiv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imeDepositMaturitiesRollingYearFou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reasuryStockSharesRetire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IncomeTaxDeficiencyFromShareBasedCompensatio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ankingRegulationCapitalConservationBufferTotalRiskBasedCapitalActu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AmortizableIntangibleAsse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AssetsMarketableSecuriti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usinessCombinationProFormaInformationEarningsOrLossOfAcquireeSinceAcquisitionDateActu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usinessDevelopme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cretableYieldReclassificationsToNonaccretableDifferenc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ommonStockDividendsShar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reditDerivativeMaximumExposureUndiscounted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btConversionConvertedInstrumentAmount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btSecuritiesHeldToMaturityPastDu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ContributionsByEmploye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EmployeeBonus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finedBenefitPlanAmortizationOfTransitionObligationsAsse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finedBenefitPlanAssetsForPlanBenefitsNoncurre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finedBenefitPlanExpectedAmortizationNextFiscalYe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finedBenefitPlanHealthCareCostTrendRateAssumedForNextFiscalYea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finedBenefitPlanRecognizedNetGainLossDueToCurtailmen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rivativeAssetsLiabilitiesAtFairValueNe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rivativeFinancialInstrumentsLiabilitiesFairValueDisclosur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rivativeLiabilityFairValueGrossLiabilityIncludingNotSubjectToMasterNettingArrangeme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rivativeLiabilityFairValueNet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erivativeLiabilityFairValueOfCollater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ilutiveSecuriti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istributedEarning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ueFromCustomerAcceptanc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quityMethodInvestmentRealizedGainLossOnDispos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quitySecuritiesFvNiAndWithoutReadilyDeterminableFairValu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quitySecuritiesWithoutReadilyDeterminableFairValueDownwardPriceAdjustmentAnnualAmou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xcessTierOneRiskBasedCapitalToRiskWeightedAsse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airValueInvestmentsEntitiesThatCalculateNetAssetValuePerShareUnfundedCommittmen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BeforeAllowanceForCreditLossFeeAndLoanInProces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initeLivedIntangibleAssetsUsefulLifeMaximum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utureAmortizationExpenseAfterYearFiv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eldToMaturitySecuritiesTransferredToAvailableForSaleSecuritiesUnrealizedGainLos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CertificatesOfDeposi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nterestExpenseDomesticDepositLiabilitiesSaving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nterestIncomeSecuritiesStateAndMunicipal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oansAndLeasesReceivableCommitmentsVariableRat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AllowanceForLoanLoss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ongTermDebtPercentageBearingFixedInterestRat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rketableSecuritiesUnrealizedGainLos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etInterestIncomeLossAfterProvisionForLoanLoss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ewAccountingPronouncementOrChangeInAccountingPrincipleCumulativeEffectOfChangeOnEquityOrNetAsse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umberOfRealEstatePropertie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peratingLeasesIncomeStatementDepreciationExpenseOnPropertySubjectToOrHeldForLeas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therComprehensiveIncomeFinalizationOfPensionAndNonPensionPostretirementPlanValuationTax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lizationOfPensionAndNonPensionPostretirementPlanValuationNetOfTax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therComprehensiveIncomeLossForeignCurrencyTransactionAndTranslationAdjustmentNetOfTax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ForWriteDownOfSecuritiesIncludedInNetIncomeBeforeTax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OfDefinedBenefitPlanNetTransitionAssetObligationRecognizedInNetPeriodicBenefitCostNetOfTax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ymentsForMergerRelatedCos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ymentsToAcquireAvailableForSaleSecuritiesEquity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aymentsToAcquireMortgageServicingRightsMS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referredStockRedemptionDiscou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roceedsFromDividendsReceived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ProceedsFromSaleOfBuilding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classificationFromAociCurrentPeriodBeforeTaxAttributableToPare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latedPartyTransactionAmountsOfTransactio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latedPartyTransactionDueFromToRelatedParty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structuringReserv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evenueNotFromContractWithCustomerExcludingInterestIncom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ExpectedVolatilityRateMinimum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tockIssuedDuringPeriodValueStockOptionsExercisedNetOfTaxBenefitExpens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angibleCapitalToTangibleAsse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imeDepositMaturitiesRollingYearThre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aluationAllowanceForImpairmentOfRecognizedServicingAssetsPeriodIncreaseDecreas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aluationAllowanceForImpairmentOfRecognizedServicingAssetsProvision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ccountsPayableAndOtherAccruedLiabiliti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OtherThanTemporaryImpairmentNotCreditLossNetOfTaxAvailableforsaleDebtSecuriti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ffordableHousingProjectInvestmentWriteDownAmou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ociTaxAttributableToPare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SecuritiesAndHeldToMaturitySecuriti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PropertyPlantAndEquipme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FinancialAsse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DueThereaf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InFiveYea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ontractuallySpecifiedServicingFeesAmou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ndHeldToMaturityFairValu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RealizedGainLossExcludingOtherThanTemporaryImpairme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AllocatedAndSingleMaturityDa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creaseInUnrecognizedTaxBenefitsIsReasonablyPossib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ferredTaxAssetsEquityMethodInvestmen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LossAfterTax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finedBenefitPlanCurtailmen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finedBenefitPlanEffectOfOnePercentagePointDecreaseOnAccumulatedPostretirementBenefitObligati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finedBenefitPlanEffectOfOnePercentagePointDecreaseOnServiceAndInterestCostComponen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finedBenefitPlanPensionPlansWithAccumulatedBenefitObligationsInExcessOfPlanAssetsAggregateAccumulatedBenefitObligati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DebtSecuritiesRangeMaximum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DebtSecuritiesRangeMinimum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finedBenefitPlanUltimateHealthCareCostTrendRate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rivativeFixedInterestRa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erivativeLiabilityFairValueOffsetAgainstCollateralNetOfNotSubjectToMasterNettingArrangementPolicyElecti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irectFinancingLeaseUnguaranteedResidualAsse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isposalGroupIncludingDiscontinuedOperationPropertyPlantAndEquipme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ShareBasedCompensationExcessTaxBenefitPerce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reditsInvestme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LiabilityTransfersOutOfLevel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DICIndemnificationAssetAcquisition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ederalHomeLoanBankAdvancesInterestRat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inancingReceivableUnamortizedPurchasePremiumDiscou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ainLossOnSaleOfDerivativ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oodwillOtherIncreaseDecreas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creaseDecreaseInAdvancePaymentsByBorrowersForTaxesAndInsuranc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creaseDecreaseInOperatingLiabiliti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creaseDecreaseInOtherAccountsPayableAndAccruedLiabiliti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creaseDecreaseOfRestrictedInvestmen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terestAndFeeIncomeLoansHeldForSaleMortgag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easesReceivableCommercialLeaseFinancing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ineOfCreditFacilityCurrentBorrowingCapacity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oansReceivableWithFixedRatesOfInterest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otesReceivableRelatedParti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ForWriteDownOfSecuritiesIncludedInNetIncomeNetOfTax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therOperatingIncom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therShortTermInvestmen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aymentsForProceedsFromFederalReserveBankStock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ercentageOfInterestBearingDomesticDepositsToDepositsSaving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SecuritiesPledgedForRepurchaseAgreementsAtFairValu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SecuritiesForFederalHomeLoanBank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referredStockDiscountOnShare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roceedsFromEquityMethodInvestmentDividendsOrDistributionsReturnOfCapita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roceedsFromPaymentsToMinorityShareholder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roceedsFromSaleOfOtherLoansHeldForSal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ecuredDebtRepurchaseAgreemen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10PercentAdverseChangeInPrepaymentSpee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ensitivityAnalysisOfFairValueOfInterestsContinuedToBeHeldByTransferorServicingAssetsOrLiabilitiesImpactOf20PercentAdverseChangeInPrepaymentSpee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tockholdersEquityPeriodIncreaseDecreas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imeDepositMaturitiesAfterRollingYearFiv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imeDepositMaturitiesNextRollingTwelveMonth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imeDepositMaturitiesRollingYearTwo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nrecognizedTaxBenefitsIncomeTaxPenaltiesAccrue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ccountsReceivableNe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mountOfDilutiveSecuritiesStockOptionsAndRestrictiveStockUn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ankAcceptancesExecutedAndOutstanding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NoncurrentLiabilitiesLongTermDeb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GoodwillAndLiabilitiesAssumedNe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apitalizedComputerSoftwareGros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ntractuallySpecifiedServicingFeesLateFeesAndAncillaryFeesEarnedInExchangeForServicingFinancialAsse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urrentForeignTaxExpenseBenefi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btInstrumentBasisSpreadOnVariableRat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btInstrumentUnusedBorrowingCapacityAmoun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ferredTaxLiabilityNotRecognizedAmountOfUnrecognizedDeferredTaxLiabilityBadDebtReserveForTaxPurposesOfQualifiedLend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InFiveFiscalYearsThereaft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EquitySecuritiesRangeMaximum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finedBenefitPlanTargetAllocationPercentageOfAssetsEquitySecuritiesRangeMinimum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rivativeAssetFairValueNe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irectFinancingLeaseLeaseReceivab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reditsOth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utsAndJobsActOf2017Percen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SharesContributedToESOP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quityMethodInvestmentDividendsOrDistribution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quityMethodInvestmentOtherThanTemporaryImpairmen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quitySecuritiesWithoutReadilyDeterminableFairValueImpairmentLossAnnualAmoun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LiabilityTransfersIntoLevel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LiabilityGainLossIncludedInEarning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NumberOfContrac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PostModificationRecordedInvestmen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ncomeTaxReconciliationDeductionsDividend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ncomeTaxReconciliationDeductionsOth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ncreaseDecreaseInDeferredCompensatio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ncreaseDecreaseInOtherDepos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ntangibleAssetsGrossExcludingGoodwil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NegotiableOrderOfWithdrawalNOW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iabilityForUncertainTaxPositionsCurren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itigationSettlementAmountAwardedToOtherParty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oansAndLeasesReceivableAllowanceCovere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oansAndLeasesReceivableCommitmentsFixedRat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oansReceivableWithVariableRatesOfInterest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ongTermDebtNoncurren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rketableSecuritiesRealizedGainLossExcludingOtherThanTemporaryImpairmen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ortgageLoansOnRealEstateCostOfMortgagesSol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peratingLeaseLeaseIncomeLeasePaymen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peratingLeasesRentExpenseSubleaseRentals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therComprehensiveIncomeMinimumPensionLiabilityNetAdjustmentNetOfTax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OfDefinedBenefitPlanNetTransitionAssetObligationRecognizedInNetPeriodicBenefitCostBeforeTax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therRealEstatePeriodIncreaseDecreas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therThanTemporaryImpairmentCreditLossesRecognizedInEarningsPeriodIncreaseDecreas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RecognizedInEarningsNetHeldtomaturitySecuriti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aymentsOfOrdinaryDividend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aymentsToAcquireOtherRealEstat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repaymentFeesOnAdvancesNe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roceedsFromIssuanceOfSharesUnderIncentiveAndShareBasedCompensationPlan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roceedsFromMaturitiesPrepaymentsAndCallsOfMortgageBackedSecuritiesMB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roceedsFromPaymentsForSecuritiesPurchasedUnderAgreementsToResel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roceedsFromSaleOfEquityMethodInvestmen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roceedsFromSaleOfPropertyHeldForSal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ealEstateAcquisitionsThroughForeclosur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alariesAndWag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RiskFreeInterestRateMinimum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hortTermInvestmen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tockIssuedDuringPeriodValueIssuedForServic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radingSecuritiesFairValueDisclosur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UndistributedEarningsAllocatedToParticipatingSecuritie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WeightedAverageNumberOfSharesEmployeeStockOwnershipPlanSharesNotCommittedToBeRelease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ccretionExpens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ssetsFairValueAdjustme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ssetsHeldForSaleNotPartOfDisposalGroup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GrossUnrealizedGainLos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usinessCombinationContingentConsiderationLiability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InFour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InThreeYear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ashDividendsPaidToParentCompany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ostMethodInvestmen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NetPriorServiceCostCreditAfterTax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InYearFiv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InYearFou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InYearThre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InYearTwo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efinedBenefitPlansEstimatedFutureEmployerContributionsInCurrentFiscalYe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epositLiabilitiesAccruedInteres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iscontinuedOperationGainLossFromDisposalOfDiscontinuedOperationBeforeIncomeTax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ividendsCommonStockStock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quitySecuritiesFvNiRealizedGai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quitySecuritiesWithoutReadilyDeterminableFairValueUpwardPriceAdjustmentAnnualAmou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inancingReceivab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PurchasedWithCreditDeteriorationAllowanceForCreditLossAtAcquisitionDat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oodwillOtherChange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eldToMaturitySecuritiesTransferredSecurityUnrealizedGainLos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ncreaseDecreaseInMortgageLoansHeldForSal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nterestIncomeDomesticDepos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nterestIncomeOthe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nterestRateDerivativeAssetsAtFairValu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nvestmentAdvisoryManagementAndAdministrativeFee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nvestmentIncomeInteres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nvestmentsInAffiliatesSubsidiariesAssociatesAndJointVenture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itigationSettlementAmou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oanPortfolioExpens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oansAndLeasesReceivableCollateralForSecuredBorrowing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oansAndLeasesReceivableLoansInProces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oansReceivableCommercialMortgag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peratingLeasesRentExpenseMinimumRental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therComprehensiveIncomeLossAmortizationPensionAndOtherPostretirementBenefitPlansNetPriorServiceCostRecognizedInNetPeriodicPensionCostTaxEffec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OnDerivativesIncludedInNetIncomeTax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therLaborRelatedExpense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therPreferredStockDividendsAndAdjustmen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therRealEstateCovere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referredStockDividendsPerShareCashPai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referredStockRedemptionPricePerShar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roceedsFromSaleOfMortgageServicingRightsMS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ropertyPlantAndEquipmentAndFinanceLeaseRightOfUseAssetBeforeAccumulatedDepreciationAndAmortizatio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alariesWagesAndOfficersCompensatio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AmountOffsetAgainstCollatera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tockAndWarrantsIssuedDuringPeriodValuePreferredStockAndWarran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tockIssuedDuringPeriodSharesConversionOfConvertibleSecuritie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tockIssuedDuringPeriodSharesShareBasedCompensationGros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tockIssuedDuringPeriodValueStockDividen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imeDepositsNoncurre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reasuryStockRetiredCostMethodAmount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UnrealizedGainLossOnInterestRateCashFlowHedgesPretaxAccumulatedOtherComprehensiveIncomeLos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llowanceForDoubtfulAccountsReceivab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mortizationOfESOPAwar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ociLossCashFlowHedgeCumulativeGainLossAfterTax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FairValu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GrossUnrealizedGainLoss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usinessAcquisitionEquityInterestIssuedOrIssuableValueAssigne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usinessCombinationAcquiredReceivablesGrossContractualAmou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FinancialLiabiliti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Curre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ashCollateralForBorrowedSecuriti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oncentrationRiskCreditRiskFinancialInstrumentMaximumExposur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Othe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LossReserv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efinedBenefitPensionPlanCurrentAndNoncurrentLiabiliti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efinedBenefitPlanActuarialNetGainsLoss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InYearOn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efinedBenefitPlanSettlementsBenefitObligatio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efinedBenefitPlanUltimateHealthCareCostTrendRat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irectFinancingLeaseNetInvestmentInLeas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ueToRelatedPartiesCurrentAndNoncurre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EarlyRepaymentOfSubordinatedDeb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ainLossOnSaleOfDebtInvestmen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ainLossOnSaleOfOtherInvestmen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GainLossOnSalesOfAssetsAndAssetImpairmentCharg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comeLossFromDiscontinuedOperationsNetOfTaxAttributableToReportingEntity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comeTaxCreditsAndAdjustmen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ImpairmentLoss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creaseDecreaseInEquitySecuritiesFvNi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creaseDecreaseInIncomeTaxesReceivab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creaseDecreaseInPrepaidExpens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terestRateCashFlowHedgeGainLossToBeReclassifiedDuringNext12MonthsNe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terestRateDerivativeLiabilitiesAtFairValu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nvestmentIncomeDividen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RealEstat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NonperformingAccrualOfInteres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ossContingencyEstimateOfPossibleLos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inorityInterestDecreaseFromRedemption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DebtAssumed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otionalAmountOfDerivativ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riginationOfMortgageServicingRightsMSR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NetUnamortizedGainLossArisingDuringPeriodBeforeTax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therComprehensiveIncomeForeignCurrencyTransactionAndTranslationAdjustmentNetOfTaxPeriodIncreaseDecreas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therComprehensiveIncomeLossPensionAndOtherPostretirementBenefitPlansBenefitPlanImprovementTaxEffec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referredStockRedemptionPremium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roceedsFromInsuranceSettlementInvestingActivitie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roceedsFromIssuanceOfPrivatePlaceme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roceedsFromLinesOfCredi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roceedsFromNotesPayabl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PropertyPlantAndEquipmentAndFinanceLeaseRightOfUseAssetAccumulatedDepreciationAndAmortization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evenueNotFromContractWithCustomer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UndiscountedExcessAmou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FairValueOfCollateral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RiskFreeInterestRateMaximum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ravelAndEntertainmentExpens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UnamortizedDebtIssuanceExpens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UnrecognizedTaxBenefitsInterestOnIncomeTaxesExpens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dditionalCollateralAggregateFairValu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mountRecognizedInNetPeriodicBenefitCostAndOtherComprehensiveIncomeLossBeforeTax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nkOverdraft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GoodwillExpectedTaxDeductibleAmoun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ReceivableInTwoYear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ashEquivalentsAtCarryingValu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quiredDuringPeriodAtAcquisitionAtFairValu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urrentFederalStateAndLocalTaxExpenseBenefi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erredFederalStateAndLocalTaxExpenseBenefi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erredTaxAssetsTaxCreditCarryforwardsOth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erredTaxLiabilitiesInvestmentInNoncontrolledAffiliat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efinedBenefitPlanPlanAmendment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OtherReconcilingItemsPercen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DICIndemnificationAssetAdditionalEstimatedLoss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inancingReceivableSignificantSal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eldToMaturitySecuritiesTransferredSecurityAtCarryingValu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ncomeTaxReconciliationPriorYearIncomeTax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ncreaseDecreaseInDemandDeposit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ncreaseDecreaseInFinanceReceivabl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nterestExpenseTrustPreferredSecuriti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oansHeldForSaleOth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ewAccountingPronouncementOrChangeInAccountingPrincipleCumulativeEffectOfChangeOnEquityOrNetAssets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otionalAmountOfInterestRateDerivativ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peratingExpens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peratingLossCarryforwardsValuationAllowanc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therComprehensiveIncomeDerivativesQualifyingAsHedgesBeforeTaxPeriodIncreaseDecreas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orWriteDownOfSecuritiesIncludedInNetIncomeTax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therComprehensiveIncomeOtherNetOfTax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therTaxExpenseBenefi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therThanTemporaryImpairmentCreditLossesRecognizedInEarningsReductionsChangeInStatu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DebtSecuritiesPortionRecognizedInEarning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HeldtomaturitySecuriti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TaxPortionAttributableToParen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repaidExpenseAndOtherAsset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roceedsFromIssuanceOfSeniorLongTermDeb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roceedsFromOtherShortTermDeb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ealEstateOwnedValuationAllowancePeriodIncreaseDecreas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etainedEarningsUnappropriat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Asse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CollateralRightToReclaimSecuritie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ervicingAssetAtFairValueOtherChangesInFairValu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WeightedAverageVolatilityRat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umberOfAdditionalSharesAuthoriz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xAdjustmentsSettlementsAndUnusualProvision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xBenefitFromStockOptionsExercise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radingSecuritiesPledgedAsCollateral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ndistributedEarning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aluationAllowancesAndReservesBalanc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Othe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ssetsSoldUnderAgreementsToRepurchaseCarryingAmoun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vailableforsaleSecuritiesGrossRealizedLossesExcludingOtherThanTemporaryImpairmen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AssetsAcquiredLiabilitiesAssumedNe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btSecuritiesGainLos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ferredTaxAssetsHedgingTransaction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DeferredRen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NetPriorServiceCostCreditBeforeTax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finedBenefitPlanAmountsThatWillBeAmortizedFromAccumulatedOtherComprehensiveIncomeLossInNextFiscalYea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finedBenefitPlanEstimatedFutureEmployerContributionsInNextFiscalYea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EmployerContributionsNextFiscalYea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ueFromRelatedPartie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utsAndJobsActOf2017Amoun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airValueInputsDiscountRat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FDICIndemnificationAssetAccretionOfDiscoun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ainOnPurchaseOfBusines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eldToMaturitySecuritiesSoldSecurityAtCarryingValu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ncomeLossFromDiscontinuedOperationsNetOfTax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ncreaseDecreaseInAccruedLiabilitie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ncreaseDecreaseInInterestAndDividendsReceivabl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ncreaseDecreaseInOperatingLeaseLiability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ncreaseDecreaseInOtherLoan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ConversionOfPreferredStock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nterestAndDividendIncomeSecuritiesOthe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easeIncom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HomeEquity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ossContingencyLossInPeriod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arketableSecuritiesEquitySecuritie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ortgageLoanRelatedToPropertySales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etInvestmentInLeas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therComprehensiveIncomeDerivativesQualifyingAsHedgesTaxEffectPeriodIncreaseDecreas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therComprehensiveIncomeLossFinalizationOfPensionAndNonPensionPostretirementPlanValuationBeforeTax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OnDerivativesIncludedInNetIncomeBeforeTax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therInvestmentsAndSecuritiesAtCos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therRevenueExpenseFromRealEstateOperation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ensionExpens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roceedsFromDivestitureOfBusinessesNetOfCashDivested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roceedsFromIssuanceOfTrustPreferredSecuritie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roceedsFromSaleMaturityAndCollectionsOfInvestmen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iskWeightedAsse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RemainderOfFiscalYea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AndExpectedToVestExercisableWeightedAverageExercisePric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InPeriodFairValu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axesExcludingIncomeAndExciseTaxe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TradingSecuritiesRealizedGainLos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VariableInterestEntityEntityMaximumLossExposureAmoun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dvancePaymentsByBorrowersForTaxesAndInsuranc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mortizationOfFinancingCostsAndDiscoun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usinessCombinationAcquiredReceivablesFairValu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ashAcquiredInExcessOfPaymentsToAcquireBusines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quiredDuringPeriodCashFlowsExpectedToBeCollectedAtAcquisitio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ontractualObligatio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ontractWithCustomerLiability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umulativeEffectOfInitialAdoptionOfNewAccountingPrincip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UnrealizedGainLos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AllocatedAndSingleMaturityDateYearOn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ebtSecuritiesHeldToMaturityNonaccrua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Othe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Reserve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eferredTaxLiabilitiesDeferredExpens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efinedBenefitPlanAmountToBeAmortizedFromAccumulatedOtherComprehensiveIncomeLossNextFiscalYe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efinedContributionPlanEmployersMatchingContributionAnnualVestingPercentag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erivativeInstrumentsGainLossReclassifiedFromAccumulatedOCIIntoIncomeEffectivePortionNe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iscontinuedOperationIncomeLossFromDiscontinuedOperationBeforeIncomeTax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iscontinuedOperationTaxEffectOfDiscontinuedOperatio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EquitySecuritiesFvNiUnrealizedLos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sRecurringBasisLiabilityValu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FinancingReceivableDeferredIncom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ainLossOnDispositionOfProperty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GainLossOnSaleOfOtherLoansAndLease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mpairmentOfIntangibleAssetsExcludingGoodwil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BeforeIncomeTaxesDomesti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nterestExpenseTimeDepositsLessThan10000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nvestmentTaxCredi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iabilitiesOfDisposalGroupIncludingDiscontinuedOperation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itigationReserv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InterestIncomeRecognizedChangeInPresentValueAttributableToPassageOfTim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RemainderOfFiscalYe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rketableSecuritiesGainLos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AfterReclassificationBeforeTaxParen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PensionAndOtherPostretirementBenefitPlansNetOfTax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therCostAndExpenseOperating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therLiabilitiesFairValueDisclosur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therOperatingActivitiesCashFlowStatemen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NetOfTaxPortionAttributableToParentAvailableforsaleSecuritie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articipatingSecuritiesDistributedAndUndistributedEarningsLossBasic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aymentsToPurchaseLoansHeldForSal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referredStockRedemptionAmoun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roceedsFromSaleOfAvailableForSaleSecuritiesEquity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roceedsFromWarrantExercise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rofitLossFromRealEstateOperation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ForfeituresInPeriodWeightedAverageExercisePrice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SharesIssuedInPeriod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SharesOutstanding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radingSecuritiesUnrealizedHoldingGainLos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ValuationAllowanceAmoun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djustmentsToReconcileNetIncomeLossToCashProvidedByUsedInOperatingActiviti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usinessAcquisitionSharePric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cretableYieldReclassificationsFromNonaccretableDifferenc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eferredTaxExpenseFromStockOptionsExercise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efinedBenefitPlanAmountsRecognizedInBalanceSheet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efinedBenefitPlansEstimatedFutureEmployerContributionsInNextFiscalYe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erivativeInstrumentsGainLossRecognizedInIncomeNet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erivativeInstrumentsGainLossRecognizedInOtherComprehensiveIncomeEffectivePortionNet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CashContributionsToESOP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Recoveri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uaranteeObligationsCurrentCarryingValu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ncomeLossFromDiscontinuedOperationsNetOfTaxPerBasicShar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ncomeTaxReconciliationTaxCreditsOthe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ncreaseDecreaseInLoansFromOtherFederalHomeLoanBank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RemainderOfFiscalYea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oansReceivableCommercialConstructio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FutureMinimumSubleaseRental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peratingLeasesIncomeStatementLeaseRevenu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therComprehensiveIncomeLossPensionAndOtherPostretirementBenefitPlansBeforeReclassificationAdjustmentsTax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orWritedownOfSecuritiesIncludedInNetIncomeBeforeTax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aymentsToAcquireEquityMethodInvestmen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aymentsToAcquireEquitySecuritiesFvNi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ledgedAssetsSeparatelyReportedSecuritiesPledgedAsCollateralAtFairValu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roceedsFromSaleAndCollectionOfLoansHeldforsal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ProceedsFromSaleOfEquitySecuritiesFvNi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epaymentsOfRelatedPartyDebt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NonvestedOptionsForfeitedWeightedAverageGrantDateFairValue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ValuationAllowanceForImpairmentOfRecognizedServicingAssetsProvisionsRecoverie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WarrantsAndRightsOutstanding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apitalLeaseObligation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ommonStockCapitalSharesReservedForFutureIssuanc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Othe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efinedBenefitPlanFutureAmortizationOfPriorServiceCostCredi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epositsMoneyMarketDepositsAndNegotiableOrderOfWithdrawalNO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erivativeLiabilityCollateralRightToReclaimCashOffse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erivativeNumberOfInstrumentsHeld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ividendsPreferredStockStock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InRemainderOfFiscalYe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EffectOfChangeInMethod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inancingReceivableReclassificationToHeldForSal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inancingReceivableUnamortizedLoanFeeCos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ainLossOnContractTerminatio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ainLossOnDerivativeInstrumentsNetPretax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ainLossOnSaleOfPropertie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GuaranteeObligationsMaximumExposur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ncomeLossFromDiscontinuedOperationsNetOfTaxPerDilutedShare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Othe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oansAndLeasesReceivableRatioOfNonperformingLoansToAllLoan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ossOnSaleOfInvestmen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ReceivableThereafte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AfterReclassificationTaxParen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PensionAndOtherPostretirementBenefitPlansNetGainLossRecognizedInNetPeriodicBenefitCostTax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OnDerivativesIncludedInNetIncomeNetOfTax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BeforeTaxPortionAttributableToParentAvailableforsaleSecuritie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NetOfTaxPortionAttributableToParen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aymentsForProceedsFromInvestmen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aymentsToAcquireFinanceReceivable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aymentsToAcquireIntangibleAsse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roceedsFromLoanAndLeaseOriginationsAndPrincipalCollection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eclassificationFromAccumulatedOtherComprehensiveIncomeCurrentPeriodBeforeTax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ervicingAssetsAndServicingLiabilitiesAtFairValueAssumptionsUsedToEstimateFairValuePrepaymentSpeed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ignificantChangeInUnrecognizedTaxBenefitsIsReasonablyPossibleAmountOfUnrecordedBenefi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radingGainsLosse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InterestIncludedInPaymen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PresentValueOfNetMinimumPaymen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onversionOfStockAmountConverted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ebtInstrumentUnamortizedDiscount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eferredTaxAssetsCharitableContributionCarryforward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efinedBenefitPlanAmortizationOfNetPriorServiceCostCredit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DeferredSharesFairValu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ByInterestRateTypeFixedRat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inancingReceivablePurchasedWithCreditDeteriorationAmountAtParValu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inancingReceivableSignificantPurchase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GainLossRelatedToLitigationSettlement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ncreaseDecreaseInPrepaidDeferredExpenseAndOtherAsse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ndefiniteLivedIntangibleAssetsExcludingGoodwi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nterestIncomeSecuritiesMortgageBacke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nvestmentBankingRevenu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therAssetImpairmentCharge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therComprehensiveIncomeAmortizationOfDefinedBenefitPlanNetPriorServiceCostCreditRecognizedInNetPeriodicBenefitCostBeforeTax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NetPriorServiceCostsCreditArisingDuringPeriodNetOfTax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orWritedownOfSecuritiesIncludedInNetIncomeNetOfTax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OtherNoncashIncomeExpense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aymentsOfDebtExtinguishmentCos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aymentsToAcquireInvestmen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referredStockDividendsPerShareDeclare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roceedsFromIncomeTaxRefund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ProceedsFromSaleOfRestrictedInvestmen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eclassificationFromAociCurrentPeriodTax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estrictedCash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eniorNote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ccruedLiabilitiesCurrentAndNoncurrent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ssetsSoldUnderAgreementsToRepurchaseInterestRat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DebtSecuritiesGrossUnrealizedGai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vailableForSaleSecuritiesIncomeTaxExpenseOnChangeInUnrealizedHoldingGainOrLos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usinessAcquisitionCostOfAcquiredEntityCashPaid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CurrentAssetsCashAndCashEquivalen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LiabilitiesAssumed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cretableYieldAddition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ebtLongtermAndShorttermCombinedAmount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ebtSecuritiesHeldToMaturityAccruedInterestAfterAllowanceForCreditLos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AllocatedAndSingleMaturityDateAfterYearOneThroughFiv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RecordedLiability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efinedBenefitPlanEffectOfOnePercentagePointDecreaseOnServiceAndInterestCostComponents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mployeeBenefitsAndShareBasedCompensatio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NonvestedAwardsTotalCompensationCostNotYetRecognizedPeriodForRecognitio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PurchasesSalesIssuancesSettlemen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ncreaseDecreaseInAccountsPayableAndAccruedLiabilitie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ncreaseDecreaseInAccruedIncomeTaxesPayab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nterestAndFeeIncomeLoansAndLeasesHeldForSa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nterestExpenseNegotiableOrderOfWithdrawalNOWDepos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oansAndLeasesReceivableNetReportedAmountCovered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ongtermDebtWeightedAverageInterestRat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inorityInterestDecreaseFromDistributionsToNoncontrollingInterestHolder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umberOfReportingUn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OnDerivativesIncludedInNetIncomeTax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BeforeTaxIncludingPortionAttributableToNoncontrollingInterestAvailableforsaleSecuritie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PaymentsForRepurchaseOfTrustPreferredSecuritie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PaymentsToAcquireRestrictedInvestmen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PropertyPlantAndEquipmentAndFinanceLeaseRightOfUseAssetAfterAccumulatedDepreciationAndAmortizatio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epaymentsOfOtherShortTermDebt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estructuringCharge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Gros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ercisableWeightedAverageRemainingContractualTerm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WeightedAverageGrantDateFairValu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tockGrantedDuringPeriodValueSharebasedCompensatio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tockIssuedDuringPeriodSharesEmployeeStockOwnershipPla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WeightedAverageNumberOfSharesRestrictedStock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ssetsFairValueDisclosureRecurrin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EquitySecuritiesAccumulatedGrossUnrealizedGainBeforeTax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SecuritiesChangeInNetUnrealizedHoldingGainLos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IntangibleAssetsOtherThanGoodwill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apitalLeaseObligationsIncurred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InFive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InFour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InThreeYear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Thereafte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ommonStockValueOutstandin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onstructionInProgressGros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ebtInstrumentInterestRateEffectivePercentag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AllocatedAndSingleMaturityDateAfterYear5Through1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NetGainsLossesAfterTax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efinedBenefitPlanAmortizationOfNetGainsLosse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efinedBenefitPlanEffectOfOnePercentagePointDecreaseOnAccumulatedPostretirementBenefitObligation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efinedBenefitPlanExpectedAmortizationOfGainLossNextFiscalYear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epositLiabilitiesCollateralIssuedFinancialInstrumen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erivativeAssetCollateralObligationToReturnCashOffset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FairValueOptionChangesInFairValueGainLoss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FDICIndemnificationAssetPeriodIncreaseDecreas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Provision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90DaysOrMorePastDueStillAccruin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NonaccrualNoAllowanc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ainLossOnSaleOfNotesReceivab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ainsLossesOnSalesOfInvestmentRealEstat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eldtomaturitySecuritiesSoldSecurityRealizedGainLossExcludingOtherThanTemporaryImpairmen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IncludingPortionAttributableToNoncontrollingInterest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nterestReceivableAndOtherAsse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TroubledDebtInterestIncom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ortgageBackedSecuritiesAvailableForSaleFairValueDisclosur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ewAccountingPronouncementOrChangeInAccountingPrincipleEffectOfAdoptionQuantification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umberOfBusinessesAcquired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umberOfStore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OciDebtSecuritiesAvailableForSaleTransferToHeldToMaturityAdjustmentFromAociForAmortizationOfGainLossAfterTax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OtherComprehensiveIncomeAmortizationOfDefinedBenefitPlanNetPriorServiceCostRecognizedInNetPeriodicPensionCostNetOfTax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AdjustmentBeforeTaxPeriodIncreaseDecreas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TaxPortionAttributableToParent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OtherForeclosedAsse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OtherThanTemporaryImpairmentCreditLossesRecognizedInEarningsReductionsCashFlow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DebtSecuritiesAvailableForSaleRecognizedInEarning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ensionAndOtherPostretirementBenefitExpens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roceedsFromRepaymentsOfLongTermDebtAndCapitalSecuritie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ProceedsFromSaleAndMaturityOfOtherInvestmen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entalIncomeNonoperatin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epaymentsOfNotesPayable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tockIssuedDuringPeriodValueShareBasedCompensationGros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TaxBenefitFromStockOptionsExercised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TradingSecuritiesDebt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mountAvailableForDividendDistributionWithoutPriorApprovalFromRegulatoryAgency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ssetManagementFees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DebtSecuritiesGrossUnrealizedLos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BankingRegulationCapitalConservationBufferCapitalConservedMinimu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Curren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ebtSecuritie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ExcludingAccruedInterestAfterAllowanceForCreditLossMaturityAllocatedAndSingleMaturityDateAfterYear1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eferredTaxLiabilitiesGoodwillAndIntangibleAssetsGoodwill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efinedBenefitPlanAmountsRecognizedInOtherComprehensiveIncomeLossNetGainLossBeforeTax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erivativeFairValueOfDerivativeNe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erivativeLiabilityNotionalAmoun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DividendsPayableAmountPerShar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EquitySecuritiesFvNiCurrentAndNoncurren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EscrowDeposi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ExtinguishmentOfDebtAmoun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FederalHomeLoanBankAdvancesGeneralDebtObligationsDisclosuresInterestRateAtPeriodEnd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eldToMaturitySecuritiesPledgedAsCollateral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ncreaseDecreaseInFederalFundsSold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nterestAndDividendIncomeSecuritiesHeldToMaturity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nterestIncomeDebtSecuritiesAvailableForSaleOperating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LoansAndLeasesReceivableGrossCarryingAmountCovered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etChangeNoninterestBearingDepositsDomestic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peratingLeaseImpairmentLos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AdjustmentBeforeTaxPortionAttributableToParen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ForWritedownOfSecuritiesTax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PensionAndOtherPostretirementBenefitPlansBeforeTax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PensionAndOtherPostretirementBenefitPlansTax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OnDerivativesIncludedInNetIncomeBeforeTax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OnDerivativesIncludedInNetIncomeNetOfTax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ensionContribution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referredStockDividend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roceedsFromLoanAndLeaseOriginationsAndPrincipalCollections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RealEstateOwnedValuationAllowanceAmountsApplied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NonvestedOptionsForfeitedNumberOfShare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UpperRangeLimit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TimeDeposits100000OrMoreDomestic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TransferOtherRealEstate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nrealizedGainLossOnDerivative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ccountsPayableAndAccruedLiabilitiesCurrentAndNoncurrent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ccruedLiabilitiesFairValueDisclosur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ssetManagementFee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EquitySecuritiesAccumulatedGrossUnrealizedLossBeforeTax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orrowedFund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BusinessAcquisitionCostOfAcquiredEntityTransactionCos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InTwoYear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CashFDICInsuredAmount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cretableYield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ebtInstrumentInterestRateDuringPeriod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eferredCompensationLiabilityCurrentAndNoncurrent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eferredTaxLiabilitiesPrepaidPensionCos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BeforeTax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efinedBenefitPlanAccumulatedOtherComprehensiveIncomeNetGainsLossesBeforeTax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efinedBenefitPlanEffectOfOnePercentagePointIncreaseOnServiceAndInterestCostComponen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isposalGroupNotDiscontinuedOperationGainLossOnDisposal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Dividend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NumberOfCommittedToBeReleasedShare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quityMethodInvestmentOwnershipPercentag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FinancingReceivableAccruedInterestBeforeAllowanceForCreditLos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RevolvingConvertedToTermLoa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mpairmentOfLongLivedAssetsHeldForUs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PerBasicShar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PerDilutedShar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nterestExpenseNOWAccountsMoneyMarketAccountsAndSavingsDepos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Mortgag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InvestmentsAcquired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ReceivableInFiveYear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ReceivableInFourYear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therAssetsFairValueDisclosur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therComprehensiveIncomeDerivativesQualifyingAsHedgesNetOfTaxPortionAttributableToParent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therComprehensiveIncomeLossAvailableForSaleSecuritiesBeforeReclassificationAdjustmentsTax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therComprehensiveIncomeLossPensionAndOtherPostretirementBenefitPlansAdjustmentBeforeReclassificationAdjustmentsAndTax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OtherComprehensiveIncomeLossTaxPortionAttributableToParent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aymentsForRepurchaseOfEquity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ostageExpens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roceedsFromIssuanceInitialPublicOffering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roceedsFromIssuanceOfWarran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roceedsFromStockPlan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rovisionForOtherLosse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ealEstateOwnedValuationAllowanceProvisio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leOfStockPricePerShar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ecuredDebt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ervicingAssetAtFairValueDisposal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OutstandingWeightedAverageRemainingContractualTerm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AndExpectedToVestExercisableNumber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LowerRangeLimit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tockholdersEquityOther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tockRedeemedOrCalledDuringPeriodShare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TaxCutsAndJobsActOf2017ChangeInTaxRateIncomeTaxExpenseBenefit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UnrecognizedTaxBenefitsPeriodIncreaseDecrease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ssetsOfDisposalGroupIncludingDiscontinuedOperatio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NoncurrentLiabilitiesOth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OtherNoncurrentAsse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ashFlowHedgeGainLossToBeReclassifiedWithinTwelveMonth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lassOfWarrantOrRightOutstanding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eferredIncomeTaxLiabilitiesNe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efinedBenefitPlanEffectOfOnePercentagePointIncreaseOnAccumulatedPostretirementBenefitObligatio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epreciationPremisesAndEquipmen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ederalFundsSoldAndSecuritiesPurchasedUnderAgreementsToResel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nterestExpenseDeb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ciDebtSecuritiesAvailableForSaleTransferToHeldToMaturityAdjustmentFromAociForAmortizationOfGainLossTax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ReceivableInThreeYear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ReceivableInTwoYear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therComprehensiveIncomeLossAmortizationPensionAndOtherPostretirementBenefitPlansNetPriorServiceCostRecognizedInNetPeriodicPensionCostNetOfTax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aymentsToAcquireProductiveAsse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roceedsFromSaleOfWhollyOwnedRealEstateAndRealEstateAcquiredInSettlementOfLoa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ecuritiesLoanedOrSoldUnderAgreementsToRepurchaseFairValueDisclosur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ervicingAssetsAndServicingLiabilitiesAtFairValueAssumptionsUsedToEstimateFairValueDiscountRat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GrantsInPeriodWeightedAverageExercisePric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NonvestedWeightedAverageGrantDateFairValu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tockRepurchaseProgramRemainingAuthorizedRepurchaseAmount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imeDepositMaturitiesRemainderOfFiscalYea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llocatedShareBasedCompensationExpenseNetOfTax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usinessAcquisitionCostOfAcquiredEntityPurchasePric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apitalLeasesFutureMinimumPaymentsDu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umulativeEffectOnRetainedEarningsNetOfTax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eferredTaxAssetsOtherComprehensiveLos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DefinedBenefitPlanFutureAmortizationOfGainLos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NumberOfSuspenseShare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FairValueLiabilitiesMeasuredOnRecurringBasisSubordinatedDebtObligation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GainLossOnSaleOfEquityInvestmen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nterestAndDividendIncomeSecuritiesTradingOrMeasuredAtFairValu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nterestExpenseDemandDepositAccoun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LoansAndLeasesReceivableNetReportedAmountCoveredAndNotCovered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rketableSecuritiesRealizedGainLossOtherThanTemporaryImpairmentsAmoun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Receivabl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therAssetsMiscellaneou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therComprehensiveIncomeAmortizationOfDefinedBenefitPlanNetPriorServiceCostRecognizedInNetPeriodicPensionCostTax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therComprehensiveIncomeAvailableForSaleSecuritiesAdjustmentBeforeTaxPeriodIncreaseDecreas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ForWritedownOfSecuritiesNetOfTax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LoansReceivablePledgedForFederalHomeLoanBankDeb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roceedsFromIssuanceOfOtherLongTermDeb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roceedsFromRepaymentsOfDeb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roceedsFromSaleOfLoansAndLeasesHeldForInvestmen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roceedsFromSaleOfTradingSecuritiesHeldforinvestmen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NextTwelveMonth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haresIssuedPricePerShar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tockRepurchaseProgramRemainingNumberOfSharesAuthorizedToBeRepurchased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AssetsAcquired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ountedForAsDebtSecuritiesAccretableYieldAccretio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ebtSecuritiesHeldToMaturityCreditLossExpenseReversal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ebtSecuritiesHeldToMaturityTransferAmount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eferredTaxLiabilitiesFinancingArrangemen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GoodwillGros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easeholdImprovementsGros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oansAndLeasesReceivableCommercial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oansReceivableCommercialRealEstat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ossContingencyAccrualAtCarryingValu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NetChangeInterestBearingDepositsDomestic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RemainderOfFiscalYea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PreferredStockValueOutstanding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ProceedsFromMaturitiesPrepaymentsAndCallsOfOtherInvestmen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epaymentsOfDebt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Thereafte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FairValu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NumberOfShare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tockIssuedDuringPeriodSharesDividendReinvestmentPla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tockIssuedDuringPeriodSharesEmployeeStockPurchasePlan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tockIssuedDuringPeriodSharesRestrictedStockAwardForfeited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tockIssuedDuringPeriodSharesTreasuryStockReissued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ebtInstrumentBasisSpreadOnVariableRate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DerivativeAssetNotionalAmount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FairValueDisclosureOffbalanceSheetRisksFaceAmountLiability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FinancingReceivableAccruedInterestAfterAllowanceForCreditLos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GainsLossesOnSalesOfAsse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nterestExpenseOtherShortTermBorrowing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nterestIncomeFederalFundsSoldAndSecuritiesPurchasedUnderAgreementsToResell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LiabilitiesFairValueDisclosur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LoansAndLeasesReceivableConsumer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NetNonmonetaryAssetsAcquiredLiabilitiesAssumed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OtherLiabilitiesAssumed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ReceivableCurrent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ForWritedownOfSecuritiesBeforeTax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BeforeTaxIncludingPortionAttributableToNoncontrollingInterest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PaymentsForProceedsFromBusinessesAndInterestInAffiliate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PensionAndOtherPostretirementDefinedBenefitPlansLiabilitiesCurrentAndNoncurrent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FiveYear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FourYear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ThreeYear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TwoYear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ervicingAssetAtFairValueChangesInFairValueResultingFromChangesInValuationInputsOrChangesInAssumption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horttermDebtFairValue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tockIssuedDuringPeriodSharesRestrictedStockAwardNetOfForfeiture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StockIssuedDuringPeriodValueOther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ankingRegulationCommonEquityTierOneRiskBasedCapitalRatioWellCapitalizedMinimum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usinessAcquisitionPurchasePriceAllocationGoodwillAmount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ebtInstrumentCarryingAmount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eferredIncomeTaxesAndTaxCred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AllowanceForDoubtfulAccoun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efinedBenefitPlanRecognizedNetGainLossDueToSettlements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erivativeInstrumentsNotDesignatedAsHedgingInstrumentsGainLossNet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quitySecuritiesFvNiCost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FinancingReceivablePurchasedWithCreditDeteriorationDiscountPremium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ncomeTaxReceivabl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ncomeTaxReconciliationTaxCreditsInvestment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FiveYear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NextTwelveMonth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OtherComprehensiveIncomeDerivativesQualifyingAsHedgesNetOfTaxPeriodIncreaseDecreas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OtherComprehensiveIncomeLossAvailableForSaleSecuritiesAdjustmentBeforeReclassificationAdjustmentsAndTax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ForHeldToMaturityTransferredToAvailableForSaleSecuritiesTax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roceedsFromIssuanceOfSharesUnderIncentiveAndShareBasedCompensationPlansIncludingStockOption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RealizedInvestmentGainsLosse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ValuationAllowanc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ubordinatedBorrowingInterestRat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UnrealizedGainLossOnSecuritie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vailableForSaleSecuritiesInUnrealizedLossPositionsQualitativeDisclosureNumberOfPositionsLessThanOneYear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urrentAssetsMarketableSecuritie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Intangible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CashUninsuredAmoun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eferredTaxLiabilitiesTaxDeferredIncom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EquitySecuritiesFvNiUnrealizedGain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ederalHomeLoanBankAdvancesActivityForYearAverageInterestRateAtPeriodEnd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ederalHomeLoanBankAdvancesActivityForYearMaximumOutstandingAtAnyMonthEnd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ederalHomeLoanBankAdvancesGeneralDebtObligationsDisclosuresWeightedAverageInterestRat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inancingReceivablePurchasedWithCreditDeteriorationAmountAtPurchasePric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NextRollingTwelveMonthsAmortizedCos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RollingYearSixThroughTenAmortizedCos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nterestExpenseMoneyMarketDepos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nvestmentInFederalHomeLoanBankStockFairValueDisclosur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Thereafter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itigationSettlementExpens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oansReceivableCommercialAndIndustrial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arketableSecuritiesRealizedGainLos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FixedAssetsAcquired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InOtherComprehensiveIncomeLossBeforeTaxPortionAttributableToParen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aymentsOfDebtIssuanceCos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repaidExpenseCurrentAndNoncurren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roceedsFromIssuanceOfDeb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roceedsFromSaleOfTreasuryStock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RealEstateOwnedValuationAllowanceProvision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ercisesInPeriodWeightedAverageExercisePrice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StockIssuedDuringPeriodValueConversionOfConvertibleSecuritie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ransferToInvestmen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djustmentsRelatedToTaxWithholdingForShareBasedCompensation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ommitmentsAndContingenci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DefinedBenefitPlanPlanAssetsBenefitsPai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DICIndemnificationAssetCashPaymentsReceive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AverageInterestRateAfterFiveYearsFromBalanceSheetDat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inancingReceivablePurchasedWithCreditDeteriorationAllowanceForCreditLossAtAcquisitionDat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RollingYearTwoThroughFiveAmortizedCost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nterestExpenseFederalFundsPurchase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InRollingYearFiv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FourYear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ThreeYear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TwoYear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otesPayable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OtherExpens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PaymentsForProceedsFromOtherLoansAndLeas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StockIssuedDuringPeriodSharesShareBasedCompensation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DeferredFinanceCostsNet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FinanceLeaseInterestPaymentOnLiability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FinanceLeaseLiabilityPaymentsRemainderOfFiscalYear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GeneralInsuranceExpens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GoodwillWrittenOffRelatedToSaleOfBusinessUnit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RollingAfterTenYearsAmortizedCost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FairValueDisclosur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Other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LineOfCreditFacilityAmountOutstanding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LoanProcessingFee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ciDebtSecuritiesAvailableForSaleTransferToHeldToMaturityAdjustmentFromAociForAmortizationOfGainLossBeforeTax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AfterReclassificationBeforeTax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alesTypeAndDirectFinancingLeasesLeaseReceivablePaymentsToBeReceived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ExpectedTerm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horttermDebtMaximumMonthendOutstandingAmount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tockholdersEquityIncludingPortionAttributableToNoncontrollingInterestAdjustedBalance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tockIssuedDuringPeriodValueTreasuryStockReissued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TransferOfInvestmen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hareBasedCompensationRestrictedStockUnitsRequisiteServicePeriodRecognition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hareBasedCompensationStockOptionsRequisiteServicePeriodRecognition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omprehensiveIncomeNetOfTaxAttributableToNoncontrollingInterest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eferredTaxAssetsOperatingLossCarryforwardsDomestic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NonvestedAwardsTotalCompensationCostNotYetRecognizedShareBasedAwardsOtherThanOption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Sal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ederalHomeLoanBankAdvancesBranchOfFHLBBankWeightedAverageInterestRat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eesAndCommissionsCreditCard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inancingReceivableBeforeAllowanceForCreditLossAndFe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Nonaccrual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nterestAndFeeIncomeLoansAndLeasesHeldInPortfoli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InRollingYearFour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InRollingYearThre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InRollingYearTwo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OtherAssetsAcquired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OtherDepreciationAndAmortization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aymentsToAcquireMarketableSecuriti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referredStockLiquidationPreferenceValu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roceedsFromIssuanceOrSaleOfEquity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AndExpectedToVestExercisableAggregateIntrinsicValue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tockIssuedDuringPeriodValueEmployeeStockOwnershipPlan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UnrecognizedTaxBenefitsInterestOnIncomeTaxesAccrue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WarrantIssued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ontractualMaturitiesTimeDeposits100000OrMoreAfter12Month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efinedBenefitPlanAssumptionsUsedCalculatingBenefitObligationRateOfCompensationIncreas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efinedContributionPlanMaximumAnnualContributionPerEmployeePercent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Settlemen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FederalHomeLoanBankAdvancesGeneralDebtObligationsDisclosuresRepaymentAndPenalti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IndividuallyEvaluatedForImpairment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PurchasedWithCreditDeteriorationIncreas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mpairmentOfIntangibleAssetsFinitelived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ncomeTaxExaminationPenaltiesAndInterestAccrued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nterestAndDividendIncomeSecuritiesAvailableForSal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TimeDepos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nterestExpenseFederalFundsPurchasedAndSecuritiesSoldUnderAgreementsToRepurchas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AfterRollingYearFiv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LoansAndLeasesReceivableBeforeFeesGros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LongTermDebtFairValu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OperatingLeaseLeaseIncome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NetPriorServiceCostCreditArisingDuringPeriodBeforeTax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ProceedsFromSaleOfProductiveAsse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BusinessAcquisitionEquityInterestsIssuedOrIssuableNumberOfSharesIssued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llowanceForLoanLoss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lassOfWarrantOrRightExercisePriceOfWarrantsOrRights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eferredTaxAssetsStateTax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eferredTaxAssetsUnrealizedLossesOnTradingSecuriti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ividendsCash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EquityMethodInvestmen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Purchas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ederalHomeLoanBankAdvancesActivityForYearAverageBalanceOfAgreementsOutstanding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ederalHomeLoanBankAdvancesActivityForYearAverageInterestRateForYear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ederalHomeLoanBankAdvancesBranchOfFHLBBankInterestRat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AverageInterestRateFourToFiveYearsFromBalanceSheetDat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ederalHomeLoanBankBorrowingsFairValueDisclosur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eesAndCommissionsDebitCard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inancingReceivableRevolvingConvertedToTermLo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Investmen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LessorOperatingLeasePaymentsToBeReceived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etCashProvidedByUsedInContinuingOperation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oninterestExpenseDirectorsFe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therComprehensiveIncomeAvailableForSaleSecuritiesTax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Tax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OfDefinedBenefitPlansNetGainLossRecognizedInNetPeriodicBenefitCostNetOfTax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aymentsForProceedsFromProductiveAsse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roceedsFromOtherDebt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InPeriodFairValue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uppliesAndPostageExpens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UnrealizedGainLossOnInvestmen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LoansAcquired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ontractualMaturitiesTimeDeposits100000OrMoreSixMonthsThrough12Month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ontractualMaturitiesTimeDeposits100000OrMoreThreeMonthsThroughSixMonth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mortizedCostExcludingAccruedInterestAfterAllowanceForCreditLos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ebtSecuritiesRealizedGainLos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efinedBenefitPlanAssumptionsUsedCalculatingNetPeriodicBenefitCostRateOfCompensationIncreas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erivativeCollateralObligationToReturnSecuriti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erivativeLiabilityFairValueGrossAsset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airValueLiabilitiesLevel2ToLevel1TransfersAmount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ederalHomeLoanBankAdvancesWeightedAverageInterestRat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GainOnSaleOfInvestmen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nterestIncomeOperating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ansAndLeasesReceivableRelatedPartiesPeriodIncreaseDecreas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MortgagesHeldForSaleFairValueDisclosur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therCommitment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therComprehensiveIncomeLossAmortizationAdjustmentFromAOCIPensionAndOtherPostretirementBenefitPlansForNetPriorServiceCostCreditTax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therComprehensiveIncomeLossBeforeTaxPeriodIncreaseDecreas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therComprehensiveIncomeLossPensionAndOtherPostretirementBenefitPlansAdjustmentBeforeReclassificationAdjustmentsNetOfTax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therIncom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OtherRealEstateValuationAdjustmen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ealEstateOwnedValuationAllowanc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epaymentsOfOtherLongTermDebt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ightOfUseAssetObtainedInExchangeForFinanceLeaseLiability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VestedInPeriodTotalFairValu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AndExpectedToVestOutstandingWeightedAverageExercisePric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TaxesOther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djustmentToAdditionalPaidInCapitalIncomeTaxEffectFromShareBasedCompensationNet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usinessCombinationConsiderationTransferredEquityInterestsIssuedAndIssuab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ertificatesOfDepositAtCarryingValu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ontractualMaturitiesTimeDeposits100000OrMoreThreeMonthsOrLes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ccruedInterestAfterAllowanceForCreditLos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eferredCompensationArrangementWithIndividualCompensationExpens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FDICIndemnificationAsset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AverageInterestRateThreeToFourYearsFromBalanceSheetDat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GoodwillImpairedAccumulatedImpairmentLos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mpairmentOfLongLivedAssetsToBeDisposedOf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AfterReclassificationAndTaxParent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OfDefinedBenefitPlansNetGainLossRecognizedInNetPeriodicBenefitCostBeforeTax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DebtSecuritiesAvailableForSale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ecuritiesPurchasedUnderAgreementsToResell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WeightedAverageNumberOfSharesIssuedBasic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llowanceForCreditLossesChangeInMethodOfCalculatingImpairment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AssetsFairValueDisclosureNonrecurring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BusinessCombinationIntegrationRelatedCos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AccretableYield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DebtAndCapitalLeaseObligation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DefinedBenefitPlanActualReturnOnPlanAsse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DefinedBenefitPlanWeightedAverageAssetAllocation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DerivativeCollateralRightToReclaimSecuriti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DerivativeFairValueOfDerivativeAssetAmountNotOffsetAgainstCollateral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DerivativeFairValueOfDerivativeLiabilityAmountNotOffsetAgainstCollateral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ShareBasedCompensationCost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TransfersNet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ncomeLossFromEquityMethodInvestmen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ncreaseDecreaseInFederalFundsPurchased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Checking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nterestExpenseFederalHomeLoanBankAndFederalReserveBankAdvancesShortTerm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LineOfCreditFacilityRemainingBorrowingCapacity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IntangibleAssetsAcquired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PaymentsToAcquireLoansReceivab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ProceedsFromSaleOfFederalReserveStock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RestrictedInvestmen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tatutoryAccountingPracticesStatutoryAmountAvailableForDividendPaymentsWithoutRegulatoryApproval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StockIssuedDuringPeriodValueDividendReinvestmentPlan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DeferredTaxAssetsCapitalLossCarryforward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NondeductibleExpenseLifeInsuranc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TaxBenefitFromExerciseOfStockOption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GoodwillAndIntangibleAssetImpairment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OtherComprehensiveIncomeAvailableforsaleSecuritiesAdjustmentBeforeTaxPortionAttributableToParent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OtherComprehensiveIncomeLossAmortizationPensionAndOtherPostretirementBenefitPlansNetPriorServiceCostRecognizedInNetPeriodicBenefitCostBeforeTax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OnDerivativesNetOfTax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PaymentsForProceedsFromLifeInsurancePolici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RepaymentsOfShortTermDebt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RestrictedStockExpens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TaxCreditCarryforwardAmount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TreasuryStockCommonValue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UnusedCommitmentsToExtendCredit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SecuritiesChangeInNetUnrealizedHoldingGainLossNetOfTax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vailableForSaleSecuritiesInUnrealizedLossPositionsQualitativeDisclosureNumberOfPosition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EmployeeBenef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DeferredTaxLiabilitiesGoodwillAndIntangibleAsse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DerivativeNetLiabilityPositionAggregateFairValu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airValueLiabilitiesLevel1ToLevel2TransfersAmount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ederalHomeLoanBankAdvancesShortTerm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NextTwelveMonth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FinancingReceivableUnamortizedLoanCommitmentOriginationFeeAndPremiumDiscount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RollingAfterTenYearsFairValu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ncomeTaxExaminationPenaltiesAndInterestExpens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LegalFe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NextRollingTwelveMonth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OtherComprehensiveIncomeLossAmortizationAdjustmentFromAOCIPensionAndOtherPostretirementBenefitPlansForNetPriorServiceCostCreditNetOfTax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OnDerivativesTax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PensionAndOtherPostretirementBenefitPlansForNetGainLossTax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roceedsFromPaymentsForOtherFinancingActiviti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ProvisionForOtherCreditLoss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NonvestedNumberOfShar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StateAndLocalIncomeTaxExpenseBenefitContinuingOperation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UndistributedEarningsLossAllocatedToParticipatingSecuritiesBasic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UnearnedESOPShar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vailableforsaleSecuritiesInUnrealizedLossPositionsQualitativeDisclosureNumberOfPositionsGreaterThanOrEqualToOneYear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cretableYieldDisposalsOfLoan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DebtWeightedAverageInterestRat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NumberOfAllocatedShar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12MonthsOrLongerAggregateLos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NextRollingTwelveMonthsFairValu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RollingYearTwoThroughFiveFairValu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NoninterestBearingDomesticDepositDemand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OciBeforeReclassificationsNetOfTaxAttributableToParent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OperatingLeaseRightOfUseAssetAmortizationExpens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sQualifyingAsHedgesBeforeTax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PaymentsToAcquireLoansAndLeasesHeldForInvestment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RepaymentsOfOtherDebt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AdjustmentForAmortization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tockIssuedIssuanceCos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AggregateLosses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ShareBasedCompensationExcessTaxBenefitAmount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FederalIncomeTaxExpenseBenefitContinuingOperation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FeesAndCommission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AggregateLos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ncreaseDecreaseInAccruedLiabilitiesAndOtherOperatingLiabilitie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nvestmentsFairValueDisclosur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OtherComprehensiveIncomeLossAvailableForSaleSecuritiesAdjustmentBeforeReclassificationAdjustmentsNetOfTax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AfterReclassificationTax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OtherIntangibleAssetsNet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ProceedsFromShortTermDebt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tockIssuedDuringPeriodSharesRestrictedStockAwardGros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tockIssuedDuringPeriodValueEmployeeStockPurchasePlan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tockIssuedDuringPeriodValueRestrictedStockAwardForfeiture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mortizationMethodQualifiedAffordableHousingProjectInvestmen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mortizationOfDebtDiscountPremium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EquitySecuritiesAmortizedCostBasi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ankingRegulationCommonEquityTierOneRiskBasedCapitalRatioCapitalAdequacyMinimum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btAndEquitySecuritiesRealizedGainLos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rivativeAssetFairValueGrossLiability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FairValueDisclosureOffbalanceSheetRisksAmountLiability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AverageInterestRateTwoToThreeYearsFromBalanceSheetDat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AfterYearFiv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YearFour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YearThre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YearTwo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FutureAmortizationExpenseYearFiv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RelatedAllowanceInterestIncomeCashBasisMetho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NonperformingNonaccrualOfInteres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sQualifyingAsHedgesTax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OtherRealEstateAddition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PaymentsToAcquireLoansHeldForInvestmen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SuppliesExpense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AdjustmentsNet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BusinessCombinationConsiderationTransferred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CommonEquityTierOneCapitalRequiredToBeWellCapitalized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FederalHomeLoanBankAdvancesBranchOfFHLBBankAmountOfAdvancesByBranch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FeesAndCommissionsCreditAndDebitCard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YearFiv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FinanceLeasePrincipalPaymen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LessThan12MonthsAggregateLos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NoRelatedAllowanceInterestIncomeCashBasisMethod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MoneyMarket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QualifiedAffordableHousingProjectInvestmentsCommitment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AndExpectedToVestOutstandingAggregateIntrinsicValue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tockholdersEquityNoteStockSplitConversionRatio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ProvisionForLossNe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mortizationMethodQualifiedAffordableHousingProjectInvestmentsAmortizatio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SecuritiesContinuousUnrealizedLossPosition12MonthsOrLongerAggregateLosses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LessThan12MonthsAggregateLosses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PropertyPlantAndEquipmen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efinedBenefitPlanBenefitObligationBenefitsPaid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ChangeInDeferredTaxAssetsValuationAllowanc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AverageInterestRateOneToTwoYearsFromBalanceSheetDat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initeLivedCoreDepositsGros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rnitureAndFixturesGros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tureAmortizationExpenseYearFou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tureAmortizationExpenseYearThre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CertificatesOfDepos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InvestmentBankingAdvisoryBrokerageAndUnderwritingFeesAndCommission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therLongTermDeb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ockRepurchasedAndRetiredDuringPeriodShare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usinessAcquisitionProFormaEarningsPerShareDiluted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CashReserveDepositRequiredAndMad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mortizedCostAllowanceForCreditLossExcludingAccruedInterest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DebtSecuritiesHeldToMaturityAllowanceForCreditLossExcludingAccruedInterest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DefinedBenefitPlanAccumulatedBenefitObligation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WriteoffAfterRecovery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RollingYearSixThroughTenFairValu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eldToMaturitySecuritiesSoldSecurityRealizedGainLos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InterestExpenseOtherLongTermDebt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ForHeldToMaturityTransferredToAvailableForSaleSecuritiesBeforeTax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ProceedsFromDivestitureOfBusinesse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ecurityOwnedAndPledgedAsCollateralFairValu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VestedAndExpectedToVestOutstandingNumber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axCutsAndJobsActOf2017ReclassificationFromAociToRetainedEarningsTaxEffect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BrokerageCommissionsRevenu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BusinessAcquisitionProFormaEarningsPerShareBasic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CashAndEquivalen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Net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DefinedBenefitPlanAmortizationOfPriorServiceCostCredit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SharesInESOP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EquitySecuritiesWithoutReadilyDeterminableFairValueAmount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TransfersOutOfLevel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ederalFundsPurchasedAndSecuritiesSoldUnderAgreementsToRepurchas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utureAmortizationExpenseYearOn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FutureAmortizationExpenseYearTwo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ReclassificationAfterTax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ReclassificationTax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OtherRealEstateDisposal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PaymentsForProceedsFromLoansReceivabl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PreferredStockAccretionOfRedemptionDiscount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ffordableHousingTaxCreditsAndOtherTaxBenefitsAmount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cretableYieldReclassificationsToFromNonaccretableDifferenc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quiredDuringPeriodCashFlowsExpectedToBeCollectedAtAcquisition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ClassOfWarrantOrRightExercisePriceOfWarrantsOrRigh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ClassOfWarrantOrRightNumberOfSecuritiesCalledByWarrantsOrRigh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DebtInstrumentFaceAmount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GainLos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BeforeAllowanceForCreditLos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DeferredTaxAssetsDeferredIncom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DerivativeFairValueOfDerivativeAssetAmountOffsetAgainstCollateral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FinanceLeaseLiabilityUndiscountedExcessAmount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InterestExpenseSecuritiesSoldUnderAgreementsToRepurchas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LoansReceivableHeldForSaleNetNotPartOfDisposalGroupMortgage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Revenue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ervicingAssetAtFairValueAddition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AmortizationOfDeferredLoanOriginationFeesNet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mortizationOfFinancingCos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quiredDuringPeriodContractuallyRequiredPaymentsReceivableAtAcquisition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Cred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CashReceivedFromExerciseOfStockOption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AverageInterestRateOfAmountsDueWithinOneYearOfBalanceSheetDat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inanceLeaseInterestExpens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OriginatedMoreThanFiveYearsBeforeCurrentFiscalYear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Revolving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YearFiveOriginatedFourYearsBeforeCurrentFiscalYear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eldToMaturitySecuritiesInUnrealizedLossPositionsQualitativeDisclosureNumberOfPosition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ncreaseDecreaseInTradingSecuritie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nterestBearingDepositLiabilitiesDomestic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nterestExpenseOther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OtherComprehensiveIncomeLossTransfersFromHeldToMaturityToAvailableForSaleSecuritiesNetOfTax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PaymentsToAcquireFederalReserveStock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PledgedFinancialInstrumentsNotSeparatelyReportedSecuritiesPledged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ReclassificationFromAociCurrentPeriodNetOfTaxAttributableToParent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RevenueFromContractWithCustomerIncludingAssessedTax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ValuationAllowanceForImpairmentOfRecognizedServicingAssetsBalanc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vailableforsaleSecuritiesGrossRealizedGainLossExcludingOtherThanTemporaryImpairmen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naccretableDifferenc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ollateralAlreadyPostedAggregateFairValu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ommonStockNoParValu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PostretirementBenef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AcquiredWithDeterioratedCreditQuality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YearFourOriginatedThreeYearsBeforeCurrentFiscalYear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YearOneOriginatedCurrentFiscalYear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YearThreeOriginatedTwoYearsBeforeCurrentFiscalYear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YearTwoOriginatedFiscalYearBeforeCurrentFiscalYear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IncreaseDecreaseInFederalFundsPurchasedAndSecuritiesSoldUnderAgreementsToRepurchaseNet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CallOptionsAndWarran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AdjustmentNetOfTaxPortionAttributableToParent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PaymentsForFederalHomeLoanBankAdvance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ProceedsFromRepaymentsOfOtherDebt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ProceedsFromSaleAndMaturityOfMarketableSecuritie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horttermDebtAverageOutstandingAmount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BusinessAcquisitionsProFormaRevenu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DefinedBenefitPlanBenefitsPaid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DepositLiabilitiesReclassifiedAsLoansReceivable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DividendIncomeOperating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FinanceLeaseLiabilityPaymentsDue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FinanceLeaseWeightedAverageDiscountRatePercent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ncomeTaxExpenseBenefitContinuingOperationsAdjustmentOfDeferredTaxAssetLiability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nterestExpenseSavingsDepos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NetIncomeLossAttributableToNoncontrollingInterest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NoninterestBearingDepositLiabilitiesDomestic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OnDerivativesBeforeTax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ExercisableOptionsWeightedAverageExercisePrice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vailableForSaleSecuritiesGrossRealizedGainsLossesSaleProceed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CashCashEquivalentsRestrictedCashAndRestrictedCashEquivalentsIncludingDisposalGroupAndDiscontinuedOperation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OutstandingBalanc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ContinuousUnrealizedLossPositionLessThan12MonthsNumberOfPosition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DeferredTaxAssetsDerivativeInstrumen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DerivativeCollateralObligationToReturnCash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DerivativeFairValueOfDerivativeLiabilityAmountOffsetAgainstCollateral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DividendsPayableCurrentAndNoncurrent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TaxBenefitRealizedFromExerciseOfStockOption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GainLossIncludedInOtherComprehensiveIncomeLos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TransfersIntoLevel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FinitelivedIntangibleAssetsAcquired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InterestExpenseTimeDeposits100000OrMor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PensionAndOtherPostretirementBenefitPlansForNetGainLossNetOfTax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OtherThanTemporaryImpairmentCreditLossesRecognizedInEarningsAdditionsNoPreviousImpairment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ProceedsFromSaleOfOtherInvestmen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WeightedAverageNumberOfShareOutstandingBasicAndDiluted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DeferredTaxLiabilitiesDerivative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DefinedBenefitPlanFundedStatusOfPlan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EquitySecuritiesFvNiGainLos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12MonthsOrLongerAggregateLosse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Saving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LiabilitiesAssumed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MinorityInterest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OtherComprehensiveIncomeAvailableforsaleSecuritiesTaxPortionAttributableToParent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AdjustmentNetOfTaxPeriodIncreaseDecreas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ProceedsFromSaleOfLoansHeldForInvestment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OutstandingOptionsWeightedAverageExercisePriceBeginningBalance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DefinedBenefitPlanExpectedReturnOnPlanAsse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FairValueAssetsLevel2ToLevel1TransfersAmount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FederalHomeLoanBankAdvance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FinanceLeaseRightOfUseAssetAmortization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CreditLossExpenseReversal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GainLossOnSaleOfBusines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ProceedsFromFederalHomeLoanBankAdvance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ForfeituresAndExpirationsInPeriod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ForfeituresAndExpirationsInPeriodWeightedAverageExercisePric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UnrecognizedTaxBenefitsIncomeTaxPenaltiesAndInterestExpense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CumulativeChangesInNetGainLossFromCashFlowHedgesEffectNetOfTax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vailableForSaleSecuritiesEquitySecuritie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usinessCombinationBargainPurchaseGainRecognizedAmount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DebtSecuritiesHeldToMaturityExcludingAccruedInterestAfterAllowanceForCreditLos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DefinedBenefitPlanAmortizationOfGainsLosse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DerivativeNotionalAmount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FinanceLeaseRightOfUseAsset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PreferredStockDividendRatePercentag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NumberOfExercisableOption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tockOptionPlanExpens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reasuryStockCommonShare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ccruedLiabilitiesAndOtherLiabilitie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BuildingsAndImprovementsGros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Asse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BusinessCombinationRecognizedIdentifiableAssetsAcquiredAndLiabilitiesAssumedLiabilitie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ommunicationsAndInformationTechnology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DerivativeCollateralRightToReclaimCash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GoodwillPeriodIncreaseDecrease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InterestExpenseJuniorSubordinatedDebenture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JuniorSubordinatedNote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OtherComprehensiveIncomeLossDerivativesQualifyingAsHedgesNetOfTax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OtherInvestmen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OtherThanTemporaryImpairmentCreditLossesRecognizedInEarningsReductionsSecuritiesSold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PeriodIncreaseDecreas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AssetsFairValueDisclosur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quiredDuringPeriodAtAcquisitionAtFairValu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ImpairmentLosse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DefinedBenefitPlanAssumptionsUsedCalculatingNetPeriodicBenefitCostDiscountRate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FiveFiscalYearsThereafter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AggregateLosse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LessThan12MonthsAggregateLosse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IncomeTaxReconciliationOtherReconcilingItem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Demand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OtherComprehensiveIncomeLossAmortizationAdjustmentFromAOCIPensionAndOtherPostretirementBenefitPlansForNetPriorServiceCostCreditBeforeTax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ReclassificationBeforeTax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ServicingFeesNet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AmortizationOfMortgageServicingRightsMSR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CashSurrenderValueOfLifeInsurance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Pension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DepositsNegotiableOrderOfWithdrawalNOW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EquitySecuritiesFvNiRealizedGainLos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NetUnamortizedGainLossArisingDuringPeriodTax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estrictedCashAndCashEquivalen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DeferredTaxAssetsOperatingLossCarryforwardsStateAndLocal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DefinedBenefitPlanAssumptionsUsedCalculatingNetPeriodicBenefitCostExpectedLongTermReturnOnAsset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YearFiv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YearFou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YearThre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YearTwo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AllowanceForCreditLossRecovery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BeforeReclassificationTax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RecognizedInEarningsNetAvailableforsaleSecuritie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PaymentsForProceedsFromOtherInvestingActivitie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PaymentsForRepurchaseOfRedeemablePreferredStock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PreferredStockNoParValu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ProceedsFromSaleOfLoansReceivabl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Amortization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hareBasedCompensationSharesAuthorizedUnderStockOptionPlansExercisePriceRangeNumberOfOutstandingOptions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ValuationAllowanceDeferredTaxAssetChangeInAmount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ccruedInvestmentIncomeReceivabl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NextRollingTwelveMonthsAmortizedCostBasi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DefinedBenefitPlanExpectedFutureBenefitPaymentsNextTwelveMonth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DefinedBenefitPlanServiceCost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DerivativeGainLossOnDerivativeNet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EarningsPerShareBasicAndDiluted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AllowanceForCreditLossWriteoff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GainLossOnInvestment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OtherThanTemporaryImpairmentCreditLossesRecognizedInEarningsAdditionsAdditionalCreditLosse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Additions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hortTermDebtWeightedAverageInterestRate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cretableYieldReclassificationsFromNonaccretableDifferenc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DeferredTaxAssetsTaxCreditCarryforwardsAlternativeMinimumTax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DeferredTaxLiabilitiesOtherComprehensiveIncom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DefinedBenefitPlanActuarialGainLoss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DepreciationNonproduction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LoansPledgedAsCollateral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arketingExpense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NextRollingTwelveMonthsFairValu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RollingAfterYearTenAmortizedCostBasis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RollingAfterYearTenFairValu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DepositsFairValueDisclosur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FederalHomeLoanBankStockAndFederalReserveBankStock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UnrecognizedHoldingLosses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MortgageServicingRightsMSRImpairmentRecovery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AfterReclassificationAndTax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BeforeReclassificationAfterTax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PaymentsOfStockIssuanceCosts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ProceedsFromPaymentsForInSecuritiesSoldUnderAgreementsToRepurchase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StockIssuedDuringPeriodSharesAcquisitions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StockRepurchaseProgramAuthorizedAmount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CashAndCashEquivalentsFairValueDisclosur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DebtInstrumentInterestRateStatedPercentag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EmployeeStockOwnershipPlanESOPCompensationExpens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GainLossOnSaleOfOtherAssets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UnrecognizedHoldingGains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OtherShortTermBorrowings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sByShareBasedPaymentAwardOptionsExpirationsInPeriodWeightedAverageExercisePric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RollingYearSixThroughTenAmortizedCostBasis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RollingYearSixThroughTenFairValu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RollingYearTwoThroughFiveAmortizedCostBasis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ContinuousUnrealizedLossPosition12MonthsOrLongerNumberOfPositions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Restricted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FederalHomeLoanBankAdvancesGeneralDebtObligationsDisclosuresMaximumAmountAvailab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FederalReserveBankStock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IntangibleAssetsNetIncludingGoodwill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LettersOfCreditOutstandingAmount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DeferredTaxAssetsGoodwillAndIntangibleAsset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DefinedBenefitPlanAssumptionsUsedCalculatingBenefitObligationDiscountRate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DefinedBenefitPlanBenefitObligation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FairValueAssetsLevel1ToLevel2TransfersAmoun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FinancingReceivableAcquiredWithDeterioratedCreditQuality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IncreaseDecreaseInOtherOperatingCapitalNe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OtherComprehensiveIncomeDefinedBenefitPlansNetUnamortizedGainLossArisingDuringPeriodNetOfTax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ervicingAsse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GrantsInPeriod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tockIssuedDuringPeriodValueRestrictedStockAwardGross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UnrecognizedTaxBenefitsIncomeTaxPenaltiesAndInterestAccrued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RollingYearTwoThroughFiveFairValue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GainLossIncludedInEarnings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WithoutSingleMaturityDateNetCarryingAmount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LoansHeldForSaleMortgages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ForSaleOfSecuritiesIncludedInNetIncomeBeforeTax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PaymentsForRepurchaseOfWarrants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ProvisionForLossGros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DeferredTaxAssetsTaxCreditCarryforward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DefinedContributionPlanMaximumAnnualContributionsPerEmployeePercent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FinanceLeaseLiability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WithoutSingleMaturityDateFairValue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ProceedsFromSaleAndMaturityOfHeldToMaturitySecurities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RevenueFromContractWithCustomerExcludingAssessedTax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pirationsInPeriod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mortizedCostExcludingAccruedInterestBeforeAllowanceForCreditLoss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DeferredTaxLiabilitiesDeferredExpenseDeferredFinancingCosts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DefinedContributionPlanEmployerMatchingContributionPercentOfMatch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DividendsCommonStock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FairValueOfAssetsAcquired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GoodwillPurchaseAccountingAdjustments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OtherComprehensiveIncomeAvailableForSaleSecuritiesAdjustmentNetOfTaxPeriodIncreaseDecreas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PensionAndOtherPostretirementBenefitPlansForNetGainLossBeforeTax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ProceedsFromPaymentsForInInterestBearingDepositsInBanks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TreasuryStockAcquiredAverageCostPerShar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UnrecognizedTaxBenefitsThatWouldImpactEffectiveTaxRate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AccruedLiabilities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ForeclosedAssets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LoansReceivableNet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ValueOfAssetsAcquired1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OtherComprehensiveIncomeAvailableforsaleSecuritiesAdjustmentNetOfTaxPortionAttributableToParent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harePrice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CarryingAmountNet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AfterFiveYearsOfBalanceSheetDat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PreModificationRecordedInvestment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ShareBasedCompensationCost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InsuranceCommissionsAndFee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UnrecognizedTaxBenefitsDecreasesResultingFromSettlementsWithTaxingAuthoritie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DeferredTaxAssetsInvestment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FeesAndCommissionsMortgageBanking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IncreaseDecreaseInTimeDeposit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OffBalanceSheetCreditLossLiabilityCreditLossExpenseReversal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PaymentsToAcquireOtherInvestment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TradingSecuritie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UnrecognizedTaxBenefitsDecreasesResultingFromPriorPeriodTaxPosition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EquitySecuritiesFvNiUnrealizedGainLoss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SubsequentDefaultNumberOfContracts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eldToMaturitySecuritiesAmortizedCostBeforeOtherThanTemporaryImpairment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IncreaseDecreaseInDeferredIncomeTaxes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NoncashOrPartNoncashAcquisitionValueOfLiabilitiesAssumed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OtherComprehensiveIncomeLossBeforeTaxPortionAttributableToParent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StockIssued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UnrecognizedTaxBenefitsReductionsResultingFromLapseOfApplicableStatuteOfLimitations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TaxEffectFromShareBasedCompensation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AssetImpairmentCharge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DefinedBenefitPlanInterestCost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DemandDepositAccount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NonvestedAwardsTotalCompensationCostNotYetRecognizedStockOption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FromFourToFiveYearsOfBalanceSheetDat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PeriodIncreaseDecreas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RemainderOfFiscalYear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GainLossOnDispositionOfAsset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ImpairmentOfRealEstat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IncomeTaxExpenseBenefitContinuingOperation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InterestExpenseFederalHomeLoanBankAndFederalReserveBankAdvancesLongTerm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ForfeituresWeightedAverageGrantDateFairValue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DebtSecuritiesHeldToMaturityAmortizedCostAfterAllowanceForCreditLoss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FeesAndCommissionsMortgageBankingAndServicing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SingleMaturityDateFairValue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InterestExpenseTimeDeposits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LineOfCreditFacilityMaximumBorrowingCapacity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OtherThanTemporaryImpairmentCreditLossesRecognizedInEarningsCreditLossesOnDebtSecuritiesHeld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VestedInPeriodWeightedAverageGrantDateFairValue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StockRepurchaseProgramNumberOfSharesAuthorizedToBeRepurchased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TransferOfLoansHeldForSaleToPortfolioLoans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DeferredTaxAssetsPropertyPlantAndEquipment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DerivativeFairValueOfDerivativeAsset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SingleMaturityDateAmortizedCostBasis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MarketableSecurities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DerivativeFairValueOfDerivativeLiability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GainsLossesOnExtinguishmentOfDebt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IncomeTaxReconciliationNondeductibleExpenseLifeInsurance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OtherComprehensiveIncomeLossCashFlowHedgeGainLossBeforeReclassificationAndTax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StockIssuedDuringPeriodValueRestrictedStockAwardNetOfForfeitures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BusinessAcquisitionsProFormaNetIncomeLoss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FinancingReceivableNonaccrualInterestIncome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GainLossOnDispositionOfAssets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OtherComprehensiveIncomeLossPensionAndOtherPostretirementBenefitPlansAdjustmentBeforeTax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WriteoffsNet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CommonEquityTierOneCapitalRequiredForCapitalAdequacy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ForSaleOfSecuritiesIncludedInNetIncomeTax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PaymentsRelatedToTaxWithholdingForShareBasedCompensation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FairValueMeasurementWithUnobservableInputsReconciliationRecurringBasisAssetValue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DebtMaturitiesNetCarryingAmount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IncomeTaxReconciliationTaxCredits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JuniorSubordinatedDebentureOwedToUnconsolidatedSubsidiaryTrust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LifeInsuranceCorporateOrBankOwnedChangeInValue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AvailableforsaleSecurities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PreferredStockDividendsIncomeStatementImpact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DefinedBenefitPlanNetPeriodicBenefitCost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IncreaseDecreaseInLoansHeldForSale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OtherComprehensiveIncomeUnrealizedGainLossOnDerivativesArisingDuringPeriodTax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PreferredStockLiquidationPreference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umberOfSharesAuthorized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UnrecognizedTaxBenefitsIncreasesResultingFromCurrentPeriodTaxPositions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DefinedBenefitPensionAndOtherPostretirementPlansNetOfTax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ExcessTaxBenefitFromShareBasedCompensationOperatingActivities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FederalHomeLoanBankAdvancesGeneralDebtObligationsDisclosuresAmountOfAvailableUnusedFunds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SubsequentDefaultRecordedInvestment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OtherComprehensiveIncomeLossPensionAndOtherPostretirementBenefitPlansTax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ProceedsFromSaleAndMaturityOfAvailableForSaleSecurities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PostModificationRecordedInvestment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OperatingLossCarryforwards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OtherComprehensiveIncomeLossPensionAndOtherPostretirementBenefitPlansNetUnamortizedGainLossArisingDuringPeriodBeforeTax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StockRepurchasedAndRetiredDuringPeriodValue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cretableYieldAdditions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DebtSecuritiesHeldToMaturityAllowanceForCreditLoss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FromThreeToFourYearsOfBalanceSheetDate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LineOfCredit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PreferredStockDividendsAndOtherAdjustments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ProceedsFromSaleOfHeldToMaturitySecurities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ServicingAssetAtAmortizedValue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ForfeitedInPeriod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NonvestedWeightedAverageGrantDateFairValue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TimeDepositsLessThan10000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DeferredTaxLiabilitiesInvestments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FederalHomeLoanBankAdvancesGeneralDebtObligationsDisclosuresCollateralPledged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FromTwoToThreeYearsOfBalanceSheetDate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StockRedeemedOrCalledDuringPeriodValue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DebtMaturitiesFairValue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OtherComprehensiveIncomeLossBeforeTax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SubleaseIncome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TierOneLeverageCapitalRequiredToBeWellCapitalized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OtherComprehensiveIncomeUnrealizedGainLossOnDerivativesArisingDuringPeriodBeforeTax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PaymentsToAcquireBusinessesGross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UnrecognizedTaxBenefitsIncreasesResultingFromPriorPeriodTaxPositions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DefinedBenefitPlanFairValueOfPlanAssets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GainLossOnSaleOfInvestments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therThanTemporaryImpairmentLossesInvestmentsPortionRecognizedInEarningsNet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PaymentsForRepurchaseOfPreferredStockAndPreferenceStock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AfterAllowanceForCreditLoss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DividendsPreferredStockCash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GainLossOnSaleOfLoansAndLeases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VestedInPeriod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CashCashEquivalentsAndFederalFundsSold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EmployeeCompensation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DefinedBenefitPlanContributionsByEmployer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DefinedContributionPlanEmployerDiscretionaryContributionAmount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InterestBearingDomesticDepositBrokered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FromOneToTwoYearsOfBalanceSheetDate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GainLossOnSaleOfMortgageLoans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InterestExpenseSubordinatedNotesAndDebentures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InterestIncomeFederalFundsSold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AfterYearFive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YearFive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OtherComprehensiveIncomeUnrealizedGainLossOnDerivativesArisingDuringPeriodNetOfTax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ProceedsFromSaleOfMortgageLoansHeldForSale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GrantsInPeriodWeightedAverageGrantDateFairValue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TierOneRiskBasedCapitalRequiredToBeWellCapitalized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RecoveriesOfBadDebts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CapitalRequiredToBeWellCapitalized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CashCashEquivalentsRestrictedCashAndRestrictedCashEquivalentsPeriodIncreaseDecreaseExcludingExchangeRateEffect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DividendsPreferredStock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FinancingReceivablesImpairedTroubledDebtRestructuringWriteDown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UnrecognizedHoldingLoss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CommitmentToLend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OtherComprehensiveIncomeLossTaxPortionAttributableToParent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FinancingReceivableExcludingAccruedInterestBeforeAllowanceForCreditLoss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IncomeTaxReconciliationChangeInDeferredTaxAssetsValuationAllowance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InterestAndDividendIncomeSecurities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OtherComprehensiveIncomeLossPensionAndOtherPostretirementBenefitPlansAdjustmentNetOfTax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RepaymentsOfSubordinatedDebt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DepreciationAndAmortization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ChangeInEnactedTaxRate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CommonEquityTierOneCapitalRatio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epreciationDepletionAndAmortizatio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YearFour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OtherComprehensiveIncomeLossBeforeReclassificationsNetOfTax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vailableforsaleSecuritiesInUnrealizedLossPositionsQualitativeDisclosureNumberOfPositions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OffBalanceSheetCreditLossLiability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OtherComprehensiveIncomeReclassificationAdjustmentForSaleOfSecuritiesIncludedInNetIncomeNetOfTax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roceedsFromSaleOfFederalHomeLoanBankStock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DeferredTaxLiabilitiesPrepaidExpenses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ExcessTaxBenefitFromShareBasedCompensationFinancingActivities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FeesAndCommissionsOther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xcludingAccruedInterest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FinancingReceivableRevolving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LoansReceivableFairValueDisclosure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YearThree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ProceedsFromIssuanceOfPreferredStockAndPreferenceStock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ComprehensiveIncomeNetOfTaxIncludingPortionAttributableToNoncontrollingInterest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ExcludingAccruedInterest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NumberOfContracts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YearTwo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RelatedAllowanceInterestIncomeAccrualMethod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NumberOfSharesAvailableForGrant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ShortTermLeaseCost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CommonEquityTierOneCapital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AllowanceForCreditLoss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DerivativeLiabilities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FinancingReceivableOriginatedFiveOrMoreYearsBeforeLatestFiscalYear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FinancingReceivableOriginatedFourYearsBeforeLatestFiscalYear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FinancingReceivableOriginatedInCurrentFiscalYear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FinancingReceivableOriginatedInFiscalYearBeforeLatestFiscalYear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FinancingReceivableOriginatedThreeYearsBeforeLatestFiscalYear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FinancingReceivableOriginatedTwoYearsBeforeLatestFiscalYear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UnrecognizedHoldingGain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InterestExpenseLongTermDebt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LongTermDebtMaturitiesRepaymentsOfPrincipalInNextTwelveMonths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OtherBorrowings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TaxBenefitFromCompensationExpense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NoRelatedAllowanceInterestIncomeAccrualMethod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SingleMaturityDate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SingleMaturityDateAmortizedCostBasis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DefinedContributionPlanEmployerMatchingContributionPercent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FederalFundsPurchased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IncreaseDecreaseInInterestPayableNet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OtherComprehensiveIncomeLossAvailableForSaleSecuritiesAdjustmentBeforeTax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ServicingAssetAtFairValueAmount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TreasuryStockSharesAcquired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UnamortizedLoanCommitmentAndOriginationFeesAndUnamortizedDiscountsOrPremiums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LoansAndLeasesReceivableImpairedInterestLostOnNonaccrualLoans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PaymentsToAcquireFederalHomeLoanBankStock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NonvestedNumber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StockRepurchasedDuringPeriodShares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EquityInstrumentsOtherThanOptionsGrantsInPeriod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MortgageLoansInProcessOfForeclosureAmount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FeesAndCommissionsFiduciaryAndTrustActivities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ImpairedFinancingReceivableInterestIncomeCashBasisMethod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AdvertisingExpense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InterestExpenseShortTermBorrowings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StockholdersEquityIncludingPortionAttributableToNoncontrollingInterest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cretableYield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DeferredTaxLiabilitiesLeasingArrangements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InterestExpenseBorrowings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OtherComprehensiveIncomeLossAvailableForSaleSecuritiesTax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DerivativeAssets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FinancingReceivableNonaccrualNoAllowance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PaymentsForOriginationAndPurchasesOfLoansHeldForSale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OperatingLeaseExpense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StockIssuedDuringPeriodValueShareBasedCompensation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AvailableForSaleSecuritiesAdjustmentNetOfTax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GrossUnrealizedGains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CertainLoansAcquiredInTransferNotAccountedForAsDebtSecuritiesAccretableYieldAccretion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DeferredTaxLiabilitiesUnrealizedGainsOnTradingSecurities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ProceedsFromFederalHomeLoanBankBorrowings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ReclassificationFromAccumulatedOtherComprehensiveIncomeCurrentPeriodNetOfTax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GrossUnrealizedLoss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CumulativeEffectOfNewAccountingPrincipleInPeriodOfAdoption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CompensationAndBenefitsShareBasedCompensationCost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DeferredTaxLiabilitiesMortgageServicingRights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orSaleOfSecuritiesIncludedInNetIncomeTax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OtherInterestAndDividendIncome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NetIncomeLossAvailableToCommonStockholdersDiluted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VariableLeaseCost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AdditionalPaidInCapitalCommonStock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AvailableForSaleSecuritiesPledgedAsCollateral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InterestIncomeDepositsWithFinancialInstitution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RelatedPartyDepositLiabilitie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TransferOfPortfolioLoansAndLeasesToHeldForSale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epreciationAmortizationAndAccretionNet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TaxExemptIncome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OtherRealEstate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ProceedsFromIssuanceOfSubordinatedLongTermDebt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WithoutSingleMaturityDateAmortizedCost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EquitySecuritiesFvNi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LoansHeldForSaleFairValueDisclosure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DeferredTaxLiabilitiesGoodwillAndIntangibleAssetsIntangibleAssets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NumberOfOperatingSegments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orSaleOfSecuritiesIncludedInNetIncomeBeforeTax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PaymentsOfDividendsPreferredStockAndPreferenceStock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ExpectedVolatilityRate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FederalHomeLoanBankAdvancesLongTerm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ImpairmentOfInvestments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MarketingAndAdvertisingExpense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PaymentsForOriginationOfMortgageLoansHeldForSale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StockIssuedDuringPeriodSharesNewIssues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ForeclosedRealEstateExpense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LoansReceivableHeldForSaleAmount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AggregateLosses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DeferredIncomeTaxAssetsNet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EmployeeServiceShareBasedCompensationNonvestedAwardsTotalCompensationCostNotYetRecognized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ExpectedDividendRate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GrantsInPeriodWeightedAverageGrantDateFairValue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DepositsMoneyMarketDeposits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StateAndLocalIncomeTaxes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orSaleOfSecuritiesIncludedInNetIncomeNetOfTax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ProceedsFromSaleOfForeclosedAssets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InterestPayableCurrentAndNoncurrent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OtherRealEstateAndForeclosedAssets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RealEstateAcquiredThroughForeclosure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TransferOfOtherRealEstate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BusinessCombinationAcquisitionRelatedCosts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EquipmentExpense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FairValueAssumptionsRiskFreeInterestRate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LessThan12MonthsAggregateLosses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WithoutSingleMaturityDateFairValue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LoansReceivableHeldForSaleNet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OtherComprehensiveIncomeLossTax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sByShareBasedPaymentAwardOptionsForfeituresInPeriodWeightedAverageExercisePrice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SecuritiesContinuousUnrealizedLossPosition12MonthsOrLongerAggregateLosses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DebtAndEquitySecuritiesGainLoss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OtherAdjustments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RelatedAllowanceAverageRecordedInvestment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LoansAndLeasesReceivableRelatedPartiesCollections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NumberOfReportableSegments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PaymentsOfDividends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ProceedsFromIssuanceOfLongTermDebt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RepaymentsOfFederalHomeLoanBankBorrowings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TimeDepositsAtOrAboveFDICInsuranceLimit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AfterYearFive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OtherComprehensiveIncomeLossNetOfTaxPeriodIncreaseDecrease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NoRelatedAllowanceAverageRecordedInvestment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FederalHomeLoanBankAdvancesMaturitiesSummaryDueWithinOneYearOfBalanceSheetDate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AccumulatedLoss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NoninterestIncomeOther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OperatingLeasesRentExpenseNet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ForfeituresInPeriod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TreasuryStockValueAcquiredCostMethod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DefinedContributionPlanCostRecognized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IntangibleAssetsNetExcludingGoodwill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ProceedsFromSaleOfOtherRealEstate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PaymentsForProceedsFromFederalHomeLoanBankStock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FederalFundsSold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TierOneLeverageCapitalRequiredForCapitalAdequacy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TierOneLeverageCapitalRequiredToBeWellCapitalizedToAverageAssets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ercisesInPeriodTotalIntrinsicValue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AvailableForSaleSecuritiesFairValueDisclosure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DeferredTaxLiabilities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ercisableIntrinsicValue1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RepaymentsOfLongTermDebt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TierOneRiskBasedCapitalRequiredForCapitalAdequacy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CapitalRequiredForCapitalAdequacy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CapitalRequiredToBeWellCapitalizedToRiskWeightedAssets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UnrealizedLossPositionNumberOfPositions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LeaseAndRentalExpense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TreasuryStockShares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IncomeTaxReconciliationChangeInEnactedTaxRate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IncrementalCommonSharesAttributableToShareBasedPaymentArrangements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TierOneRiskBasedCapitalRequiredToBeWellCapitalizedToRiskWeightedAssets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LoansAndLeasesReceivableRelatedPartiesProceeds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ShortTermBorrowings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WeightedAverageNumberDilutedSharesOutstandingAdjustment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FiniteLivedIntangibleAssetsGross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OtherComprehensiveIncomeLossAvailableForSaleSecuritiesAdjustmentNetOfTax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FinancingReceivableRecordedInvestment60To89DaysPastDue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FinancingReceivableRecordedInvestment30To59DaysPastDue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12MonthsOrLongerAccumulatedLoss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IncreaseDecreaseInAccruedInterestReceivableNet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DeferredTaxAssetsOperatingLossCarryforwards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FinancingReceivableRecordedInvestmentEqualToGreaterThan90DaysPastDue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CommonStockDividendsPerShareCashPaid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RealizedGainLoss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FairValue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IncreaseDecreaseInOtherOperatingLiabilities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ProfitLoss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TreasuryStockValue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GoodwillAcquiredDuringPeriod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LessThan12MonthsAccumulatedLoss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roceedsFromRepaymentsOfShortTermDebt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AmortizedCost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AvailableForSaleSecuritiesGrossRealizedGainLossNet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LoansReceivableHeldForSaleNetNotPartOfDisposalGroup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CashAcquiredFromAcquisition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sByShareBasedPaymentAwardOptionsGrantsInPeriodWeightedAverageExercisePrice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StockIssuedDuringPeriodValueAcquisitions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LongTermDebt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OutstandingIntrinsicValue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TwelveMonthsOrLongerFairValue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SecuritiesSoldUnderAgreementsToRepurchase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StockRepurchasedDuringPeriodValue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aymentsToAcquireBusinessesNetOfCashAcquired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GrantsInPeriodGross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StockIssuedDuringPeriodValueStockOptionsExercised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HeldToMaturitySecuritiesContinuousUnrealizedLossPositionLessThanTwelveMonthsFairValue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NetCashProvidedByUsedInFinancingActivitiesContinuingOperations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NetCashProvidedByUsedInOperatingActivitiesContinuingOperations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TierOneLeverageCapital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AllowanceForLoanAndLeaseLossRecoveryOfBadDebts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NetCashProvidedByUsedInInvestingActivitiesContinuingOperations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ercisableWeightedAverageExercisePrice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LoansAndLeasesReceivableRelatedPartiesAdditions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SubordinatedDebt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AfterFiveThroughTenYearsNetCarryingAmount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PreferredStockSharesOutstanding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sByShareBasedPaymentAwardOptionsExercisesInPeriodWeightedAverageExercisePrice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WithinOneYearNetCarryingAmount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RelatedAllowanceUnpaidPrincipalBalance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ProceedsFromLifeInsurancePolicies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AfterTenYearsNetCarryingAmount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IncomeTaxesPaidNet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WithinOneYearFairValue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NoRelatedAllowanceUnpaidPrincipalBalance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NotesReceivableNet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TierOneRiskBasedCapital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Capital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FiniteLivedIntangibleAssetsAccumulatedAmortization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LoansAndLeasesReceivableDeferredIncome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ExercisableNumber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AggregateLosses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AfterFiveThroughTenYearsFairValue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AfterTenYearsFairValue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PaymentsToAcquireLifeInsurancePolicies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ProceedsFromSaleOfLoansHeldForSale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AdditionalPaidInCapital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ForSaleOfSecuritiesNetOfTax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PreferredStockParOrStatedValuePerShare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Depreciation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AdvancesFromFederalHomeLoanBanks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12MonthsOrLongerAggregateLosses2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TierOneLeverageCapitalToAverageAssets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DeferredTaxAssetsValuationAllowance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GainLossOnSaleOfPropertyPlantEquipment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AfterOneThroughFiveYearsNetCarryingAmount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DeferredStateAndLocalIncomeTaxExpenseBenefit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HeldToMaturitySecuritiesDebtMaturitiesAfterOneThroughFiveYearsFairValue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UnrecognizedTaxBenefits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LeaseCost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ForSaleOfSecuritiesTax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AllocatedShareBasedCompensationExpense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CapitalToRiskWeightedAssets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PaymentsOfDividendsCommonStock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ProceedsFromStockOptionsExercised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TransferToOtherRealEstate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FederalHomeLoanBankStock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LoansAndLeasesReceivableNetOfDeferredIncome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TierOneLeverageCapitalRequiredForCapitalAdequacyToAverageAssets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TierOneRiskBasedCapitalToRiskWeightedAssets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InterestIncomeSecuritiesTaxable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DepositsSavingsDeposits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YearFive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AdjustmentsToAdditionalPaidInCapitalSharebasedCompensationRequisiteServicePeriodRecognitionValue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LessThan12MonthsAggregateLosses2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PreModificationRecordedInvestment2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GainLossOnSaleOfSecuritiesNet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InterestIncomeSecuritiesTaxExempt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LoansAndLeasesReceivableRelatedParties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YearFour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GoodwillImpairmentLoss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YearThree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YearTwo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GainLossOnSalesOfLoansNet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OutstandingWeightedAverageExercisePrice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TierOneRiskBasedCapitalRequiredForCapitalAdequacyToRiskWeightedAssets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roceedsFromSaleOfPropertyPlantAndEquipment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StockIssuedDuringPeriodSharesStockOptionsExercised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AllowanceForLoanAndLeaseLossesWriteOffs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RemainderOfFiscalYear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FiniteLivedIntangibleAssetsAmortizationExpenseNextTwelveMonths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IncomeTaxReconciliationOtherAdjustments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IncomeTaxReconciliationStateAndLocalIncomeTaxes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AccumulatedLoss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ccretionAmortizationOfDiscountsAndPremiumsInvestments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DeferredTaxAssetsNet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DividendsCommonStockCash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ProvisionForLoanLossesExpensed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CapitalRequiredForCapitalAdequacyToRiskWeightedAssets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SubsequentDefaultRecordedInvestment1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IncomeTaxReconciliationTaxExemptIncome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InformationTechnologyAndDataProcessing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ShareBasedCompensationArrangementByShareBasedPaymentAwardOptionsOutstandingNumber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TimeDeposits100000OrMore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TimeDepositMaturitiesAfterYearFive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IncomeTaxesPaid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RightOfUseAssetObtainedInExchangeForOperatingLeaseLiability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GrossUnrealizedLosses1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FeesAndCommissionsDepositorAccounts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NotesReceivableGross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OperatingLeaseCost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OtherComprehensiveIncomeUnrealizedHoldingGainLossOnSecuritiesArisingDuringPeriodTax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RealizedLoss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FiniteLivedIntangibleAssetsNet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InterestBearingDepositLiabilities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GrossUnrealizedGain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EffectiveIncomeTaxRateContinuingOperations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OperatingLeasePayments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CurrentStateAndLocalTaxExpenseBenefit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style-name="ce1" office:value-type="string" calcext:value-type="string">
            <text:p>AvailableForSaleSecuritiesContinuousUnrealizedLossPosition12MonthsOrLongerAccumulatedLoss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AvailableForSaleSecuritiesGrossRealizedLosses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DeferredFederalIncomeTaxExpenseBenefit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AntidilutiveSecuritiesExcludedFromComputationOfEarningsPerShareAmount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LessThan12MonthsAccumulatedLoss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AccumulatedUnrecognizedHoldingGain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rovisionForLoanLeaseAndOtherLosses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IncreaseDecreaseInOtherOperatingAssets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AccumulatedGrossUnrealizedGainBeforeTax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OtherComprehensiveIncomeLossReclassificationAdjustmentFromAOCIForSaleOfSecuritiesBeforeTax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PreferredStockValue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AccumulatedGrossUnrealizedLossBeforeTax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CommonStockDividendsPerShareDeclared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SubsequentDefaultNumberOfContracts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AccumulatedUnrecognizedHoldingLoss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OtherLiabilities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referredStockSharesIssued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DeferredTaxLiabilitiesPropertyPlantAndEquipment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GainsLossesOnSalesOfOtherRealEstate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PaymentsToAcquireHeldToMaturitySecurities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CurrentFederalTaxExpenseBenefit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RealizedGain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DeferredTaxAssetsUnrealizedLossesOnAvailableforSaleSecuritiesGross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OtherComprehensiveIncomeLossNetOfTaxPortionAttributableToParent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InterestPaid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FederalDepositInsuranceCorporationPremiumExpense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InterestReceivable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OtherComprehensiveIncomeUnrealizedHoldingGainLossOnSecuritiesArisingDuringPeriodNetOfTax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BankOwnedLifeInsurance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CurrentIncomeTaxExpenseBenefit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ImpairedFinancingReceivableInterestIncomeAccrualMethod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NoninterestIncomeOtherOperatingIncome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ProceedsFromMaturitiesPrepaymentsAndCallsOfHeldToMaturitySecurities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AvailableForSaleSecuritiesGrossRealizedGains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ProceedsFromIssuanceOfCommonStock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StockIssuedDuringPeriodValueNewIssues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FinancingReceivableRecordedInvestment90DaysPastDueAndStillAccruing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PostModificationRecordedInvestment2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OtherComprehensiveIncomeUnrealizedHoldingGainLossOnSecuritiesArisingDuringPeriodBeforeTax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Recovery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FinancingReceivableRecordedInvestmentPastDue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AmortizationOfIntangibleAssets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OtherComprehensiveIncomeLossNetOfTax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LoansAndLeasesReceivableGrossCarryingAmount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NoninterestBearingDepositLiabilities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AfterTenYearsAmortizedCost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BankOwnedLifeInsuranceIncome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WriteOffs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BeforeIncomeTaxesMinorityInterestAndIncomeLossFromEquityMethodInvestments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IncreaseDecreaseInDeposits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NetIncomeLossAvailableToCommonStockholdersBasic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IncomeTaxReconciliationIncomeTaxExpenseBenefitAtFederalStatutoryIncomeTaxRate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WithinOneYearAmortizedCost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CashCashEquivalentsRestrictedCashAndRestrictedCashEquivalentsPeriodIncreaseDecreaseIncludingExchangeRateEffect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Thereafter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PaymentsForProceedsFromLoansAndLeases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PreferredStockSharesAuthorized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roceedsFromSaleOfAvailableForSaleSecurities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ProfessionalFees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FiveYears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FairValue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DeferredTaxLiabilitiesOther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AmortizedCost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AfterFiveThroughTenYearsAmortizedCost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FairValue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TimeDepositMaturitiesYearFive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AfterTenYearsFairValue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NoRelatedAllowanceRecordedInvestment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Current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AfterOneThroughFiveYearsAmortizedCost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table:style-name="ce2" office:value-type="string" calcext:value-type="string">
            <text:p>HeldToMaturitySecurities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ImpairedFinancingReceivableWithRelatedAllowanceRecordedInvestment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AfterYearFive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FourYears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ThreeYears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OperatingLeasesFutureMinimumPaymentsDueInTwoYears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RecordedInvestment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aymentsToAcquireAvailableForSaleSecurities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TwelveMonthsOrLongerFairValue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DeferredTaxAssetsTaxDeferredExpenseReservesAndAccrualsProvisionForLoanLosses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InterestBearingDepositsInBanks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YearFive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AvailableForSaleSecuritiesContinuousUnrealizedLossPositionLessThanTwelveMonthsFairValue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FinancingReceivableRecordedInvestmentCurrent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WithinOneYearFairValue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CashCashEquivalentsRestrictedCashAndRestrictedCashEquivalents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CommonStockSharesOutstanding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NextTwelveMonths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Goodwill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YearFour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ShareBasedCompensation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AfterFiveThroughTenYearsFairValue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YearThree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MaturitiesAfterOneThroughFiveYearsFairValue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CommonStockParOrStatedValuePerShare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DeferredTaxAssetsGross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LesseeOperatingLeaseLiabilityUndiscountedExcessAmount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YearTwo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TimeDepositMaturitiesYearFour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Securities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PaymentsForRepurchaseOfCommonStock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ImpairedFinancingReceivableUnpaidPrincipalBalance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InterestExpenseDeposits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DeferredIncomeTaxLiabilities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string" calcext:value-type="string">
            <text:p>CashAndCashEquivalentsAtCarryingValue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UnrealizedLossPositionAccumulatedLoss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TimeDepositMaturitiesYearThree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UnrealizedLossPosition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FinancingReceivableModificationsNumberOfContracts2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OperatingLeaseWeightedAverageDiscountRatePercent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TimeDepositMaturitiesYearTwo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CashAndCashEquivalentsPeriodIncreaseDecrease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TimeDepositMaturitiesYearOne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OccupancyNet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ImpairedFinancingReceivableRecordedInvestment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ProceedsFromSaleOfAvailableForSaleSecuritiesDebt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PaymentsToAcquirePropertyPlantAndEquipment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DeferredTaxAssetsOther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OtherAssets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ContinuousUnrealizedLossPosition12MonthsOrLonger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FinancingReceivableRecordedInvestmentNonaccrualStatus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InterestAndFeeIncomeLoansAndLeases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LesseeOperatingLeaseLiabilityPaymentsDue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ContinuousUnrealizedLossPositionLessThan12Months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ImpairedFinancingReceivableAverageRecordedInvestment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string" calcext:value-type="string">
            <text:p>IncomeLossFromContinuingOperationsBeforeIncomeTaxesExtraordinaryItemsNoncontrollingInterest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ContinuousUnrealizedLossPosition12MonthsOrLongerAccumulatedLoss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DebtSecuritiesAvailableForSaleContinuousUnrealizedLossPositionLessThan12MonthsAccumulatedLoss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OperatingLeaseLiability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CashAndDueFromBanks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EffectiveIncomeTaxRateReconciliationAtFederalStatutoryIncomeTaxRate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PaymentsToAcquireAvailableForSaleSecuritiesDebt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DebtSecuritiesAccumulatedGrossUnrealizedGainBeforeTax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DebtSecuritiesAccumulatedGrossUnrealizedLossBeforeTax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OperatingLeaseRightOfUseAsset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IndividuallyEvaluatedForImpairment1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FinancingReceivableAllowanceForCreditLossesCollectivelyEvaluatedForImpairment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ropertyPlantAndEquipmentGross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ImpairedFinancingReceivableRelatedAllowance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string" calcext:value-type="string">
            <text:p>FinancingReceivableCollectivelyEvaluatedForImpairment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DeferredTaxAssetsLiabilitiesNet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ProceedsFromMaturitiesPrepaymentsAndCallsOfAvailableForSaleSecurities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CommonStockValue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FinancingReceivableIndividuallyEvaluatedForImpairment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ProvisionForLoanAndLeaseLosses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InterestPaidNet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LaborAndRelatedExpense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DeferredIncomeTaxExpenseBenefit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TimeDeposits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AccumulatedDepreciationDepletionAndAmortizationPropertyPlantAndEquipment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WeightedAverageNumberOfDilutedSharesOutstanding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table:style-name="ce2" office:value-type="string" calcext:value-type="string">
            <text:p>AvailableForSaleDebtSecuritiesAmortizedCostBasis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CommonStockSharesIssued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OtherNoninterestExpense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LoansAndLeasesReceivableNetReportedAmount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string" calcext:value-type="string">
            <text:p>AvailableForSaleSecuritiesDebtSecurities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InterestAndDividendIncomeOperating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EarningsPerShareDiluted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RetainedEarningsAccumulatedDeficit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CommonStockSharesAuthorized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string" calcext:value-type="string">
            <text:p>AccumulatedOtherComprehensiveIncomeLossNetOfTax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StockholdersEquity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WeightedAverageNumberOfSharesOutstandingBasic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ComprehensiveIncomeNetOfTax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LoansAndLeasesReceivableAllowance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Deposits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oninterestIncome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EarningsPerShareBasic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NetIncomeLoss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IncomeTaxExpenseBenefit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InterestExpense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InterestIncomeExpenseAfterProvisionForLoanLoss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NoninterestExpense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InterestIncomeExpenseNet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PropertyPlantAndEquipmentNet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Assets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Liabilities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LiabilitiesAndStockholdersEquity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NetCashProvidedByUsedInFinancingActivities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NetCashProvidedByUsedInInvestingActivities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NetCashProvidedByUsedInOperatingActivities</text:p>
          </table:table-cell>
          <table:table-cell office:value-type="float" office:value="304" calcext:value-type="float">
            <text:p>304</text:p>
          </table:table-cell>
          <table:table-cell/>
        </table:table-row>
      </table:table>
      <table:named-expressions/>
      <table:database-ranges>
        <table:database-range table:name="__Anonymous_Sheet_DB__0" table:target-range-address="finstmt_item_count.A1:finstmt_item_count.B57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9T10:19:26.832947219</dc:date>
    <meta:editing-duration>PT16H33M34S</meta:editing-duration>
    <meta:editing-cycles>3</meta:editing-cycles>
    <meta:generator>LibreOffice/7.4.3.2$Linux_X86_64 LibreOffice_project/40$Build-2</meta:generator>
    <meta:document-statistic meta:table-count="1" meta:cell-count="11507" meta:object-count="0"/>
  </office:meta>
</office:document-meta>
</file>